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3.074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32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157cm" fo:break-before="auto" style:use-optimal-row-height="true"/>
    </style:style>
    <style:style style:name="ro20" style:family="table-row">
      <style:table-row-properties style:row-height="1.526cm" fo:break-before="auto" style:use-optimal-row-height="true"/>
    </style:style>
    <style:style style:name="ro21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44" style:family="table-row">
      <style:table-row-properties style:row-height="1.605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33" style:family="table-row">
      <style:table-row-properties style:row-height="0.517cm" fo:break-before="auto" style:use-optimal-row-height="true"/>
    </style:style>
    <style:style style:name="ro23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1.131cm" fo:break-before="auto" style:use-optimal-row-height="true"/>
    </style:style>
    <style:style style:name="ro27" style:family="table-row">
      <style:table-row-properties style:row-height="0.684cm" fo:break-before="auto" style:use-optimal-row-height="true"/>
    </style:style>
    <style:style style:name="ro28" style:family="table-row">
      <style:table-row-properties style:row-height="1.078cm" fo:break-before="auto" style:use-optimal-row-height="true"/>
    </style:style>
    <style:style style:name="ro45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29" style:family="table-row">
      <style:table-row-properties style:row-height="2.027cm" fo:break-before="auto" style:use-optimal-row-height="true"/>
    </style:style>
    <style:style style:name="ro30" style:family="table-row">
      <style:table-row-properties style:row-height="1.236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47" style:family="table-row">
      <style:table-row-properties style:row-height="1.632cm" fo:break-before="auto" style:use-optimal-row-height="true"/>
    </style:style>
    <style:style style:name="ro37" style:family="table-row">
      <style:table-row-properties style:row-height="0.263cm" fo:break-before="auto" style:use-optimal-row-height="fals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0.631cm" fo:break-before="auto" style:use-optimal-row-height="true"/>
    </style:style>
    <style:style style:name="ro40" style:family="table-row">
      <style:table-row-properties style:row-height="0.526cm" fo:break-before="auto" style:use-optimal-row-height="false"/>
    </style:style>
    <style:style style:name="ro41" style:family="table-row">
      <style:table-row-properties style:row-height="0.467cm" fo:break-before="auto" style:use-optimal-row-height="true"/>
    </style:style>
    <style:style style:name="ro42" style:family="table-row">
      <style:table-row-properties style:row-height="0.342cm" fo:break-before="auto" style:use-optimal-row-height="false"/>
    </style:style>
    <style:style style:name="ro43" style:family="table-row">
      <style:table-row-properties style:row-height="0.471cm" fo:break-before="auto" style:use-optimal-row-height="true"/>
    </style:style>
    <style:style style:name="ro46" style:family="table-row">
      <style:table-row-properties style:row-height="0.552cm" fo:break-before="auto" style:use-optimal-row-height="false"/>
    </style:style>
    <style:style style:name="ro48" style:family="table-row">
      <style:table-row-properties style:row-height="0.499cm" fo:break-before="auto" style:use-optimal-row-height="false"/>
    </style:style>
    <style:style style:name="ro49" style:family="table-row">
      <style:table-row-properties style:row-height="0.466cm" fo:break-before="auto" style:use-optimal-row-height="true"/>
    </style:style>
    <style:style style:name="ro50" style:family="table-row">
      <style:table-row-properties style:row-height="1.21cm" fo:break-before="auto" style:use-optimal-row-height="true"/>
    </style:style>
    <style:style style:name="ro51" style:family="table-row">
      <style:table-row-properties style:row-height="0.612cm" fo:break-before="auto" style:use-optimal-row-height="true"/>
    </style:style>
    <style:style style:name="ro52" style:family="table-row">
      <style:table-row-properties style:row-height="0.947cm" fo:break-before="auto" style:use-optimal-row-height="true"/>
    </style:style>
    <style:style style:name="ro53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6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4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55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6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65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96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80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2" style:family="table-cell" style:parent-style-name="Default">
      <style:table-cell-properties fo:border="none" style:vertical-align="middle"/>
      <style:text-properties style:font-name="Avenir4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707" style:family="table-cell" style:parent-style-name="Default">
      <style:table-cell-properties fo:background-color="transparent" style:vertical-align="middle"/>
      <style:text-properties style:font-name="Avenir4"/>
    </style:style>
    <style:style style:name="ce74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5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98" style:family="table-cell" style:parent-style-name="Default">
      <style:table-cell-properties style:vertical-align="middle"/>
      <style:text-properties style:font-name="Avenir5"/>
    </style:style>
    <style:style style:name="ce189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90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9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able-cell-properties style:vertical-align="middle"/>
      <style:text-properties style:font-name="Avenir6"/>
    </style:style>
    <style:style style:name="ce19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9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9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10" style:family="table-cell" style:parent-style-name="Default">
      <style:table-cell-properties fo:background-color="transparent" style:vertical-align="middle"/>
      <style:text-properties style:font-name="Avenir5"/>
    </style:style>
    <style:style style:name="ce1911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912" style:family="table-cell" style:parent-style-name="Default">
      <style:table-cell-properties style:vertical-align="middle"/>
      <style:text-properties style:use-window-font-color="true" style:font-name="Avenir5"/>
    </style:style>
    <style:style style:name="ce191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9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917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919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2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ext-properties fo:font-size="8pt" style:font-size-asian="8pt" style:font-size-complex="8pt"/>
    </style:style>
    <style:style style:name="ce19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no-wrap" style:vertical-align="middle"/>
    </style:style>
    <style:style style:name="ce1932" style:family="table-cell" style:parent-style-name="Default">
      <style:table-cell-properties fo:wrap-option="wrap" style:vertical-align="middle"/>
    </style:style>
    <style:style style:name="ce1934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35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36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37" style:family="table-cell" style:parent-style-name="Default" style:data-style-name="N100">
      <style:text-properties style:font-name="Avenir4" fo:font-weight="bold"/>
    </style:style>
    <style:style style:name="ce1938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40" style:family="table-cell" style:parent-style-name="Default" style:data-style-name="N100">
      <style:text-properties style:font-name="Avenir4" fo:font-weight="normal"/>
    </style:style>
    <style:style style:name="ce194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42" style:family="table-cell" style:parent-style-name="Default" style:data-style-name="N100">
      <style:text-properties fo:color="#ff0000" style:font-name="Avenir4" fo:font-weight="bold"/>
    </style:style>
    <style:style style:name="ce194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4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49" style:family="table-cell" style:parent-style-name="Default">
      <style:text-properties style:font-name="Avenir4" fo:font-weight="normal"/>
    </style:style>
    <style:style style:name="ce391" style:family="table-cell" style:parent-style-name="Default">
      <style:text-properties style:font-name="Avenir4"/>
    </style:style>
    <style:style style:name="ce208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33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35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89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4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46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4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5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5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6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5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8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03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03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73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51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76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8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8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93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938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2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2" style:family="table-cell" style:parent-style-name="Default">
      <style:text-properties style:font-name="Avenir5" fo:font-style="normal" style:font-style-asian="normal" style:font-style-complex="normal"/>
    </style:style>
    <style:style style:name="ce9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9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67" style:family="table-cell" style:parent-style-name="Default" style:data-style-name="N17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7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1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0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9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3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110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18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7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20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0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7" style:family="table-cell" style:parent-style-name="Default" style:data-style-name="N16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7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4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0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05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0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3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24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8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6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3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695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6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6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0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0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56" style:family="table-cell" style:parent-style-name="Default">
      <style:table-cell-properties style:vertical-align="middle"/>
      <style:text-properties style:font-name="Avenir5"/>
    </style:style>
    <style:style style:name="ce1857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5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vertical-align="middle"/>
      <style:text-properties style:font-name="Avenir6"/>
    </style:style>
    <style:style style:name="ce18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9" style:family="table-cell" style:parent-style-name="Default">
      <style:table-cell-properties fo:background-color="transparent" style:vertical-align="middle"/>
      <style:text-properties style:font-name="Avenir5"/>
    </style:style>
    <style:style style:name="ce187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71" style:family="table-cell" style:parent-style-name="Default">
      <style:table-cell-properties style:vertical-align="middle"/>
      <style:text-properties style:use-window-font-color="true" style:font-name="Avenir5"/>
    </style:style>
    <style:style style:name="ce1872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7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77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8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ext-properties fo:font-size="8pt" style:font-size-asian="8pt" style:font-size-complex="8pt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no-wrap" style:vertical-align="middle"/>
    </style:style>
    <style:style style:name="ce1886" style:family="table-cell" style:parent-style-name="Default">
      <style:table-cell-properties fo:wrap-option="wrap" style:vertical-align="middle"/>
    </style:style>
    <style:style style:name="ce1887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88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89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90" style:family="table-cell" style:parent-style-name="Default" style:data-style-name="N100">
      <style:text-properties style:font-name="Avenir4" fo:font-weight="bold"/>
    </style:style>
    <style:style style:name="ce1891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92" style:family="table-cell" style:parent-style-name="Default" style:data-style-name="N100">
      <style:text-properties style:font-name="Avenir4" fo:font-weight="normal"/>
    </style:style>
    <style:style style:name="ce189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0000" style:font-name="Avenir4" fo:font-weight="bold"/>
    </style:style>
    <style:style style:name="ce189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5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51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9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7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6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7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7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05" style:family="table-cell" style:parent-style-name="Default">
      <style:table-cell-properties fo:border="0.06pt solid #000000" style:vertical-align="middle"/>
      <style:text-properties style:font-name="Avenir5"/>
    </style:style>
    <style:style style:name="ce20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0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3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3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19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7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85" style:family="table-cell" style:parent-style-name="Default">
      <style:table-cell-properties fo:wrap-option="wrap"/>
    </style:style>
    <style:style style:name="T7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7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7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78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bold" style:font-size-asian="10pt" style:font-weight-asian="bold" style:font-size-complex="10pt" style:font-weight-complex="bold"/>
    </style:style>
    <style:style style:name="T8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font-name="Avenir4"/>
    </style:style>
    <style:style style:name="T83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bf0041" loext:opacity="100%"/>
    </style:style>
    <style:style style:name="T47" style:family="text">
      <style:text-properties fo:font-weight="normal" style:font-weight-asian="normal" style:font-weight-complex="normal"/>
    </style:style>
    <style:style style:name="T117" style:family="text">
      <style:text-properties fo:color="#ff0000" loext:opacity="100%" fo:font-weight="bold" style:font-weight-asian="bold" style:font-weight-complex="bold"/>
    </style:style>
    <style:style style:name="T11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0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color="#2a6099"/>
    </style:style>
    <style:style style:name="T38" style:family="text">
      <style:text-properties fo:color="#2a6099" fo:font-weight="bold" fo:font-style="italic" style:font-weight-asian="bold" style:font-weight-complex="bold" style:font-style-asian="italic" style:font-style-complex="italic"/>
    </style:style>
    <style:style style:name="T39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1" style:family="text">
      <style:text-properties style:font-name="Avenir4" fo:font-weight="bold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text-emphasize="none" style:font-relief="none" style:text-overline-style="none" style:text-overline-color="font-color" fo:font-size="8pt" style:font-size-asian="8pt" style:font-size-complex="8pt" fo:color="#2a6099" fo:font-style="italic" style:font-style-asian="italic" style:font-style-complex="italic"/>
    </style:style>
    <style:style style:name="T4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9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51" style:family="text">
      <style:text-properties fo:font-size="7pt"/>
    </style:style>
    <style:style style:name="T5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4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fo:font-size="10pt" fo:font-weight="bold" style:font-size-asian="10pt" style:font-size-complex="10pt" style:font-weight-asian="bold" style:font-weight-complex="bold"/>
    </style:style>
    <style:style style:name="T62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4" style:family="text">
      <style:text-properties fo:font-size="10pt" style:font-size-asian="10pt" style:font-size-complex="10pt" fo:font-weight="bold" style:font-weight-asian="bold" style:font-weight-complex="bold"/>
    </style:style>
    <style:style style:name="T6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7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1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color="#bf0041"/>
    </style:style>
    <style:style style:name="T113" style:family="text">
      <style:text-properties fo:color="#ff0000" fo:font-weight="bold" style:font-weight-asian="bold" style:font-weight-complex="bold"/>
    </style:style>
    <style:style style:name="T1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89"/>
        <table:table-column table:style-name="co27" table:default-cell-style-name="ce389"/>
        <table:table-column table:style-name="co28" table:default-cell-style-name="ce389"/>
        <table:table-column table:style-name="co29" table:default-cell-style-name="ce389"/>
        <table:table-column table:style-name="co30" table:default-cell-style-name="ce389"/>
        <table:table-column table:style-name="co31" table:default-cell-style-name="ce389"/>
        <table:table-column table:style-name="co32" table:default-cell-style-name="ce389"/>
        <table:table-column table:style-name="co33" table:number-columns-repeated="2" table:default-cell-style-name="ce389"/>
        <table:table-column table:style-name="co34" table:default-cell-style-name="ce389"/>
        <table:table-column table:style-name="co35" table:default-cell-style-name="ce389"/>
        <table:table-column table:style-name="co36" table:default-cell-style-name="ce389"/>
        <table:table-column table:style-name="co37" table:default-cell-style-name="ce389"/>
        <table:table-column table:style-name="co39" table:default-cell-style-name="ce389"/>
        <table:table-column table:style-name="co14" table:default-cell-style-name="ce389"/>
        <table:table-row table:style-name="ro33">
          <table:table-cell table:style-name="ce4" office:value-type="string" calcext:value-type="string" table:number-columns-spanned="11" table:number-rows-spanned="1">
            <text:p> Karakter neve, faja, vallása:<text:span text:style-name="T37"> </text:span><text:span text:style-name="T38">Cossoratto Griancarta, ember, domvik hit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8" table:number-columns-repeated="2"/>
          <table:table-cell table:style-name="ce5"/>
        </table:table-row>
        <table:table-row table:style-name="ro33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33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33">
          <table:table-cell table:style-name="ce10" office:value-type="string" calcext:value-type="string" table:number-columns-spanned="11" table:number-rows-spanned="1">
            <text:p><text:span text:style-name="T39"> Külső:</text:span><text:span text:style-name="T40"> </text:span><text:span text:style-name="T41">magas, szikár, szakállas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6" table:number-columns-spanned="11" table:number-rows-spanned="1"/>
          <table:covered-table-cell/>
          <table:covered-table-cell table:number-columns-repeated="9" table:style-name="ce33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6"/>
          <table:covered-table-cell table:number-columns-repeated="4" table:style-name="ce106"/>
          <table:covered-table-cell table:style-name="ce240"/>
          <table:table-cell table:style-name="ce702"/>
          <table:table-cell table:style-name="ce5" table:number-columns-repeated="3"/>
        </table:table-row>
        <table:table-row table:style-name="ro37">
          <table:table-cell table:style-name="ce24" table:number-columns-spanned="11" table:number-rows-spanned="1"/>
          <table:covered-table-cell/>
          <table:covered-table-cell table:number-columns-repeated="8" table:style-name="ce336"/>
          <table:covered-table-cell table:style-name="ce241"/>
          <table:table-cell table:style-name="ce702"/>
          <table:table-cell table:style-name="ce5" table:number-columns-repeated="3"/>
        </table:table-row>
        <table:table-row table:style-name="ro33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3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33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70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76" calcext:value-type="float" table:number-columns-spanned="2" table:number-rows-spanned="1">
            <text:p>376</text:p>
          </table:table-cell>
          <table:covered-table-cell table:style-name="ce317"/>
          <table:table-cell table:style-name="ce702"/>
          <table:table-cell table:style-name="Default"/>
          <table:table-cell table:style-name="ce5" table:number-columns-repeated="2"/>
        </table:table-row>
        <table:table-row table:style-name="ro2">
          <table:table-cell table:style-name="ce35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9"/>
          <table:table-cell table:style-name="ce191" table:content-validation-name="val50" table:formula="of:=[.K17]+[.K29]+[.E30]+[$Harcértékek.E10]+[$Misztikus.E4]+[$Misztikus.E3]" office:value-type="float" office:value="358" calcext:value-type="float">
            <text:p>358</text:p>
          </table:table-cell>
          <table:table-cell table:style-name="ce5"/>
          <table:table-cell table:style-name="Default" table:number-columns-repeated="5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35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9" table:content-validation-name="val12"/>
          <table:table-cell table:style-name="ce165" table:content-validation-name="val51" table:formula="of:=([$Data.$C$6]+ ([.$D$8]*  ([.$C22]+[$Data.$C6]) ) )" office:value-type="float" office:value="407" calcext:value-type="float">
            <text:p>40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224" table:number-columns-spanned="5" table:number-rows-spanned="1"/>
          <table:covered-table-cell table:number-columns-repeated="4" table:style-name="ce336"/>
          <table:table-cell table:style-name="ce702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2" table:number-columns-repeated="2"/>
          <table:table-cell table:style-name="ce5" table:number-columns-repeated="2"/>
        </table:table-row>
        <table:table-row table:style-name="ro33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4">Harcmodor képzettségek </text:span><text:span text:style-name="T4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39" calcext:value-type="float">
            <text:p>39</text:p>
          </table:table-cell>
          <table:table-cell table:style-name="ce70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7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24"/>
          <table:table-cell table:style-name="ce286" office:value-type="string" calcext:value-type="string">
            <text:p>MP</text:p>
          </table:table-cell>
          <table:table-cell table:style-name="ce62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25" table:content-validation-name="val63"/>
          <table:table-cell table:style-name="ce287" table:content-validation-name="val67" table:formula="of:=[.$J19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9" calcext:value-type="float">
            <text:p>9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7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25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7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25" table:content-validation-name="val63"/>
          <table:table-cell table:style-name="ce287" table:content-validation-name="val67" table:formula="of:=[.$J21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24" calcext:value-type="float">
            <text:p>24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25" table:content-validation-name="val63"/>
          <table:table-cell table:style-name="ce287" table:content-validation-name="val67" table:formula="of:=[.$J22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M</text:p>
          </table:table-cell>
          <table:table-cell table:style-name="ce266" table:formula="of:=[$Harcértékek.$E$10]" office:value-type="float" office:value="74" calcext:value-type="float">
            <text:p>74</text:p>
          </table:table-cell>
          <table:table-cell table:style-name="ce698" table:formula="of:=([.$M22]/[.$E$13])*100" office:value-type="float" office:value="20.6703910614525" calcext:value-type="float">
            <text:p>20.67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7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25" table:content-validation-name="val62"/>
          <table:table-cell table:style-name="ce287" table:content-validation-name="val67" table:formula="of:=[.$J23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modor képzettségek</text:p>
          </table:table-cell>
          <table:table-cell table:style-name="ce702" table:formula="of:=[.K17]" office:value-type="float" office:value="39" calcext:value-type="float">
            <text:p>39</text:p>
          </table:table-cell>
          <table:table-cell table:style-name="ce698" table:formula="of:=([.$M23]/[.$E$13])*100" office:value-type="float" office:value="10.8938547486034" calcext:value-type="float">
            <text:p>10.89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7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25" table:content-validation-name="val62"/>
          <table:table-cell table:style-name="ce287" table:content-validation-name="val67" table:formula="of:=[.$J24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2" table:formula="of:=[$Misztikus.E4]" office:value-type="float" office:value="108" calcext:value-type="float">
            <text:p>108</text:p>
          </table:table-cell>
          <table:table-cell table:style-name="ce698" table:formula="of:=([.$M24]/[.$E$13])*100" office:value-type="float" office:value="30.1675977653631" calcext:value-type="float">
            <text:p>30.17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7" table:content-validation-name="val20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25" table:content-validation-name="val62"/>
          <table:table-cell table:style-name="ce287" table:content-validation-name="val67" table:formula="of:=[.$J25]+ROUNDDOWN([$Harcértékek.$I$3]/10)" office:value-type="float" office:value="6" calcext:value-type="float">
            <text:p>6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6" calcext:value-type="float">
            <text:p>6</text:p>
          </table:table-cell>
          <table:table-cell table:style-name="ce702" table:content-validation-name="val72" office:value-type="string" calcext:value-type="string">
            <text:p>Primer világi képzettség</text:p>
          </table:table-cell>
          <table:table-cell table:style-name="ce702" table:formula="of:=[.K29]" office:value-type="float" office:value="107" calcext:value-type="float">
            <text:p>107</text:p>
          </table:table-cell>
          <table:table-cell table:style-name="ce698" table:formula="of:=([.$M25]/[.$E$13])*100" office:value-type="float" office:value="29.8882681564246" calcext:value-type="float">
            <text:p>29.89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25" table:content-validation-name="val62"/>
          <table:table-cell table:style-name="ce287" table:content-validation-name="val67" table:formula="of:=[.$J26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i Fortélyok</text:p>
          </table:table-cell>
          <table:table-cell table:style-name="ce702" table:formula="of:=[.E30]" office:value-type="float" office:value="24" calcext:value-type="float">
            <text:p>24</text:p>
          </table:table-cell>
          <table:table-cell table:style-name="ce698" table:formula="of:=([.$M26]/[.$E$13])*100" office:value-type="float" office:value="6.70391061452514" calcext:value-type="float">
            <text:p>6.7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25" table:content-validation-name="val62"/>
          <table:table-cell table:style-name="ce287" table:content-validation-name="val67" table:formula="of:=[.$J27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Misztikus fortélyok</text:p>
          </table:table-cell>
          <table:table-cell table:style-name="ce702" table:formula="of:=[$Misztikus.E3]" office:value-type="float" office:value="6" calcext:value-type="float">
            <text:p>6</text:p>
          </table:table-cell>
          <table:table-cell table:style-name="ce698" table:formula="of:=([.$M27]/[.$E$13])*100" office:value-type="float" office:value="1.67597765363129" calcext:value-type="float">
            <text:p>1.68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3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33">
          <table:table-cell table:style-name="ce336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6"> </text:span><text:span text:style-name="T48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07" calcext:value-type="float">
            <text:p>107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8" calcext:value-type="float">
            <text:p>35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33">
          <table:table-cell table:style-name="ce30" office:value-type="string" calcext:value-type="string" table:number-columns-spanned="4" table:number-rows-spanned="1">
            <text:p><text:span text:style-name="T42">Harci fortélyok  </text:span><text:span text:style-name="T4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24" calcext:value-type="float">
            <text:p>24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2" table:content-validation-name="val62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37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46" table:content-validation-name="val24" office:value-type="float" office:value="3" calcext:value-type="float">
            <text:p>3</text:p>
          </table:table-cell>
          <table:table-cell table:style-name="ce480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37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46" table:content-validation-name="val25" office:value-type="float" office:value="4" calcext:value-type="float">
            <text:p>4</text:p>
          </table:table-cell>
          <table:table-cell table:style-name="ce480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37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46" table:content-validation-name="val26" office:value-type="float" office:value="1" calcext:value-type="float">
            <text:p>1</text:p>
          </table:table-cell>
          <table:table-cell table:style-name="ce480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37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46" table:content-validation-name="val27" office:value-type="float" office:value="2" calcext:value-type="float">
            <text:p>2</text:p>
          </table:table-cell>
          <table:table-cell table:style-name="ce480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37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46" table:content-validation-name="val28" office:value-type="float" office:value="2" calcext:value-type="float">
            <text:p>2</text:p>
          </table:table-cell>
          <table:table-cell table:style-name="ce480" table:content-validation-name="val39" office:value-type="float" office:value="1" calcext:value-type="float">
            <text:p>1</text:p>
          </table:table-cell>
          <table:table-cell table:style-name="ce175" table:content-validation-name="val48" table:formula="of:=[.$D36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46" table:content-validation-name="val29" office:value-type="float" office:value="3" calcext:value-type="float">
            <text:p>3</text:p>
          </table:table-cell>
          <table:table-cell table:style-name="ce480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46" table:content-validation-name="val30" office:value-type="float" office:value="1" calcext:value-type="float">
            <text:p>1</text:p>
          </table:table-cell>
          <table:table-cell table:style-name="ce480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8">
          <table:table-cell table:style-name="ce35" table:content-validation-name="val8" office:value-type="string" calcext:value-type="string" table:number-columns-spanned="2" table:number-rows-spanned="1">
            <text:p>Kitérés lövés elől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6"/>
          <table:table-cell table:style-name="ce188" table:content-validation-name="val53" table:formula="of:=SUM([.E51:.E63])+SUM([$Hátterek.F14:.F24])" office:value-type="float" office:value="30" calcext:value-type="float">
            <text:p>3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38">
          <table:table-cell table:style-name="ce38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38">
          <table:table-cell table:style-name="ce381" table:content-validation-name="val11" office:value-type="string" calcext:value-type="string" table:number-columns-spanned="2" table:number-rows-spanned="1">
            <text:p>Baráti állatok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38">
          <table:table-cell table:style-name="ce381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8">
          <table:table-cell table:style-name="ce381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8">
          <table:table-cell table:style-name="ce381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8">
          <table:table-cell table:style-name="ce381" table:content-validation-name="val11" office:value-type="string" calcext:value-type="string" table:number-columns-spanned="2" table:number-rows-spanned="1">
            <text:p>Szerencsé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7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67"/>
          <table:covered-table-cell table:style-name="Default"/>
          <table:table-cell table:style-name="ce658" office:value-type="string" calcext:value-type="string" table:number-columns-spanned="2" table:number-rows-spanned="1">
            <text:p>Fok</text:p>
          </table:table-cell>
          <table:covered-table-cell table:style-name="ce658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-átsíklás</text:p>
          </table:table-cell>
          <table:covered-table-cell/>
          <table:table-cell table:style-name="ce468" table:content-validation-name="val33" office:value-type="float" office:value="2" calcext:value-type="float">
            <text:p>2</text:p>
          </table:table-cell>
          <table:table-cell table:style-name="ce468" table:content-validation-name="val47" office:value-type="float" office:value="4" calcext:value-type="float">
            <text:p>4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6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6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-fegyvertörés</text:p>
          </table:table-cell>
          <table:covered-table-cell/>
          <table:table-cell table:style-name="ce468" table:content-validation-name="val33" office:value-type="float" office:value="1" calcext:value-type="float">
            <text:p>1</text:p>
          </table:table-cell>
          <table:table-cell table:style-name="ce468" table:content-validation-name="val47" office:value-type="float" office:value="4" calcext:value-type="float">
            <text:p>4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6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6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66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66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69" table:content-validation-name="val33"/>
          <table:table-cell table:style-name="ce46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61" table:content-validation-name="val71" table:number-columns-spanned="2" table:number-rows-spanned="1"/>
          <table:covered-table-cell table:style-name="ce661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0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336"/>
          <table:covered-table-cell table:number-columns-repeated="5" table:style-name="ce33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336" table:number-columns-spanned="7" table:number-rows-spanned="1"/>
          <table:covered-table-cell table:number-columns-repeated="6" table:style-name="ce33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8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58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Tájtípus: erdős</text:p>
          </table:table-cell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Észlelés, Természetjárás" calcext:value-type="string">
            <text:p>Észlelés, Természetjárás</text:p>
          </table:table-cell>
          <table:table-cell table:style-name="ce760"/>
          <table:table-cell/>
        </table:table-row>
        <table:table-row table:style-name="ro39">
          <table:table-cell table:style-name="ce407" table:content-validation-name="val57" office:value-type="string" calcext:value-type="string" table:number-columns-spanned="6" table:number-rows-spanned="1">
            <text:p><text:span text:style-name="T49">Szekunder Fortélyok</text:span><text:span text:style-name="T50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33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Irodalom</text:p>
          </table:table-cell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760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760"/>
          <table:table-cell/>
        </table:table-row>
        <table:table-row table:style-name="ro2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8"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73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807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739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07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739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07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47" table:content-validation-name="val89"/>
          <table:covered-table-cell table:style-name="ce847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shadoni</text:p>
          </table:table-cell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ároslakó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agas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oroni</text:p>
          </table:table-cell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bízható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8" table:content-validation-name="val57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Shadlek</text:p>
          </table:table-cell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0" office:value-type="string" calcext:value-type="string">
            <text:p>előtörténet, szülőváros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Shadon</text:p>
          </table:table-cell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59" office:value-type="string" calcext:value-type="string">
            <text:p>előtörténet, anyaország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Erigow</text:p>
          </table:table-cell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59" office:value-type="string" calcext:value-type="string">
            <text:p>előtörténet</text:p>
          </table:table-cell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Riegoy-városállamok</text:p>
          </table:table-cell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59" office:value-type="string" calcext:value-type="string">
            <text:p>előtörténet</text:p>
          </table:table-cell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82"/>
        <table:table-column table:style-name="co52" table:default-cell-style-name="ce982"/>
        <table:table-column table:style-name="co53" table:default-cell-style-name="ce982"/>
        <table:table-column table:style-name="co54" table:default-cell-style-name="ce982"/>
        <table:table-column table:style-name="co55" table:number-columns-repeated="5" table:default-cell-style-name="ce982"/>
        <table:table-column table:style-name="co61" table:default-cell-style-name="ce982"/>
        <table:table-column table:style-name="co14" table:default-cell-style-name="ce982"/>
        <table:table-column table:style-name="co62" table:default-cell-style-name="ce982"/>
        <table:table-column table:style-name="co63" table:default-cell-style-name="ce982"/>
        <table:table-column table:style-name="co64" table:default-cell-style-name="ce982"/>
        <table:table-column table:style-name="co65" table:default-cell-style-name="ce982"/>
        <table:table-column table:style-name="co66" table:default-cell-style-name="ce894"/>
        <table:table-column table:style-name="co67" table:default-cell-style-name="ce909"/>
        <table:table-column table:style-name="co38" table:default-cell-style-name="ce982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2"/>
          <table:covered-table-cell table:number-columns-repeated="5" table:style-name="ce993"/>
          <table:covered-table-cell table:number-columns-repeated="2" table:style-name="ce932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37">
          <table:table-cell table:style-name="ce932"/>
          <table:table-cell table:style-name="ce932" table:number-columns-spanned="6" table:number-rows-spanned="1"/>
          <table:covered-table-cell table:number-columns-repeated="5" table:style-name="ce932"/>
          <table:table-cell table:style-name="ce932" table:number-columns-repeated="8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5">
          <table:table-cell table:style-name="ce431"/>
          <table:table-cell table:style-name="ce983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3" table:content-validation-name="val132" office:value-type="string" calcext:value-type="string">
            <text:p>Módosítók</text:p>
          </table:table-cell>
          <table:table-cell table:style-name="ce983" table:content-validation-name="val139" office:value-type="string" calcext:value-type="string">
            <text:p>Összesen</text:p>
          </table:table-cell>
          <table:table-cell table:style-name="ce932"/>
          <table:table-cell table:style-name="ce1058" office:value-type="string" calcext:value-type="string" table:number-columns-spanned="2" table:number-rows-spanned="1">
            <text:p>Összesen felvett HM:</text:p>
          </table:table-cell>
          <table:covered-table-cell table:style-name="ce932"/>
          <table:table-cell table:style-name="ce790" table:content-validation-name="val165" table:formula="of:=SUM([.B5:.B6])" office:value-type="float" office:value="37" calcext:value-type="float">
            <text:p>37 HM</text:p>
          </table:table-cell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3" table:content-validation-name="val121" office:value-type="float" office:value="10" calcext:value-type="float">
            <text:p>10</text:p>
          </table:table-cell>
          <table:table-cell table:style-name="ce1033" table:content-validation-name="val133" table:formula="of:=([Alapértékek.C21])+([Alapértékek.C22])+[Alapértékek.$D$8]+(4*[Alapértékek.D34])" office:value-type="float" office:value="9" calcext:value-type="float">
            <text:p>9</text:p>
          </table:table-cell>
          <table:table-cell table:style-name="ce1093" table:content-validation-name="val140" table:formula="of:=[.C4]+[.D4]" office:value-type="float" office:value="19" calcext:value-type="float">
            <text:p>19</text:p>
          </table:table-cell>
          <table:table-cell table:style-name="ce932"/>
          <table:table-cell table:style-name="ce1058" office:value-type="string" calcext:value-type="string" table:number-columns-spanned="2" table:number-rows-spanned="1">
            <text:p>Max felvehető HM:</text:p>
          </table:table-cell>
          <table:covered-table-cell table:style-name="ce932"/>
          <table:table-cell table:style-name="ce1247" table:content-validation-name="val166" table:formula="of:=[Data.C18]*[Alapértékek.D8]" office:value-type="float" office:value="56" calcext:value-type="float">
            <text:p>56 HM</text:p>
          </table:table-cell>
          <table:table-cell table:style-name="ce932" table:number-columns-repeated="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15" calcext:value-type="float">
            <text:p>15</text:p>
          </table:table-cell>
          <table:table-cell table:style-name="ce1033" table:content-validation-name="val121" office:value-type="float" office:value="20" calcext:value-type="float">
            <text:p>20</text:p>
          </table:table-cell>
          <table:table-cell table:style-name="ce1033" table:content-validation-name="val134" table:formula="of:=2*([Alapértékek.$C$18]+[Alapértékek.$C$20]+[Alapértékek.$C$21])" office:value-type="float" office:value="8" calcext:value-type="float">
            <text:p>8</text:p>
          </table:table-cell>
          <table:table-cell table:style-name="ce1093" table:content-validation-name="val141" table:formula="of:=[.C5]+[.B5]+[.D5]" office:value-type="float" office:value="43" calcext:value-type="float">
            <text:p>43</text:p>
          </table:table-cell>
          <table:table-cell table:style-name="ce932" table:number-columns-repeated="5"/>
          <table:table-cell/>
          <table:table-cell table:style-name="ce932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22" calcext:value-type="float">
            <text:p>22</text:p>
          </table:table-cell>
          <table:table-cell table:style-name="ce1033" table:content-validation-name="val121" office:value-type="float" office:value="120" calcext:value-type="float">
            <text:p>120</text:p>
          </table:table-cell>
          <table:table-cell table:style-name="ce1033" table:content-validation-name="val135" table:formula="of:=2*([Alapértékek.$C$20]+[Alapértékek.$C$21])" office:value-type="float" office:value="6" calcext:value-type="float">
            <text:p>6</text:p>
          </table:table-cell>
          <table:table-cell table:style-name="ce1093" table:content-validation-name="val142" table:formula="of:=[.C6]+[.B6]+[.D6]" office:value-type="float" office:value="148" calcext:value-type="float">
            <text:p>148</text:p>
          </table:table-cell>
          <table:table-cell table:style-name="ce932" table:number-columns-repeated="5"/>
          <table:table-cell/>
          <table:table-cell table:style-name="ce932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5">
          <table:table-cell table:style-name="ce932" table:number-columns-repeated="6"/>
          <table:table-cell table:style-name="ce1058" office:value-type="string" calcext:value-type="string" table:number-columns-spanned="2" table:number-rows-spanned="1">
            <text:p>Össz felvett CM:</text:p>
          </table:table-cell>
          <table:covered-table-cell table:style-name="ce932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32"/>
          <table:table-cell/>
          <table:table-cell table:style-name="ce932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33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1093" table:content-validation-name="val143" table:formula="of:=[.C8]+[.B8]+[.D8]" office:value-type="float" office:value="-28" calcext:value-type="float">
            <text:p>-28</text:p>
          </table:table-cell>
          <table:table-cell table:style-name="ce932"/>
          <table:table-cell table:style-name="ce1058" office:value-type="string" calcext:value-type="string" table:number-columns-spanned="2" table:number-rows-spanned="1">
            <text:p>Max felvehető CM:</text:p>
          </table:table-cell>
          <table:covered-table-cell table:style-name="ce932"/>
          <table:table-cell table:style-name="ce1247" table:content-validation-name="val167" table:formula="of:=[Data.C21]*[Alapértékek.$D$8]" office:value-type="float" office:value="28" calcext:value-type="float">
            <text:p>28 HM</text:p>
          </table:table-cell>
          <table:table-cell table:style-name="ce932" table:number-columns-repeated="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32" table:number-columns-spanned="9" table:number-rows-spanned="1"/>
          <table:covered-table-cell table:number-columns-repeated="5" table:style-name="ce993"/>
          <table:covered-table-cell table:number-columns-repeated="3" table:style-name="ce932"/>
          <table:table-cell table:style-name="ce932" table:number-columns-repeated="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1" calcext:value-type="float">
            <text:p>1</text:p>
          </table:table-cell>
          <table:table-cell table:style-name="ce932"/>
          <table:table-cell table:style-name="ce105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74" calcext:value-type="float">
            <text:p>74 KP</text:p>
          </table:table-cell>
          <table:table-cell table:style-name="ce932"/>
          <table:table-cell table:style-name="ce1058" office:value-type="string" calcext:value-type="string" table:number-columns-spanned="2" table:number-rows-spanned="1">
            <text:p>Átlag HM</text:p>
          </table:table-cell>
          <table:covered-table-cell table:style-name="ce932"/>
          <table:table-cell table:style-name="ce793" table:content-validation-name="val168" table:formula="of:=(([.I3]+[.I7])/[Alapértékek.D8])" office:value-type="float" office:value="5.28571428571429" calcext:value-type="float">
            <text:p>5.29 HM</text:p>
          </table:table-cell>
          <table:table-cell table:style-name="ce932" table:number-columns-repeated="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38"/>
          <table:table-cell table:style-name="ce938" table:number-columns-spanned="6" table:number-rows-spanned="1"/>
          <table:covered-table-cell table:number-columns-repeated="5" table:style-name="ce938"/>
          <table:table-cell table:style-name="ce938" table:number-columns-repeated="5"/>
          <table:table-cell table:style-name="Default" table:number-columns-repeated="5"/>
          <table:table-cell table:style-name="ce938"/>
          <table:table-cell table:number-columns-repeated="238"/>
        </table:table-row>
        <table:table-row table:style-name="ro4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2"/>
          <table:table-cell/>
          <table:table-cell table:style-name="ce932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4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4" table:content-validation-name="val123" office:value-type="string" calcext:value-type="string">
            <text:p>Szint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/CÉ</text:p>
          </table:table-cell>
          <table:table-cell table:style-name="ce1034" office:value-type="string" calcext:value-type="string">
            <text:p>VÉ</text:p>
          </table:table-cell>
          <table:table-cell table:style-name="ce1034" table:content-validation-name="val153" office:value-type="string" calcext:value-type="string">
            <text:p>Harckeret</text:p>
          </table:table-cell>
          <table:table-cell table:style-name="ce103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4" calcext:value-type="float">
            <text:p>4</text:p>
          </table:table-cell>
          <table:table-cell table:style-name="ce618" table:content-validation-name="val109" table:formula="of:=VLOOKUP([.$C14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4];harcmodorok;3)+[.$E$5]" office:value-type="float" office:value="46" calcext:value-type="float">
            <text:p>46</text:p>
          </table:table-cell>
          <table:table-cell table:style-name="ce618" table:content-validation-name="val109" table:formula="of:=VLOOKUP([.$C14];harcmodorok;4)+[.$E$6]" office:value-type="float" office:value="151" calcext:value-type="float">
            <text:p>151</text:p>
          </table:table-cell>
          <table:table-cell table:style-name="ce618" table:content-validation-name="val153" table:formula="of:=[.C14]+[Alapértékek.$C$21]" office:value-type="float" office:value="5" calcext:value-type="float">
            <text:p>5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5];harcmodorok;3)+[.$E$5]" office:value-type="float" office:value="13" calcext:value-type="float">
            <text:p>13</text:p>
          </table:table-cell>
          <table:table-cell table:style-name="ce618" table:content-validation-name="val109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3" table:formula="of:=[.C15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7" calcext:value-type="float">
            <text:p>7</text:p>
          </table:table-cell>
          <table:table-cell table:style-name="ce618" table:content-validation-name="val109" table:formula="of:=VLOOKUP([.$C16];harcmodorok;2)+[.$E$4]" office:value-type="float" office:value="23" calcext:value-type="float">
            <text:p>23</text:p>
          </table:table-cell>
          <table:table-cell table:style-name="ce618" table:content-validation-name="val109" table:formula="of:=VLOOKUP([.$C16];harcmodorok;3)+[.$E$5]" office:value-type="float" office:value="55" calcext:value-type="float">
            <text:p>55</text:p>
          </table:table-cell>
          <table:table-cell table:style-name="ce618" table:content-validation-name="val109" table:formula="of:=VLOOKUP([.$C16];harcmodorok;4)+[.$E$6]" office:value-type="float" office:value="160" calcext:value-type="float">
            <text:p>160</text:p>
          </table:table-cell>
          <table:table-cell table:style-name="ce618" table:content-validation-name="val153" table:formula="of:=[.C16]+[Alapértékek.$C$21]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7];harcmodorok;3)+[.$E$5]" office:value-type="float" office:value="13" calcext:value-type="float">
            <text:p>13</text:p>
          </table:table-cell>
          <table:table-cell table:style-name="ce618" table:content-validation-name="val109" table:formula="of:=VLOOKUP([.$C17];harcmodorok;4)+[.$E$6]" office:value-type="float" office:value="118" calcext:value-type="float">
            <text:p>118</text:p>
          </table:table-cell>
          <table:table-cell table:style-name="ce618" table:content-validation-name="val153" table:formula="of:=[.C17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3" calcext:value-type="float">
            <text:p>3</text:p>
          </table:table-cell>
          <table:table-cell table:style-name="ce618" table:content-validation-name="val109" table:formula="of:=VLOOKUP([.$C20];harcmodorok;2)+[.$E$4]" office:value-type="float" office:value="19" calcext:value-type="float">
            <text:p>19</text:p>
          </table:table-cell>
          <table:table-cell table:style-name="ce618" table:content-validation-name="val109" table:formula="of:=VLOOKUP([.$C20];harcmodorok;3)+[.$E$8]" office:value-type="float" office:value="-28" calcext:value-type="float">
            <text:p>-2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20];harcmodorok;4)+[.$E$8]" office:value-type="float" office:value="-28" calcext:value-type="float" table:number-columns-spanned="2" table:number-rows-spanned="1">
            <text:p>-28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32" table:number-columns-repeated="2"/>
          <table:table-cell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42">
          <table:table-cell table:style-name="ce938" table:number-columns-spanned="9" table:number-rows-spanned="1"/>
          <table:covered-table-cell table:number-columns-repeated="7" table:style-name="ce938"/>
          <table:covered-table-cell table:style-name="ce1253"/>
          <table:table-cell table:style-name="ce938"/>
          <table:table-cell table:style-name="ce840"/>
          <table:table-cell/>
          <table:table-cell table:style-name="Default" table:number-columns-repeated="5"/>
          <table:table-cell table:style-name="ce93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7"/>
          <table:covered-table-cell table:number-columns-repeated="5" table:style-name="ce580"/>
          <table:covered-table-cell table:style-name="ce997"/>
          <table:covered-table-cell table:style-name="ce116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946" table:content-validation-name="val57" office:value-type="string" calcext:value-type="string">
            <text:p>Fegyver</text:p>
          </table:table-cell>
          <table:table-cell table:style-name="ce999" table:content-validation-name="val57" office:value-type="string" calcext:value-type="string">
            <text:p>Sebesség</text:p>
          </table:table-cell>
          <table:table-cell table:style-name="ce103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7" office:value-type="string" calcext:value-type="string">
            <text:p>SP</text:p>
          </table:table-cell>
          <table:table-cell table:style-name="ce1037" office:value-type="string" calcext:value-type="string" table:number-columns-spanned="2" table:number-rows-spanned="1">
            <text:p>Komment</text:p>
          </table:table-cell>
          <table:covered-table-cell table:style-name="ce1002"/>
          <table:table-cell table:style-name="ce938"/>
          <table:table-cell table:style-name="ce840"/>
          <table:table-cell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43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1061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1061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1061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1061" table:content-validation-name="val154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949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6];kezifegyverek_all;12;0);[Data.$C$32])" office:value-type="float" office:value="5" calcext:value-type="float">
            <text:p>5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1061" table:content-validation-name="val109" table:formula="of:=IFERROR(VLOOKUP([.$A26];kezifegyverek_all;9;0)+[.$C26]*[Data.$S$6];[Data.$C$32])" office:value-type="float" office:value="2" calcext:value-type="float">
            <text:p>2</text:p>
          </table:table-cell>
          <table:table-cell table:style-name="ce1061" table:content-validation-name="val109" table:formula="of:=IFERROR(VLOOKUP([.$A26];kezifegyverek_all;10;0)+[.$C26]*[Data.$S$6];[Data.$C$32])" office:value-type="float" office:value="4" calcext:value-type="float">
            <text:p>4</text:p>
          </table:table-cell>
          <table:table-cell table:style-name="ce1061" table:content-validation-name="val109" table:formula="of:=IFERROR(VLOOKUP([.$A26];kezifegyverek_all;11;0)+[.$C26]*[Data.$S$6];[Data.$C$32])" office:value-type="float" office:value="4" calcext:value-type="float">
            <text:p>4</text:p>
          </table:table-cell>
          <table:table-cell table:style-name="ce1061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1202" table:content-validation-name="val57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951" table:content-validation-name="val97" office:value-type="string" calcext:value-type="string">
            <text:p>Buzogány, shadleki</text:p>
          </table:table-cell>
          <table:table-cell table:style-name="ce512" table:content-validation-name="val110" table:formula="of:=IFNA(VLOOKUP([.$A27];kezifegyverek_all;12;0);[Data.$C$32])" office:value-type="float" office:value="6" calcext:value-type="float">
            <text:p>6</text:p>
          </table:table-cell>
          <table:table-cell table:style-name="ce1039" table:content-validation-name="val125" office:value-type="float" office:value="1" calcext:value-type="float">
            <text:p>1</text:p>
          </table:table-cell>
          <table:table-cell table:style-name="ce1061" table:content-validation-name="val109" table:formula="of:=IFERROR(VLOOKUP([.$A27];kezifegyverek_all;9;0)+[.$C27]*[Data.$S$6];[Data.$C$32])" office:value-type="float" office:value="7" calcext:value-type="float">
            <text:p>7</text:p>
          </table:table-cell>
          <table:table-cell table:style-name="ce1061" table:content-validation-name="val109" table:formula="of:=IFERROR(VLOOKUP([.$A27];kezifegyverek_all;10;0)+[.$C27]*[Data.$S$6];[Data.$C$32])" office:value-type="float" office:value="16" calcext:value-type="float">
            <text:p>16</text:p>
          </table:table-cell>
          <table:table-cell table:style-name="ce1061" table:content-validation-name="val109" table:formula="of:=IFERROR(VLOOKUP([.$A27];kezifegyverek_all;11;0)+[.$C27]*[Data.$S$6];[Data.$C$32])" office:value-type="float" office:value="11" calcext:value-type="float">
            <text:p>11</text:p>
          </table:table-cell>
          <table:table-cell table:style-name="ce1061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7 Z +3Á" calcext:value-type="string">
            <text:p>7 Z +3Á</text:p>
          </table:table-cell>
          <table:table-cell table:style-name="ce120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94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1061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1061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1061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1061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94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1061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1061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1061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1061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94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1061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1061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1061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1061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5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95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1" calcext:value-type="float">
            <text:p>1</text:p>
          </table:table-cell>
          <table:table-cell table:style-name="ce952" table:number-columns-spanned="2" table:number-rows-spanned="1"/>
          <table:covered-table-cell table:style-name="ce952"/>
          <table:table-cell table:style-name="ce835"/>
          <table:table-cell table:style-name="Default" table:number-columns-repeated="3"/>
          <table:table-cell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2"/>
          <table:table-cell table:style-name="ce938"/>
          <table:table-cell table:style-name="Default" table:number-columns-repeated="3"/>
          <table:table-cell table:style-name="ce840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46" table:content-validation-name="val98" office:value-type="string" calcext:value-type="string">
            <text:p>Távolsági fegyver</text:p>
          </table:table-cell>
          <table:table-cell table:style-name="ce999" table:content-validation-name="val57" office:value-type="string" calcext:value-type="string">
            <text:p>Sebesség</text:p>
          </table:table-cell>
          <table:table-cell table:style-name="ce103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7" office:value-type="string" calcext:value-type="string">
            <text:p>SP</text:p>
          </table:table-cell>
          <table:table-cell table:style-name="ce1037" office:value-type="string" calcext:value-type="string" table:number-columns-spanned="2" table:number-rows-spanned="1">
            <text:p>Hatótáv + Komment</text:p>
          </table:table-cell>
          <table:covered-table-cell table:style-name="ce1002"/>
          <table:table-cell table:style-name="ce938"/>
          <table:table-cell table:style-name="Default" table:number-columns-repeated="3"/>
          <table:table-cell table:style-name="ce840"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4">
          <table:table-cell table:style-name="ce949" table:content-validation-name="val99" office:value-type="string" calcext:value-type="string">
            <text:p>Kézi nyílpuska</text:p>
          </table:table-cell>
          <table:table-cell table:style-name="ce512" table:content-validation-name="val110" table:formula="of:=VLOOKUP([.$A34];tavolsagi_fegyverek_all;12;0)" office:value-type="float" office:value="9" calcext:value-type="float">
            <text:p>9</text:p>
          </table:table-cell>
          <table:table-cell table:style-name="ce1039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8" calcext:value-type="float">
            <text:p>8</text:p>
          </table:table-cell>
          <table:table-cell table:style-name="ce1061" table:content-validation-name="val109" table:formula="of:=VLOOKUP([.$A34];tavolsagi_fegyverek_all;10;0)+[.$C34]*[Data.$T$6]" office:value-type="float" office:value="10" calcext:value-type="float">
            <text:p>10</text:p>
          </table:table-cell>
          <table:table-cell table:style-name="ce1061" table:formula="of:=VLOOKUP([.$A34];tavolsagi_fegyverek_all;11;0)" office:value-type="float" office:value="3" calcext:value-type="float">
            <text:p>3</text:p>
          </table:table-cell>
          <table:table-cell table:style-name="ce1061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951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39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1061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1061" table:formula="of:=VLOOKUP([.$A35];tavolsagi_fegyverek_all;11;0)" office:value-type="string" office:string-value="" calcext:value-type="error">
            <text:p>#N/A</text:p>
          </table:table-cell>
          <table:table-cell table:style-name="ce1061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3"/>
          <table:covered-table-cell/>
          <table:covered-table-cell table:style-name="ce932"/>
          <table:covered-table-cell table:style-name="ce794"/>
          <table:table-cell table:style-name="ce932"/>
          <table:table-cell table:style-name="Default" table:number-columns-repeated="3"/>
          <table:table-cell table:style-name="ce932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8">
          <table:table-cell table:style-name="ce451" table:content-validation-name="val100" office:value-type="string" calcext:value-type="string" table:number-columns-spanned="2" table:number-rows-spanned="1">
            <text:p>Fegyver<text:span text:style-name="T51"> (harcmodor)</text:span></text:p>
          </table:table-cell>
          <table:covered-table-cell table:style-name="ce997" table:content-validation-name="val111"/>
          <table:table-cell table:style-name="ce999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2"/>
          <table:table-cell table:style-name="ce93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0" calcext:value-type="float">
            <text:p>10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36" calcext:value-type="float">
            <text:p>36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1" calcext:value-type="float">
            <text:p>141</text:p>
          </table:table-cell>
          <table:table-cell table:style-name="ce1178" table:content-validation-name="val158" table:formula="of:=[.G25]" office:value-type="string" office:string-value="-4 Z" calcext:value-type="string">
            <text:p>-4 Z</text:p>
          </table:table-cell>
          <table:table-cell table:style-name="ce1208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22" calcext:value-type="float">
            <text:p>22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50" calcext:value-type="float">
            <text:p>50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5" calcext:value-type="float">
            <text:p>155</text:p>
          </table:table-cell>
          <table:table-cell table:style-name="ce1094" table:content-validation-name="val155" table:formula="of:=[.G26]" office:value-type="string" office:string-value="2 S/V" calcext:value-type="string">
            <text:p>2 S/V</text:p>
          </table:table-cell>
          <table:table-cell table:style-name="ce768" table:number-columns-spanned="2" table:number-rows-spanned="1"/>
          <table:covered-table-cell table:style-name="ce799"/>
          <table:table-cell table:style-name="ce93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Buzogány, shadleki" calcext:value-type="string" table:number-columns-spanned="2" table:number-rows-spanned="1">
            <text:p>Buzogány, shadleki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30" calcext:value-type="float">
            <text:p>30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71" calcext:value-type="float">
            <text:p>71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71" calcext:value-type="float">
            <text:p>171</text:p>
          </table:table-cell>
          <table:table-cell table:style-name="ce1094" table:content-validation-name="val155" table:formula="of:=[.G27]" office:value-type="string" office:string-value="7 Z +3Á" calcext:value-type="string">
            <text:p>7 Z +3Á</text:p>
          </table:table-cell>
          <table:table-cell table:style-name="ce1208" table:number-columns-spanned="2" table:number-rows-spanned="1"/>
          <table:covered-table-cell table:style-name="ce799"/>
          <table:table-cell table:style-name="ce93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799"/>
          <table:table-cell table:style-name="ce93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799"/>
          <table:table-cell table:style-name="ce93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803"/>
          <table:table-cell table:style-name="ce93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float" office:value="1" calcext:value-type="float">
            <text:p>1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float" office:value="27" calcext:value-type="float">
            <text:p>27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float" office:value="-18" calcext:value-type="float">
            <text:p>-18</text:p>
          </table:table-cell>
          <table:table-cell table:style-name="ce1153" table:content-validation-name="val137" table:formula="of:=IF(ISNUMBER([.F34]);&quot;Osztó: &quot;&amp;[.F34];[Data.C32])" office:value-type="string" office:string-value="Osztó: 3" calcext:value-type="string">
            <text:p>Osztó: 3</text:p>
          </table:table-cell>
          <table:table-cell table:style-name="ce1180" table:content-validation-name="val157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4"/>
          <table:table-cell table:style-name="ce93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43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72" table:number-columns-spanned="3" table:number-rows-spanned="1"/>
          <table:covered-table-cell table:number-columns-repeated="2" table:style-name="ce1208"/>
          <table:table-cell table:style-name="ce93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2" table:content-validation-name="val159"/>
          <table:covered-table-cell table:style-name="ce1208"/>
          <table:covered-table-cell table:style-name="ce932"/>
          <table:table-cell table:style-name="ce93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2"/>
          <table:table-cell table:number-columns-repeated="238"/>
        </table:table-row>
        <table:table-row table:style-name="ro4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Kis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10" calcext:value-type="float">
            <text:p>1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2"/>
          <table:table-cell table:style-name="ce93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2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8"/>
          <table:table-cell/>
          <table:table-cell table:style-name="Default" table:number-columns-repeated="6"/>
          <table:table-cell table:number-columns-repeated="239"/>
        </table:table-row>
        <table:table-row table:style-name="ro33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16"/>
          <table:table-cell table:style-name="ce1108" table:content-validation-name="val128" office:value-type="string" calcext:value-type="string">
            <text:p>Tám/kör</text:p>
          </table:table-cell>
          <table:table-cell table:style-name="ce1108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68" table:content-validation-name="val103" office:value-type="string" calcext:value-type="string">
            <text:p><text:s text:c="3"/>Elsődleges fegyver</text:p>
          </table:table-cell>
          <table:table-cell table:style-name="ce101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68" table:content-validation-name="val103" office:value-type="string" calcext:value-type="string">
            <text:p><text:s text:c="3"/>Másodlagos fegyver</text:p>
          </table:table-cell>
          <table:table-cell table:style-name="ce101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16" office:value-type="string" calcext:value-type="string">
            <text:p>KÉ</text:p>
          </table:table-cell>
          <table:table-cell table:style-name="ce1327" office:value-type="string" calcext:value-type="string">
            <text:p>TÉ</text:p>
          </table:table-cell>
          <table:table-cell table:style-name="ce132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2" table:number-columns-repeated="2"/>
          <table:table-cell table:style-name="ce633"/>
          <table:table-cell table:style-name="ce1002"/>
          <table:table-cell table:style-name="ce633" table:number-columns-repeated="3"/>
          <table:table-cell table:style-name="ce1276"/>
          <table:table-cell table:style-name="ce938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2"/>
          <table:table-cell table:style-name="ce1052"/>
          <table:table-cell table:style-name="ce1111" office:value-type="string" calcext:value-type="string">
            <text:p>Harckeret</text:p>
          </table:table-cell>
          <table:table-cell table:style-name="ce1111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1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8"/>
          <table:table-cell table:number-columns-repeated="238"/>
        </table:table-row>
        <table:table-row table:style-name="ro33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6" table:number-columns-spanned="2" table:number-rows-spanned="1"/>
          <table:covered-table-cell table:style-name="ce101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316" office:value-type="string" calcext:value-type="string">
            <text:p>KÉ</text:p>
          </table:table-cell>
          <table:table-cell table:style-name="ce1327" office:value-type="string" calcext:value-type="string">
            <text:p>TÉ</text:p>
          </table:table-cell>
          <table:table-cell table:style-name="ce132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7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7" calcext:value-type="percentage">
            <text:p>7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316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327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327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8"/>
          <table:table-cell table:number-columns-repeated="238"/>
        </table:table-row>
        <table:table-row table:style-name="ro2">
          <table:table-cell table:style-name="ce96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9" table:content-validation-name="val117" office:value-type="string" calcext:value-type="string" table:number-columns-spanned="2" table:number-rows-spanned="1">
            <text:p>Bőrpáncél</text:p>
          </table:table-cell>
          <table:covered-table-cell table:style-name="ce105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11" calcext:value-type="float">
            <text:p>11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2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344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344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344" table:content-validation-name="val173" table:formula="of:=IF([.$B$53]&gt;0;[.O$60];0)" office:value-type="float" office:value="0" calcext:value-type="float">
            <text:p>0</text:p>
          </table:table-cell>
          <table:table-cell table:style-name="ce1344" table:formula="of:=[.P60]" office:value-type="float" office:value="0" calcext:value-type="float">
            <text:p>0</text:p>
          </table:table-cell>
          <table:table-cell table:style-name="ce907"/>
          <table:table-cell table:style-name="ce1057"/>
          <table:table-cell table:number-columns-repeated="238"/>
        </table:table-row>
        <table:table-row table:style-name="ro2">
          <table:table-cell table:style-name="ce968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19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6"/>
          <table:table-cell table:style-name="ce932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2">
          <table:table-cell table:style-name="ce96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9" table:content-validation-name="val119" table:number-columns-spanned="2" table:number-rows-spanned="1"/>
          <table:covered-table-cell table:style-name="ce1019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1056" office:value-type="string" calcext:value-type="string">
            <text:p>Szúró</text:p>
          </table:table-cell>
          <table:table-cell table:style-name="ce105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2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1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1021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932" table:number-columns-repeated="2"/>
          <table:table-cell table:style-name="ce1057" table:number-columns-repeated="3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2">
          <table:table-cell table:style-name="ce974"/>
          <table:table-cell table:style-name="ce721"/>
          <table:table-cell table:style-name="ce938" table:number-columns-repeated="2"/>
          <table:table-cell table:number-columns-repeated="3"/>
          <table:table-cell table:style-name="ce938"/>
          <table:table-cell table:style-name="ce1253"/>
          <table:table-cell table:style-name="ce932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2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3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7"/>
          <table:table-cell table:style-name="Default" table:number-columns-repeated="3"/>
          <table:table-cell table:style-name="ce1057" table:number-columns-repeated="2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66"/>
          <table:table-cell table:style-name="ce710"/>
          <table:table-cell table:style-name="ce773"/>
          <table:table-cell table:style-name="ce902"/>
          <table:table-cell table:style-name="ce932" table:number-columns-repeated="2"/>
          <table:table-cell table:style-name="Default" table:number-columns-repeated="3"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68"/>
          <table:table-cell table:style-name="ce716"/>
          <table:table-cell table:style-name="ce777"/>
          <table:table-cell table:style-name="ce903"/>
          <table:table-cell table:style-name="ce932" table:number-columns-repeated="2"/>
          <table:table-cell table:style-name="Default" table:number-columns-repeated="3"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75"/>
          <table:table-cell table:style-name="ce719"/>
          <table:table-cell table:style-name="ce778"/>
          <table:table-cell table:style-name="ce904"/>
          <table:table-cell table:style-name="ce932" table:number-columns-repeated="2"/>
          <table:table-cell table:style-name="Default" table:number-columns-repeated="3"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76"/>
          <table:table-cell table:style-name="ce725"/>
          <table:table-cell table:style-name="ce780"/>
          <table:table-cell table:style-name="ce911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77"/>
          <table:table-cell table:style-name="ce727"/>
          <table:table-cell table:style-name="ce781"/>
          <table:table-cell table:style-name="ce912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7"/>
          <table:covered-table-cell table:style-name="ce825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3" calcext:value-type="float">
            <text:p>-3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3" calcext:value-type="float">
            <text:p>-13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3" calcext:value-type="float">
            <text:p>-23</text:p>
          </table:table-cell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7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32"/>
          <table:table-cell table:style-name="ce556"/>
          <table:table-cell table:style-name="ce932" table:number-columns-repeated="13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 table:number-rows-repeated="65465">
          <table:table-cell table:style-name="ce932" table:number-columns-repeated="15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 table:number-rows-repeated="9">
          <table:table-cell table:style-name="ce932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36"/>
        <table:table-column table:style-name="co69" table:default-cell-style-name="ce336"/>
        <table:table-column table:style-name="co86" table:default-cell-style-name="ce336"/>
        <table:table-column table:style-name="co87" table:default-cell-style-name="ce336"/>
        <table:table-column table:style-name="co88" table:default-cell-style-name="ce336"/>
        <table:table-column table:style-name="co89" table:default-cell-style-name="ce336"/>
        <table:table-column table:style-name="co90" table:default-cell-style-name="ce336"/>
        <table:table-column table:style-name="co91" table:default-cell-style-name="ce336"/>
        <table:table-column table:style-name="co92" table:default-cell-style-name="ce336"/>
        <table:table-column table:style-name="co93" table:default-cell-style-name="ce336"/>
        <table:table-column table:style-name="co94" table:default-cell-style-name="ce336"/>
        <table:table-column table:style-name="co42" table:default-cell-style-name="ce336"/>
        <table:table-column table:style-name="co95" table:default-cell-style-name="ce336"/>
        <table:table-column table:style-name="co96" table:default-cell-style-name="ce702"/>
        <table:table-column table:style-name="co97" table:default-cell-style-name="ce336"/>
        <table:table-column table:style-name="co38" table:number-columns-repeated="2" table:default-cell-style-name="ce336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51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6" calcext:value-type="float" table:number-columns-spanned="2" table:number-rows-spanned="1">
            <text:p>6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8" calcext:value-type="float">
            <text:p>8 +k10</text:p>
          </table:table-cell>
          <table:table-cell table:style-name="Default"/>
          <table:table-cell table:number-columns-repeated="240"/>
        </table:table-row>
        <table:table-row table:style-name="ro33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108" calcext:value-type="float" table:number-columns-spanned="2" table:number-rows-spanned="1">
            <text:p>108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3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39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4">Tradíció képzettségek </text:span><text:span text:style-name="T5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Papi szakrális</text:p>
          </table:table-cell>
          <table:covered-table-cell table:style-name="ce751" table:content-validation-name="val176"/>
          <table:covered-table-cell table:style-name="ce632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52" table:content-validation-name="val176" table:number-columns-spanned="4" table:number-rows-spanned="1"/>
          <table:covered-table-cell table:style-name="ce1463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39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4">Szféra, Arkánum képzettségek </text:span><text:span text:style-name="T5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3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1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Lélek szféra ➖➖</text:p>
          </table:table-cell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Életerő Szféra ➖➖</text:p>
          </table:table-cell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Idézés Szféra ➖➖</text:p>
          </table:table-cell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9">
          <table:table-cell table:style-name="ce1131" office:value-type="string" calcext:value-type="string" table:number-columns-spanned="6" table:number-rows-spanned="1">
            <text:p><text:span text:style-name="T52">Speciális diszciplínák, pszí fortélyok </text:span><text:span text:style-name="T53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52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1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9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2">Pszi alkalmazás (fortély) </text:span><text:span text:style-name="T53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1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73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1" calcext:value-type="float">
            <text:p>1</text:p>
          </table:table-cell>
          <table:table-cell table:style-name="ce1226" table:content-validation-name="val109" table:formula="of:=[.$L30]*[$Data.$C$12]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4">Pszí-iskola (képzettség) </text:span><text:span text:style-name="T55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73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3" calcext:value-type="float">
            <text:p>3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7" table:number-columns-spanned="4" table:number-rows-spanned="1"/>
          <table:covered-table-cell table:number-columns-repeated="3" table:style-name="ce141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7" table:number-columns-spanned="4" table:number-rows-spanned="1"/>
          <table:covered-table-cell table:number-columns-repeated="3" table:style-name="ce141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7" table:number-columns-spanned="4" table:number-rows-spanned="1"/>
          <table:covered-table-cell table:number-columns-repeated="3" table:style-name="ce141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49">
          <table:table-cell table:style-name="ce1380" table:content-validation-name="val57" table:number-columns-spanned="13" table:number-rows-spanned="1"/>
          <table:covered-table-cell table:number-columns-repeated="11" table:style-name="ce1380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1"/>
        <table:table-column table:style-name="co57" table:default-cell-style-name="ce336"/>
        <table:table-column table:style-name="co38" table:number-columns-repeated="4" table:default-cell-style-name="ce336"/>
        <table:table-column table:style-name="co58" table:default-cell-style-name="ce336"/>
        <table:table-column table:style-name="co59" table:default-cell-style-name="ce336"/>
        <table:table-column table:style-name="co38" table:number-columns-repeated="6" table:default-cell-style-name="ce336"/>
        <table:table-column table:style-name="co60" table:default-cell-style-name="ce336"/>
        <table:table-column table:style-name="co38" table:number-columns-repeated="241" table:default-cell-style-name="ce336"/>
        <table:table-column table:style-name="co14" table:number-columns-repeated="16128" table:default-cell-style-name="ce336"/>
        <table:table-row table:style-name="ro18">
          <table:table-cell table:style-name="ce15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3"/>
          <table:table-cell table:style-name="ce1531" office:value-type="string" calcext:value-type="string">
            <text:p>Fegyver</text:p>
          </table:table-cell>
          <table:table-cell table:style-name="ce1555" office:value-type="string" calcext:value-type="string">
            <text:p>Típus</text:p>
          </table:table-cell>
          <table:table-cell table:style-name="ce1531" office:value-type="string" calcext:value-type="string">
            <text:p>SP</text:p>
          </table:table-cell>
          <table:table-cell table:style-name="ce1576" office:value-type="string" calcext:value-type="string">
            <text:p>Sebzés módja</text:p>
          </table:table-cell>
          <table:table-cell table:style-name="ce1581" office:value-type="string" calcext:value-type="string">
            <text:p>Átütés</text:p>
          </table:table-cell>
          <table:table-cell table:style-name="ce1581" office:value-type="string" calcext:value-type="string">
            <text:p>Íves</text:p>
          </table:table-cell>
          <table:table-cell table:style-name="ce1591" office:value-type="string" calcext:value-type="string">
            <text:p>1,5 kezes</text:p>
          </table:table-cell>
          <table:table-cell table:style-name="ce1581" office:value-type="string" calcext:value-type="string">
            <text:p>Pengehossz</text:p>
          </table:table-cell>
          <table:table-cell table:style-name="ce1581" office:value-type="string" calcext:value-type="string">
            <text:p>KÉ</text:p>
          </table:table-cell>
          <table:table-cell table:style-name="ce1581" office:value-type="string" calcext:value-type="string">
            <text:p>TÉ</text:p>
          </table:table-cell>
          <table:table-cell table:style-name="ce1581" office:value-type="string" calcext:value-type="string">
            <text:p>VÉ</text:p>
          </table:table-cell>
          <table:table-cell table:style-name="ce1581" office:value-type="string" calcext:value-type="string">
            <text:p>Sebesség</text:p>
          </table:table-cell>
          <table:table-cell table:style-name="ce1555" office:value-type="string" calcext:value-type="string">
            <text:p>Harcmodor</text:p>
          </table:table-cell>
          <table:table-cell table:style-name="ce1630" office:value-type="string" calcext:value-type="string">
            <text:p>Megjegyzés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4" office:value-type="string" calcext:value-type="string">
            <text:p>Közelharci fegyverek</text:p>
          </table:table-cell>
          <table:table-cell table:style-name="ce1533" office:value-type="string" calcext:value-type="string">
            <text:p><text:s/>__</text:p>
          </table:table-cell>
          <table:table-cell table:style-name="ce1556"/>
          <table:table-cell table:number-columns-repeated="3" table:style-name="ce1556" office:value-type="string" calcext:value-type="string">
            <text:p>N/A</text:p>
          </table:table-cell>
          <table:table-cell table:style-name="ce1533"/>
          <table:table-cell table:style-name="ce1592"/>
          <table:table-cell table:number-columns-repeated="5" table:style-name="ce1556" office:value-type="string" calcext:value-type="string">
            <text:p>N/A</text:p>
          </table:table-cell>
          <table:table-cell table:style-name="ce1533" table:number-columns-repeated="2"/>
          <table:table-cell table:style-name="ce1695" table:number-columns-repeated="241"/>
          <table:table-cell table:number-columns-repeated="16128"/>
        </table:table-row>
        <table:table-row table:style-name="ro19">
          <table:table-cell/>
          <table:table-cell table:style-name="ce1534" office:value-type="string" calcext:value-type="string">
            <text:p>Puszta kéz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-5" calcext:value-type="float">
            <text:p>-5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601" office:value-type="float" office:value="0" calcext:value-type="float">
            <text:p>0</text:p>
          </table:table-cell>
          <table:table-cell table:number-columns-repeated="3" table:style-name="ce1557" office:value-type="float" office:value="-10" calcext:value-type="float">
            <text:p>-10</text:p>
          </table:table-cell>
          <table:table-cell table:style-name="ce1557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Tőr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number-columns-repeated="2" table:style-name="ce1558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3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23"/>
          <table:table-cell table:style-name="ce1535" office:value-type="string" calcext:value-type="string">
            <text:p>Béltépő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string" calcext:value-type="string">
            <text:p>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number-columns-repeated="2" table:style-name="ce1558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35" office:value-type="string" calcext:value-type="string">
            <text:p>Dzsambia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V/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number-columns-repeated="2" table:style-name="ce1558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35" office:value-type="string" calcext:value-type="string">
            <text:p>Garott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7" calcext:value-type="float">
            <text:p>7</text:p>
          </table:table-cell>
          <table:table-cell table:style-name="ce1558" office:value-type="string" calcext:value-type="string">
            <text:p>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string" calcext:value-type="string">
            <text:p>spec.</text:p>
          </table:table-cell>
          <table:table-cell table:number-columns-repeated="3"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-</text:p>
          </table:table-cell>
          <table:table-cell table:style-name="ce1607" office:value-type="string" calcext:value-type="string">
            <text:p>közelharc</text:p>
          </table:table-cell>
          <table:table-cell table:style-name="ce163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35" office:value-type="string" calcext:value-type="string">
            <text:p>Kés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3" calcext:value-type="float">
            <text:p>3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35" office:value-type="string" calcext:value-type="string">
            <text:p>Kriszkés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35" office:value-type="string" calcext:value-type="string">
            <text:p>Levéltőr</text:p>
          </table:table-cell>
          <table:table-cell table:style-name="ce1558" office:value-type="string" calcext:value-type="string">
            <text:p>egykezes</text:p>
          </table:table-cell>
          <table:table-cell table:style-name="ce1568" office:value-type="float" office:value="1" calcext:value-type="float">
            <text:p>1</text:p>
          </table:table-cell>
          <table:table-cell table:style-name="ce1568" office:value-type="string" calcext:value-type="string">
            <text:p>S/V</text:p>
          </table:table-cell>
          <table:table-cell table:number-columns-repeated="2" table:style-name="ce1568" office:value-type="float" office:value="0" calcext:value-type="float">
            <text:p>0</text:p>
          </table:table-cell>
          <table:table-cell table:style-name="ce1595"/>
          <table:table-cell table:style-name="ce1558" office:value-type="float" office:value="0" calcext:value-type="float">
            <text:p>0</text:p>
          </table:table-cell>
          <table:table-cell table:style-name="ce1568" office:value-type="float" office:value="2" calcext:value-type="float">
            <text:p>2</text:p>
          </table:table-cell>
          <table:table-cell table:style-name="ce1568" office:value-type="float" office:value="4" calcext:value-type="float">
            <text:p>4</text:p>
          </table:table-cell>
          <table:table-cell table:number-columns-repeated="2" table:style-name="ce156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Markolatgomb</text:p>
          </table:table-cell>
          <table:table-cell table:style-name="ce1558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568" office:value-type="float" office:value="0" calcext:value-type="float">
            <text:p>0</text:p>
          </table:table-cell>
          <table:table-cell table:style-name="ce1595"/>
          <table:table-cell table:style-name="ce1568" office:value-type="float" office:value="0" calcext:value-type="float">
            <text:p>0</text:p>
          </table:table-cell>
          <table:table-cell table:number-columns-repeated="3" table:style-name="ce1568" office:value-type="float" office:value="-7" calcext:value-type="float">
            <text:p>-7</text:p>
          </table:table-cell>
          <table:table-cell table:style-name="ce156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Méregfog</text:p>
          </table:table-cell>
          <table:table-cell table:style-name="ce1558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number-columns-repeated="2" table:style-name="ce1568" office:value-type="float" office:value="0" calcext:value-type="float">
            <text:p>0</text:p>
          </table:table-cell>
          <table:table-cell table:style-name="ce1595"/>
          <table:table-cell table:style-name="ce1558" office:value-type="float" office:value="0" calcext:value-type="float">
            <text:p>0</text:p>
          </table:table-cell>
          <table:table-cell table:style-name="ce1568" office:value-type="float" office:value="1" calcext:value-type="float">
            <text:p>1</text:p>
          </table:table-cell>
          <table:table-cell table:number-columns-repeated="2" table:style-name="ce1568" office:value-type="float" office:value="3" calcext:value-type="float">
            <text:p>3</text:p>
          </table:table-cell>
          <table:table-cell table:style-name="ce156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35" office:value-type="string" calcext:value-type="string">
            <text:p>Pugoss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35" office:value-type="string" calcext:value-type="string">
            <text:p>Ramiera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3" calcext:value-type="float">
            <text:p>3</text:p>
          </table:table-cell>
          <table:table-cell table:number-columns-repeated="3"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35" office:value-type="string" calcext:value-type="string">
            <text:p>Tőr, hárító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0" calcext:value-type="float">
            <text:p>10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35" office:value-type="string" calcext:value-type="string">
            <text:p>Tőr, kígyó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number-columns-repeated="2" table:style-name="ce1558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Tőr, ököl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-5" calcext:value-type="float">
            <text:p>-5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-5" calcext:value-type="float">
            <text:p>-5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/>
          <table:table-cell table:number-columns-repeated="16369"/>
        </table:table-row>
        <table:table-row table:style-name="ro2">
          <table:table-cell table:style-name="ce1525"/>
          <table:table-cell table:style-name="ce1536" office:value-type="string" calcext:value-type="string">
            <text:p>Tőr, páncélszúró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82" office:value-type="string" calcext:value-type="string">
            <text:p>5+Erő</text:p>
          </table:table-cell>
          <table:table-cell table:style-name="ce1559" office:value-type="float" office:value="0" calcext:value-type="float">
            <text:p>0</text:p>
          </table:table-cell>
          <table:table-cell table:style-name="ce1594"/>
          <table:table-cell table:style-name="ce1559" office:value-type="float" office:value="0.5" calcext:value-type="float">
            <text:p>0.5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float" office:value="8" calcext:value-type="float">
            <text:p>8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6" calcext:value-type="float">
            <text:p>6</text:p>
          </table:table-cell>
          <table:table-cell table:style-name="ce1608" office:value-type="string" calcext:value-type="string">
            <text:p>közelharc</text:p>
          </table:table-cell>
          <table:table-cell table:style-name="ce1638" office:value-type="string" calcext:value-type="string">
            <text:p>-</text:p>
          </table:table-cell>
          <table:table-cell table:style-name="ce708" table:number-columns-repeated="241"/>
          <table:table-cell table:number-columns-repeated="16128"/>
        </table:table-row>
        <table:table-row table:style-name="ro2">
          <table:table-cell/>
          <table:table-cell table:style-name="ce1535" office:value-type="string" calcext:value-type="string">
            <text:p>Tőr, Slan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number-columns-repeated="2" table:style-name="ce1558" office:value-type="float" office:value="0" calcext:value-type="float">
            <text:p>0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5"/>
          <table:table-cell table:number-columns-repeated="16369"/>
        </table:table-row>
        <table:table-row table:style-name="ro2">
          <table:table-cell table:style-name="ce1463"/>
          <table:table-cell table:style-name="ce1537" office:value-type="string" calcext:value-type="string">
            <text:p>Vasököl / páncélkesztyű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83" office:value-type="float" office:value="0" calcext:value-type="float">
            <text:p>0</text:p>
          </table:table-cell>
          <table:table-cell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number-columns-repeated="3" table:style-name="ce1560" office:value-type="float" office:value="-7" calcext:value-type="float">
            <text:p>-7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9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21">
          <table:table-cell table:style-name="ce1524" office:value-type="string" calcext:value-type="string">
            <text:p>Kardvívó fegyverek</text:p>
          </table:table-cell>
          <table:table-cell table:style-name="ce1534" office:value-type="string" calcext:value-type="string">
            <text:p>Kard, dzsenn szablya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3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number-columns-repeated="2" table:style-name="ce1557" office:value-type="float" office:value="15" calcext:value-type="float">
            <text:p>15</text:p>
          </table:table-cell>
          <table:table-cell table:style-name="ce1557" office:value-type="float" office:value="5" calcext:value-type="float">
            <text:p>5</text:p>
          </table:table-cell>
          <table:table-cell table:style-name="ce1607" office:value-type="string" calcext:value-type="string">
            <text:p>kardvívás</text:p>
          </table:table-cell>
          <table:table-cell table:style-name="ce163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ard, emrelin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V/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7" calcext:value-type="float">
            <text:p>7</text:p>
          </table:table-cell>
          <table:table-cell table:number-columns-repeated="2" table:style-name="ce1558" office:value-type="float" office:value="13" calcext:value-type="float">
            <text:p>13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0"/>
          <table:table-cell table:number-columns-repeated="16369"/>
        </table:table-row>
        <table:table-row table:style-name="ro22">
          <table:table-cell/>
          <table:table-cell table:style-name="ce1535" office:value-type="string" calcext:value-type="string">
            <text:p>Kard, fejvadász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58" office:value-type="string" calcext:value-type="string">
            <text:p>V/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.5" calcext:value-type="float">
            <text:p>0.5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11" calcext:value-type="float">
            <text:p>11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ardvívás</text:p>
          </table:table-cell>
          <table:table-cell table:style-name="ce1640" office:value-type="string" calcext:value-type="string">
            <text:p><text:span text:style-name="T61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35" office:value-type="string" calcext:value-type="string">
            <text:p>Kard, handzsár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V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3" calcext:value-type="float">
            <text:p>13</text:p>
          </table:table-cell>
          <table:table-cell table:style-name="ce1558" office:value-type="float" office:value="10" calcext:value-type="float">
            <text:p>10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ard, hiequar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S/V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58" office:value-type="float" office:value="8" calcext:value-type="float">
            <text:p>8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ard, hosszú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77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number-columns-repeated="2" table:style-name="ce1558" office:value-type="float" office:value="12" calcext:value-type="float">
            <text:p>12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35" office:value-type="string" calcext:value-type="string">
            <text:p>Kard, jatagán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77" office:value-type="string" calcext:value-type="string">
            <text:p><text:span text:style-name="T57"> </text:span><text:span text:style-name="T58">V/S</text:span>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594"/>
          <table:table-cell table:style-name="ce1558" office:value-type="float" office:value="0.5" calcext:value-type="float">
            <text:p>0.5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7" calcext:value-type="float">
            <text:p>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35" office:value-type="string" calcext:value-type="string">
            <text:p>Kard, kétkezes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8" calcext:value-type="float">
            <text:p>8</text:p>
          </table:table-cell>
          <table:table-cell table:style-name="ce1558" office:value-type="string" calcext:value-type="string">
            <text:p>V/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10" calcext:value-type="float">
            <text:p>10</text:p>
          </table:table-cell>
          <table:table-cell table:style-name="ce1558" office:value-type="float" office:value="20" calcext:value-type="float">
            <text:p>20</text:p>
          </table:table-cell>
          <table:table-cell table:style-name="ce1558" office:value-type="float" office:value="15" calcext:value-type="float">
            <text:p>15</text:p>
          </table:table-cell>
          <table:table-cell table:style-name="ce1558" office:value-type="float" office:value="8" calcext:value-type="float">
            <text:p>8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ard, khossas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V/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1" calcext:value-type="float">
            <text:p>11</text:p>
          </table:table-cell>
          <table:table-cell table:style-name="ce1558" office:value-type="float" office:value="10" calcext:value-type="float">
            <text:p>10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535" office:value-type="string" calcext:value-type="string">
            <text:p>Kard, kígyó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77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number-columns-repeated="2" table:style-name="ce1558" office:value-type="float" office:value="11" calcext:value-type="float">
            <text:p>11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5">
          <table:table-cell/>
          <table:table-cell table:style-name="ce1535" office:value-type="string" calcext:value-type="string">
            <text:p>Kard, Lagoss 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77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8" office:value-type="float" office:value="8" calcext:value-type="float">
            <text:p>8</text:p>
          </table:table-cell>
          <table:table-cell table:number-columns-repeated="2" table:style-name="ce1558" office:value-type="float" office:value="16" calcext:value-type="float">
            <text:p>16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ard, lovag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string" calcext:value-type="string">
            <text:p>V/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8" office:value-type="float" office:value="7" calcext:value-type="float">
            <text:p>7</text:p>
          </table:table-cell>
          <table:table-cell table:style-name="ce1558" office:value-type="float" office:value="15" calcext:value-type="float">
            <text:p>15</text:p>
          </table:table-cell>
          <table:table-cell table:style-name="ce1558" office:value-type="float" office:value="12" calcext:value-type="float">
            <text:p>12</text:p>
          </table:table-cell>
          <table:table-cell table:style-name="ce1558" office:value-type="float" office:value="7" calcext:value-type="float">
            <text:p>7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44">
          <table:table-cell/>
          <table:table-cell table:style-name="ce1535" office:value-type="string" calcext:value-type="string">
            <text:p>Kard, másfélkezes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string" calcext:value-type="string">
            <text:p>V/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1.5" calcext:value-type="float">
            <text:p>1.5</text:p>
          </table:table-cell>
          <table:table-cell table:style-name="ce1558" office:value-type="float" office:value="8" calcext:value-type="float">
            <text:p>8</text:p>
          </table:table-cell>
          <table:table-cell table:number-columns-repeated="2" table:style-name="ce1558" office:value-type="float" office:value="16" calcext:value-type="float">
            <text:p>16</text:p>
          </table:table-cell>
          <table:table-cell table:style-name="ce1558" office:value-type="float" office:value="7" calcext:value-type="float">
            <text:p>7</text:p>
          </table:table-cell>
          <table:table-cell table:style-name="ce1607" office:value-type="string" calcext:value-type="string">
            <text:p>kardvívás</text:p>
          </table:table-cell>
          <table:table-cell table:style-name="ce1640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35" office:value-type="string" calcext:value-type="string">
            <text:p>Kard, mesterkard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string" calcext:value-type="string">
            <text:p>V/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1.5" calcext:value-type="float">
            <text:p>1.5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18" calcext:value-type="float">
            <text:p>18</text:p>
          </table:table-cell>
          <table:table-cell table:style-name="ce1558" office:value-type="float" office:value="13" calcext:value-type="float">
            <text:p>13</text:p>
          </table:table-cell>
          <table:table-cell table:style-name="ce1558" office:value-type="float" office:value="7" calcext:value-type="float">
            <text:p>7</text:p>
          </table:table-cell>
          <table:table-cell table:style-name="ce1607" office:value-type="string" calcext:value-type="string">
            <text:p>kardvívás</text:p>
          </table:table-cell>
          <table:table-cell table:style-name="ce1642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35" office:value-type="string" calcext:value-type="string">
            <text:p>Kard, Pugoss 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58" office:value-type="string" calcext:value-type="string">
            <text:p>V/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.5" calcext:value-type="float">
            <text:p>0.5</text:p>
          </table:table-cell>
          <table:table-cell table:style-name="ce1558" office:value-type="float" office:value="6" calcext:value-type="float">
            <text:p>6</text:p>
          </table:table-cell>
          <table:table-cell table:number-columns-repeated="2" table:style-name="ce1558" office:value-type="float" office:value="12" calcext:value-type="float">
            <text:p>12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ard, rövid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.5" calcext:value-type="float">
            <text:p>0.5</text:p>
          </table:table-cell>
          <table:table-cell table:style-name="ce1558" office:value-type="float" office:value="4" calcext:value-type="float">
            <text:p>4</text:p>
          </table:table-cell>
          <table:table-cell table:number-columns-repeated="2" table:style-name="ce1558" office:value-type="float" office:value="8" calcext:value-type="float">
            <text:p>8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26">
          <table:table-cell/>
          <table:table-cell table:style-name="ce1535" office:value-type="string" calcext:value-type="string">
            <text:p>Kard, Slan 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string" calcext:value-type="string">
            <text:p>V/S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1.5" calcext:value-type="float">
            <text:p>1.5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19" calcext:value-type="float">
            <text:p>19</text:p>
          </table:table-cell>
          <table:table-cell table:style-name="ce1558" office:value-type="float" office:value="13" calcext:value-type="float">
            <text:p>13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0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ard, Slan rövid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V/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.5" calcext:value-type="float">
            <text:p>0.5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11" calcext:value-type="float">
            <text:p>11</text:p>
          </table:table-cell>
          <table:table-cell table:number-columns-repeated="2"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35" office:value-type="string" calcext:value-type="string">
            <text:p>Kard, Slan csatakard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string" calcext:value-type="string">
            <text:p>V/S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23" calcext:value-type="float">
            <text:p>23</text:p>
          </table:table-cell>
          <table:table-cell table:style-name="ce1558" office:value-type="float" office:value="17" calcext:value-type="float">
            <text:p>17</text:p>
          </table:table-cell>
          <table:table-cell table:style-name="ce1558" office:value-type="float" office:value="8" calcext:value-type="float">
            <text:p>8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535" office:value-type="string" calcext:value-type="string">
            <text:p>Kard, szablya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58" office:value-type="string" calcext:value-type="string">
            <text:p>V/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number-columns-repeated="2" table:style-name="ce1558" office:value-type="float" office:value="12" calcext:value-type="float">
            <text:p>12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25"/>
          <table:table-cell table:style-name="ce1536" office:value-type="string" calcext:value-type="string">
            <text:p>Mara-sequor </text:p>
          </table:table-cell>
          <table:table-cell table:style-name="ce1559" office:value-type="string" calcext:value-type="string">
            <text:p>kétkezes</text:p>
          </table:table-cell>
          <table:table-cell table:style-name="ce1559" office:value-type="float" office:value="6" calcext:value-type="float">
            <text:p>6</text:p>
          </table:table-cell>
          <table:table-cell table:style-name="ce1559" office:value-type="string" calcext:value-type="string">
            <text:p>V/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1.5" calcext:value-type="float">
            <text:p>1.5</text:p>
          </table:table-cell>
          <table:table-cell table:style-name="ce1559" office:value-type="float" office:value="9" calcext:value-type="float">
            <text:p>9</text:p>
          </table:table-cell>
          <table:table-cell table:style-name="ce1559" office:value-type="float" office:value="20" calcext:value-type="float">
            <text:p>20</text:p>
          </table:table-cell>
          <table:table-cell table:style-name="ce1559" office:value-type="float" office:value="16" calcext:value-type="float">
            <text:p>16</text:p>
          </table:table-cell>
          <table:table-cell table:style-name="ce1559" office:value-type="float" office:value="6" calcext:value-type="float">
            <text:p>6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62">MK, KF</text:span><text:span text:style-name="T63">: Tradíció: Fejvadász – 9.szint, Spec: ⭕</text:span>TODO</text:p>
          </table:table-cell>
          <table:table-cell table:style-name="ce708" table:number-columns-repeated="241"/>
          <table:table-cell table:number-columns-repeated="16128"/>
        </table:table-row>
        <table:table-row table:style-name="ro5">
          <table:table-cell table:style-name="ce1525"/>
          <table:table-cell table:style-name="ce1536" office:value-type="string" calcext:value-type="string">
            <text:p>Meneth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V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4"/>
          <table:table-cell table:style-name="ce1559" office:value-type="float" office:value="0.5" calcext:value-type="float">
            <text:p>0.5</text:p>
          </table:table-cell>
          <table:table-cell table:style-name="ce1559" office:value-type="float" office:value="6" calcext:value-type="float">
            <text:p>6</text:p>
          </table:table-cell>
          <table:table-cell table:style-name="ce1559" office:value-type="float" office:value="10" calcext:value-type="float">
            <text:p>10</text:p>
          </table:table-cell>
          <table:table-cell table:style-name="ce1559" office:value-type="float" office:value="7" calcext:value-type="float">
            <text:p>7</text:p>
          </table:table-cell>
          <table:table-cell table:style-name="ce1559" office:value-type="float" office:value="6" calcext:value-type="float">
            <text:p>6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62">KF</text:span><text:span text:style-name="T63">: Tradíció: Amund - 9.szint, Spec: ⭕TODO</text:span></text:p>
          </table:table-cell>
          <table:table-cell table:style-name="ce708" table:number-columns-repeated="241"/>
          <table:table-cell table:number-columns-repeated="16128"/>
        </table:table-row>
        <table:table-row table:style-name="ro2">
          <table:table-cell/>
          <table:table-cell table:style-name="ce1535" office:value-type="string" calcext:value-type="string">
            <text:p>Predoci egyeneskard</text:p>
          </table:table-cell>
          <table:table-cell table:style-name="ce1558" office:value-type="string" calcext:value-type="string">
            <text:p>egy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V/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9" office:value-type="float" office:value="7" calcext:value-type="float">
            <text:p>7</text:p>
          </table:table-cell>
          <table:table-cell table:style-name="ce1559" office:value-type="float" office:value="13" calcext:value-type="float">
            <text:p>13</text:p>
          </table:table-cell>
          <table:table-cell table:style-name="ce1559" office:value-type="float" office:value="11" calcext:value-type="float">
            <text:p>11</text:p>
          </table:table-cell>
          <table:table-cell table:style-name="ce1559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43" office:value-type="string" calcext:value-type="string">
            <text:p>-</text:p>
          </table:table-cell>
          <table:table-cell table:number-columns-repeated="16369"/>
        </table:table-row>
        <table:table-row table:style-name="ro33">
          <table:table-cell/>
          <table:table-cell table:style-name="ce1535" office:value-type="string" calcext:value-type="string">
            <text:p>Sequor </text:p>
          </table:table-cell>
          <table:table-cell table:style-name="ce1558" office:value-type="string" calcext:value-type="string">
            <text:p>egy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V/S</text:p>
          </table:table-cell>
          <table:table-cell table:style-name="ce1559" office:value-type="float" office:value="0" calcext:value-type="float">
            <text:p>0</text:p>
          </table:table-cell>
          <table:table-cell table:style-name="ce1559" office:value-type="float" office:value="1" calcext:value-type="float">
            <text:p>1</text:p>
          </table:table-cell>
          <table:table-cell table:style-name="ce1594"/>
          <table:table-cell table:style-name="ce1559" office:value-type="float" office:value="0.5" calcext:value-type="float">
            <text:p>0.5</text:p>
          </table:table-cell>
          <table:table-cell table:style-name="ce1559" office:value-type="float" office:value="6" calcext:value-type="float">
            <text:p>6</text:p>
          </table:table-cell>
          <table:table-cell table:style-name="ce1559" office:value-type="float" office:value="13" calcext:value-type="float">
            <text:p>13</text:p>
          </table:table-cell>
          <table:table-cell table:style-name="ce1559" office:value-type="float" office:value="11" calcext:value-type="float">
            <text:p>11</text:p>
          </table:table-cell>
          <table:table-cell table:style-name="ce1559" office:value-type="float" office:value="5" calcext:value-type="float">
            <text:p>5</text:p>
          </table:table-cell>
          <table:table-cell table:style-name="ce1607" office:value-type="string" calcext:value-type="string">
            <text:p>kardvívás</text:p>
          </table:table-cell>
          <table:table-cell table:style-name="ce1644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73"/>
          <table:table-cell table:style-name="ce1540" office:value-type="string" calcext:value-type="string">
            <text:p>Tőrkard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S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7"/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6" calcext:value-type="float">
            <text:p>6</text:p>
          </table:table-cell>
          <table:table-cell table:number-columns-repeated="2" table:style-name="ce1561" office:value-type="float" office:value="12" calcext:value-type="float">
            <text:p>12</text:p>
          </table:table-cell>
          <table:table-cell table:style-name="ce1561" office:value-type="float" office:value="5" calcext:value-type="float">
            <text:p>5</text:p>
          </table:table-cell>
          <table:table-cell table:style-name="ce1621" office:value-type="string" calcext:value-type="string">
            <text:p>kardvívás</text:p>
          </table:table-cell>
          <table:table-cell table:style-name="ce1645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64">+2</text:span></text:p>
            <text:p><text:span text:style-name="T21">- Zúzó fegyverek ellen VÉ büntetés: </text:span><text:span text:style-name="T64">-8 VÉ</text:span></text:p>
          </table:table-cell>
          <table:table-cell table:style-name="ce1697" table:number-columns-repeated="241"/>
          <table:table-cell table:number-columns-repeated="16128"/>
        </table:table-row>
        <table:table-row table:style-name="ro2">
          <table:table-cell table:style-name="ce1524" office:value-type="string" calcext:value-type="string">
            <text:p>Zúzó fegyverek</text:p>
          </table:table-cell>
          <table:table-cell table:style-name="ce1534" office:value-type="string" calcext:value-type="string">
            <text:p>Bot, rövid</text:p>
          </table:table-cell>
          <table:table-cell table:style-name="ce1557" office:value-type="string" calcext:value-type="string">
            <text:p>egykezes</text:p>
          </table:table-cell>
          <table:table-cell table:style-name="ce1563" office:value-type="float" office:value="-3" calcext:value-type="float">
            <text:p>-3</text:p>
          </table:table-cell>
          <table:table-cell table:style-name="ce1563" office:value-type="string" calcext:value-type="string">
            <text:p>Z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3"/>
          <table:table-cell table:style-name="ce1558" office:value-type="float" office:value="0.5" calcext:value-type="float">
            <text:p>0.5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5" calcext:value-type="float">
            <text:p>5</text:p>
          </table:table-cell>
          <table:table-cell table:style-name="ce1607" office:value-type="string" calcext:value-type="string">
            <text:p>zúzás</text:p>
          </table:table-cell>
          <table:table-cell table:style-name="ce1638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Bot, furkós</text:p>
          </table:table-cell>
          <table:table-cell table:style-name="ce1558" office:value-type="string" calcext:value-type="string">
            <text:p>egykezes</text:p>
          </table:table-cell>
          <table:table-cell table:style-name="ce1559" office:value-type="float" office:value="-1" calcext:value-type="float">
            <text:p>-1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4"/>
          <table:table-cell table:style-name="ce1557" office:value-type="float" office:value="1" calcext:value-type="float">
            <text:p>1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float" office:value="10" calcext:value-type="float">
            <text:p>10</text:p>
          </table:table-cell>
          <table:table-cell table:style-name="ce1559" office:value-type="float" office:value="8" calcext:value-type="float">
            <text:p>8</text:p>
          </table:table-cell>
          <table:table-cell table:style-name="ce1559" office:value-type="float" office:value="6" calcext:value-type="float">
            <text:p>6</text:p>
          </table:table-cell>
          <table:table-cell table:style-name="ce1607" office:value-type="string" calcext:value-type="string">
            <text:p>zúzás</text:p>
          </table:table-cell>
          <table:table-cell table:style-name="ce1643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Buzogány, egykezes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78" office:value-type="string" calcext:value-type="string">
            <text:p>Z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4"/>
          <table:table-cell table:style-name="ce1563" office:value-type="float" office:value="1" calcext:value-type="float">
            <text:p>1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float" office:value="12" calcext:value-type="float">
            <text:p>12</text:p>
          </table:table-cell>
          <table:table-cell table:style-name="ce1559" office:value-type="float" office:value="8" calcext:value-type="float">
            <text:p>8</text:p>
          </table:table-cell>
          <table:table-cell table:style-name="ce1559" office:value-type="float" office:value="6" calcext:value-type="float">
            <text:p>6</text:p>
          </table:table-cell>
          <table:table-cell table:style-name="ce1608" office:value-type="string" calcext:value-type="string">
            <text:p>zúzás</text:p>
          </table:table-cell>
          <table:table-cell table:style-name="ce1643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Buzogány, kétkezes</text:p>
          </table:table-cell>
          <table:table-cell table:style-name="ce1559" office:value-type="string" calcext:value-type="string">
            <text:p>kétkezes</text:p>
          </table:table-cell>
          <table:table-cell table:style-name="ce1559" office:value-type="float" office:value="8" calcext:value-type="float">
            <text:p>8</text:p>
          </table:table-cell>
          <table:table-cell table:style-name="ce1559" office:value-type="string" calcext:value-type="string">
            <text:p>Z</text:p>
          </table:table-cell>
          <table:table-cell table:style-name="ce1559" office:value-type="float" office:value="5" calcext:value-type="float">
            <text:p>5</text:p>
          </table:table-cell>
          <table:table-cell table:style-name="ce1559" office:value-type="float" office:value="0" calcext:value-type="float">
            <text:p>0</text:p>
          </table:table-cell>
          <table:table-cell table:style-name="ce1594"/>
          <table:table-cell table:style-name="ce1559" office:value-type="float" office:value="1.5" calcext:value-type="float">
            <text:p>1.5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20" calcext:value-type="float">
            <text:p>20</text:p>
          </table:table-cell>
          <table:table-cell table:number-columns-repeated="2" table:style-name="ce1559" office:value-type="float" office:value="8" calcext:value-type="float">
            <text:p>8</text:p>
          </table:table-cell>
          <table:table-cell table:style-name="ce1608" office:value-type="string" calcext:value-type="string">
            <text:p>zúzás</text:p>
          </table:table-cell>
          <table:table-cell table:style-name="ce164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Buzogány, láncos</text:p>
          </table:table-cell>
          <table:table-cell table:style-name="ce1558" office:value-type="string" calcext:value-type="string">
            <text:p>egy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4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3" calcext:value-type="float">
            <text:p>3</text:p>
          </table:table-cell>
          <table:table-cell table:style-name="ce1559" office:value-type="float" office:value="15" calcext:value-type="float">
            <text:p>15</text:p>
          </table:table-cell>
          <table:table-cell table:number-columns-repeated="2" table:style-name="ce1559" office:value-type="float" office:value="6" calcext:value-type="float">
            <text:p>6</text:p>
          </table:table-cell>
          <table:table-cell table:style-name="ce1607" office:value-type="string" calcext:value-type="string">
            <text:p>zúzás</text:p>
          </table:table-cell>
          <table:table-cell table:style-name="ce164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Buzogány, shadleki</text:p>
          </table:table-cell>
          <table:table-cell table:style-name="ce1558" office:value-type="string" calcext:value-type="string">
            <text:p>egykezes</text:p>
          </table:table-cell>
          <table:table-cell table:style-name="ce1559" office:value-type="float" office:value="5" calcext:value-type="float">
            <text:p>5</text:p>
          </table:table-cell>
          <table:table-cell table:style-name="ce1559" office:value-type="string" calcext:value-type="string">
            <text:p>Z</text:p>
          </table:table-cell>
          <table:table-cell table:style-name="ce1559" office:value-type="float" office:value="3" calcext:value-type="float">
            <text:p>3</text:p>
          </table:table-cell>
          <table:table-cell table:style-name="ce1559" office:value-type="float" office:value="0" calcext:value-type="float">
            <text:p>0</text:p>
          </table:table-cell>
          <table:table-cell table:style-name="ce1594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5" calcext:value-type="float">
            <text:p>5</text:p>
          </table:table-cell>
          <table:table-cell table:style-name="ce1559" office:value-type="float" office:value="14" calcext:value-type="float">
            <text:p>14</text:p>
          </table:table-cell>
          <table:table-cell table:style-name="ce1559" office:value-type="float" office:value="9" calcext:value-type="float">
            <text:p>9</text:p>
          </table:table-cell>
          <table:table-cell table:style-name="ce1559" office:value-type="float" office:value="6" calcext:value-type="float">
            <text:p>6</text:p>
          </table:table-cell>
          <table:table-cell table:style-name="ce1607" office:value-type="string" calcext:value-type="string">
            <text:p>zúzás</text:p>
          </table:table-cell>
          <table:table-cell table:style-name="ce1643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Buzogány, tollas</text:p>
          </table:table-cell>
          <table:table-cell table:style-name="ce1558" office:value-type="string" calcext:value-type="string">
            <text:p>egy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Z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94"/>
          <table:table-cell table:style-name="ce1559" office:value-type="float" office:value="0.5" calcext:value-type="float">
            <text:p>0.5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float" office:value="9" calcext:value-type="float">
            <text:p>9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float" office:value="5" calcext:value-type="float">
            <text:p>5</text:p>
          </table:table-cell>
          <table:table-cell table:style-name="ce1607" office:value-type="string" calcext:value-type="string">
            <text:p>zúzás</text:p>
          </table:table-cell>
          <table:table-cell table:style-name="ce1643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Csatabárd, egykezes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79" office:value-type="string" calcext:value-type="string">
            <text:p>Z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.5" calcext:value-type="float">
            <text:p>0.5</text:p>
          </table:table-cell>
          <table:table-cell table:style-name="ce1558" office:value-type="float" office:value="4" calcext:value-type="float">
            <text:p>4</text:p>
          </table:table-cell>
          <table:table-cell table:number-columns-repeated="2" table:style-name="ce1558" office:value-type="float" office:value="8" calcext:value-type="float">
            <text:p>8</text:p>
          </table:table-cell>
          <table:table-cell table:style-name="ce1558" office:value-type="float" office:value="6" calcext:value-type="float">
            <text:p>6</text:p>
          </table:table-cell>
          <table:table-cell table:style-name="ce1607" office:value-type="string" calcext:value-type="string">
            <text:p>zúzás</text:p>
          </table:table-cell>
          <table:table-cell table:style-name="ce1643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Csatabárd, kétkezes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8" calcext:value-type="float">
            <text:p>8</text:p>
          </table:table-cell>
          <table:table-cell table:style-name="ce1558" office:value-type="string" calcext:value-type="string">
            <text:p>Z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1.5" calcext:value-type="float">
            <text:p>1.5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8" calcext:value-type="float">
            <text:p>18</text:p>
          </table:table-cell>
          <table:table-cell table:style-name="ce1558" office:value-type="float" office:value="10" calcext:value-type="float">
            <text:p>10</text:p>
          </table:table-cell>
          <table:table-cell table:style-name="ce1558" office:value-type="float" office:value="8" calcext:value-type="float">
            <text:p>8</text:p>
          </table:table-cell>
          <table:table-cell table:style-name="ce1607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1">
          <table:table-cell/>
          <table:table-cell table:style-name="ce1535" office:value-type="string" calcext:value-type="string">
            <text:p>Csatacsákány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string" calcext:value-type="string">
            <text:p>Z</text:p>
          </table:table-cell>
          <table:table-cell table:style-name="ce1558" office:value-type="float" office:value="10" calcext:value-type="float">
            <text:p>1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.5" calcext:value-type="float">
            <text:p>0.5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7" calcext:value-type="float">
            <text:p>7</text:p>
          </table:table-cell>
          <table:table-cell table:style-name="ce1607" office:value-type="string" calcext:value-type="string">
            <text:p>zúzás</text:p>
          </table:table-cell>
          <table:table-cell table:style-name="ce164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3"/>
          <table:table-cell table:style-name="ce1540" office:value-type="string" calcext:value-type="string">
            <text:p>Harci kalapác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string" calcext:value-type="string">
            <text:p>Z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7"/>
          <table:table-cell table:style-name="ce1562" office:value-type="float" office:value="1.5" calcext:value-type="float">
            <text:p>1.5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float" office:value="20" calcext:value-type="float">
            <text:p>20</text:p>
          </table:table-cell>
          <table:table-cell table:number-columns-repeated="2" table:style-name="ce1562" office:value-type="float" office:value="8" calcext:value-type="float">
            <text:p>8</text:p>
          </table:table-cell>
          <table:table-cell table:style-name="ce1622" office:value-type="string" calcext:value-type="string">
            <text:p>zúzás</text:p>
          </table:table-cell>
          <table:table-cell table:style-name="ce1647" office:value-type="string" calcext:value-type="string">
            <text:p>Erő követelmény: +2</text:p>
          </table:table-cell>
          <table:table-cell table:style-name="ce1697" table:number-columns-repeated="241"/>
          <table:table-cell table:number-columns-repeated="16128"/>
        </table:table-row>
        <table:table-row table:style-name="ro2">
          <table:table-cell table:style-name="ce1524" office:value-type="string" calcext:value-type="string">
            <text:p>Lándzsavívó fegyverek</text:p>
          </table:table-cell>
          <table:table-cell table:style-name="ce1542" office:value-type="string" calcext:value-type="string">
            <text:p>Alabárd</text:p>
          </table:table-cell>
          <table:table-cell table:style-name="ce156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+Z/V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0" calcext:value-type="float">
            <text:p>0</text:p>
          </table:table-cell>
          <table:table-cell table:style-name="ce1593"/>
          <table:table-cell table:style-name="ce1559" office:value-type="float" office:value="3" calcext:value-type="float">
            <text:p>3</text:p>
          </table:table-cell>
          <table:table-cell table:style-name="ce1563" office:value-type="float" office:value="12" calcext:value-type="float">
            <text:p>12</text:p>
          </table:table-cell>
          <table:table-cell table:number-columns-repeated="2" table:style-name="ce1563" office:value-type="float" office:value="28" calcext:value-type="float">
            <text:p>28</text:p>
          </table:table-cell>
          <table:table-cell table:style-name="ce1563" office:value-type="float" office:value="8" calcext:value-type="float">
            <text:p>8</text:p>
          </table:table-cell>
          <table:table-cell table:style-name="ce1608" office:value-type="string" calcext:value-type="string">
            <text:p>lándzsavívás</text:p>
          </table:table-cell>
          <table:table-cell table:style-name="ce1648" office:value-type="string" calcext:value-type="string">
            <text:p>Talán a legjobb a páncélok ellen</text:p>
          </table:table-cell>
          <table:table-cell table:style-name="ce708" table:number-columns-repeated="241"/>
          <table:table-cell table:number-columns-repeated="16128"/>
        </table:table-row>
        <table:table-row table:style-name="ro2">
          <table:table-cell table:style-name="ce1525"/>
          <table:table-cell table:style-name="ce1536" office:value-type="string" calcext:value-type="string">
            <text:p>Bot, hosszú</text:p>
          </table:table-cell>
          <table:table-cell table:style-name="ce1559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2" calcext:value-type="float">
            <text:p>2</text:p>
          </table:table-cell>
          <table:table-cell table:style-name="ce1559" office:value-type="float" office:value="14" calcext:value-type="float">
            <text:p>14</text:p>
          </table:table-cell>
          <table:table-cell table:style-name="ce1559" office:value-type="float" office:value="16" calcext:value-type="float">
            <text:p>16</text:p>
          </table:table-cell>
          <table:table-cell table:style-name="ce1559" office:value-type="float" office:value="24" calcext:value-type="float">
            <text:p>24</text:p>
          </table:table-cell>
          <table:table-cell table:style-name="ce1559" office:value-type="float" office:value="6" calcext:value-type="float">
            <text:p>6</text:p>
          </table:table-cell>
          <table:table-cell table:style-name="ce1608" office:value-type="string" calcext:value-type="string">
            <text:p>lándzsavívás</text:p>
          </table:table-cell>
          <table:table-cell table:style-name="ce708" table:number-columns-repeated="242"/>
          <table:table-cell table:number-columns-repeated="16128"/>
        </table:table-row>
        <table:table-row table:style-name="ro24">
          <table:table-cell table:style-name="ce1525"/>
          <table:table-cell table:style-name="ce1536" office:value-type="string" calcext:value-type="string">
            <text:p>Lándzsa</text:p>
          </table:table-cell>
          <table:table-cell table:style-name="ce1559" office:value-type="string" calcext:value-type="string">
            <text:p>kétkezes</text:p>
          </table:table-cell>
          <table:table-cell table:style-name="ce1571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style-name="ce1559" office:value-type="string" calcext:value-type="string">
            <text:p>4/0</text:p>
          </table:table-cell>
          <table:table-cell table:style-name="ce1559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2" calcext:value-type="float">
            <text:p>2</text:p>
          </table:table-cell>
          <table:table-cell table:style-name="ce1559" office:value-type="float" office:value="14" calcext:value-type="float">
            <text:p>14</text:p>
          </table:table-cell>
          <table:table-cell table:number-columns-repeated="2" table:style-name="ce1559" office:value-type="float" office:value="32" calcext:value-type="float">
            <text:p>32</text:p>
          </table:table-cell>
          <table:table-cell table:style-name="ce1559" office:value-type="float" office:value="6" calcext:value-type="float">
            <text:p>6</text:p>
          </table:table-cell>
          <table:table-cell table:style-name="ce1608" office:value-type="string" calcext:value-type="string">
            <text:p>lándzsavívás</text:p>
          </table:table-cell>
          <table:table-cell table:style-name="ce1649" office:value-type="string" calcext:value-type="string">
            <text:p>Keskeny: +2</text:p>
            <text:p>Széles hegyű: +2</text:p>
          </table:table-cell>
          <table:table-cell table:style-name="ce708" table:number-columns-repeated="241"/>
          <table:table-cell table:number-columns-repeated="16128"/>
        </table:table-row>
        <table:table-row table:style-name="ro24">
          <table:table-cell table:style-name="ce1525"/>
          <table:table-cell table:style-name="ce1536" office:value-type="string" calcext:value-type="string">
            <text:p>Pika</text:p>
          </table:table-cell>
          <table:table-cell table:style-name="ce1559" office:value-type="string" calcext:value-type="string">
            <text:p>kétkezes</text:p>
          </table:table-cell>
          <table:table-cell table:style-name="ce1571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style-name="ce1559" office:value-type="string" calcext:value-type="string">
            <text:p>4/0</text:p>
          </table:table-cell>
          <table:table-cell table:style-name="ce1559" office:value-type="float" office:value="0" calcext:value-type="float">
            <text:p>0</text:p>
          </table:table-cell>
          <table:table-cell table:style-name="ce1594"/>
          <table:table-cell table:style-name="ce1559" office:value-type="float" office:value="4" calcext:value-type="float">
            <text:p>4</text:p>
          </table:table-cell>
          <table:table-cell table:style-name="ce1559" office:value-type="float" office:value="18" calcext:value-type="float">
            <text:p>18</text:p>
          </table:table-cell>
          <table:table-cell table:number-columns-repeated="2" table:style-name="ce1559" office:value-type="float" office:value="40" calcext:value-type="float">
            <text:p>40</text:p>
          </table:table-cell>
          <table:table-cell table:style-name="ce1559" office:value-type="float" office:value="9" calcext:value-type="float">
            <text:p>9</text:p>
          </table:table-cell>
          <table:table-cell table:style-name="ce1608" office:value-type="string" calcext:value-type="string">
            <text:p>lándzsavívás</text:p>
          </table:table-cell>
          <table:table-cell table:style-name="ce1649" office:value-type="string" calcext:value-type="string">
            <text:p>Keskeny: +2</text:p>
            <text:p>Széles hegyű: +2</text:p>
          </table:table-cell>
          <table:table-cell table:style-name="ce708" table:number-columns-repeated="241"/>
          <table:table-cell table:number-columns-repeated="16128"/>
        </table:table-row>
        <table:table-row table:style-name="ro2">
          <table:table-cell table:style-name="ce1525"/>
          <table:table-cell table:style-name="ce1536" office:value-type="string" calcext:value-type="string">
            <text:p>Szigony, egykezes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59" office:value-type="float" office:value="10" calcext:value-type="float">
            <text:p>10</text:p>
          </table:table-cell>
          <table:table-cell table:style-name="ce1559" office:value-type="float" office:value="14" calcext:value-type="float">
            <text:p>14</text:p>
          </table:table-cell>
          <table:table-cell table:style-name="ce1559" office:value-type="float" office:value="7" calcext:value-type="float">
            <text:p>7</text:p>
          </table:table-cell>
          <table:table-cell table:style-name="ce1608" office:value-type="string" calcext:value-type="string">
            <text:p>lándzsavívás</text:p>
          </table:table-cell>
          <table:table-cell table:style-name="ce708" table:number-columns-repeated="242"/>
          <table:table-cell table:number-columns-repeated="16128"/>
        </table:table-row>
        <table:table-row table:style-name="ro2">
          <table:table-cell table:style-name="ce1526"/>
          <table:table-cell table:style-name="ce1543" office:value-type="string" calcext:value-type="string">
            <text:p>Szigony, kétkezes</text:p>
          </table:table-cell>
          <table:table-cell table:style-name="ce1565" office:value-type="string" calcext:value-type="string">
            <text:p>két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2" calcext:value-type="float">
            <text:p>2</text:p>
          </table:table-cell>
          <table:table-cell table:style-name="ce1565" office:value-type="float" office:value="0" calcext:value-type="float">
            <text:p>0</text:p>
          </table:table-cell>
          <table:table-cell table:style-name="ce1596"/>
          <table:table-cell table:style-name="ce1565" office:value-type="float" office:value="3" calcext:value-type="float">
            <text:p>3</text:p>
          </table:table-cell>
          <table:table-cell table:style-name="ce1565" office:value-type="float" office:value="10" calcext:value-type="float">
            <text:p>10</text:p>
          </table:table-cell>
          <table:table-cell table:style-name="ce1565" office:value-type="float" office:value="22" calcext:value-type="float">
            <text:p>22</text:p>
          </table:table-cell>
          <table:table-cell table:style-name="ce1565" office:value-type="float" office:value="26" calcext:value-type="float">
            <text:p>26</text:p>
          </table:table-cell>
          <table:table-cell table:style-name="ce1565" office:value-type="float" office:value="8" calcext:value-type="float">
            <text:p>8</text:p>
          </table:table-cell>
          <table:table-cell table:style-name="ce1623" office:value-type="string" calcext:value-type="string">
            <text:p>lándzsavívás</text:p>
          </table:table-cell>
          <table:table-cell table:style-name="ce165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style-name="ce1527"/>
          <table:table-cell table:style-name="ce1545" office:value-type="string" calcext:value-type="string">
            <text:p>Fegyver</text:p>
          </table:table-cell>
          <table:table-cell table:style-name="ce1566" office:value-type="string" calcext:value-type="string">
            <text:p>Forgatás módja</text:p>
          </table:table-cell>
          <table:table-cell table:style-name="ce1545" office:value-type="string" calcext:value-type="string">
            <text:p>SP</text:p>
          </table:table-cell>
          <table:table-cell table:style-name="ce1566" office:value-type="string" calcext:value-type="string">
            <text:p>Sebzés módja</text:p>
          </table:table-cell>
          <table:table-cell table:style-name="ce1545" office:value-type="string" calcext:value-type="string">
            <text:p>Átütés</text:p>
          </table:table-cell>
          <table:table-cell table:style-name="ce1545" table:number-columns-repeated="2"/>
          <table:table-cell table:style-name="ce1545" office:value-type="string" calcext:value-type="string">
            <text:p>Hatótáv</text:p>
          </table:table-cell>
          <table:table-cell table:style-name="ce1545" office:value-type="string" calcext:value-type="string">
            <text:p>KÉ</text:p>
          </table:table-cell>
          <table:table-cell table:style-name="ce1545" office:value-type="string" calcext:value-type="string">
            <text:p>CÉ</text:p>
          </table:table-cell>
          <table:table-cell table:style-name="ce1545" office:value-type="string" calcext:value-type="string">
            <text:p>Osztó</text:p>
          </table:table-cell>
          <table:table-cell table:style-name="ce1545" office:value-type="string" calcext:value-type="string">
            <text:p>Sebesség</text:p>
          </table:table-cell>
          <table:table-cell table:style-name="ce1545" office:value-type="string" calcext:value-type="string">
            <text:p>Harcmodor</text:p>
          </table:table-cell>
          <table:table-cell table:style-name="ce1545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4" office:value-type="string" calcext:value-type="string">
            <text:p>Hajítófegyverek</text:p>
          </table:table-cell>
          <table:table-cell table:style-name="ce1546" office:value-type="string" calcext:value-type="string">
            <text:p>Bola</text:p>
          </table:table-cell>
          <table:table-cell table:style-name="ce1546" office:value-type="string" calcext:value-type="string">
            <text:p>egykezes</text:p>
          </table:table-cell>
          <table:table-cell table:number-columns-repeated="2" table:style-name="ce1572" office:value-type="string" calcext:value-type="string">
            <text:p>-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8"/>
          <table:table-cell table:style-name="ce1572" office:value-type="string" calcext:value-type="string">
            <text:p>20m</text:p>
          </table:table-cell>
          <table:table-cell table:number-columns-repeated="2" table:style-name="ce1572" office:value-type="float" office:value="2" calcext:value-type="float">
            <text:p>2</text:p>
          </table:table-cell>
          <table:table-cell table:style-name="ce1546" office:value-type="float" office:value="1" calcext:value-type="float">
            <text:p>1</text:p>
          </table:table-cell>
          <table:table-cell table:style-name="ce1602" office:value-type="float" office:value="10" calcext:value-type="float">
            <text:p>10</text:p>
          </table:table-cell>
          <table:table-cell table:style-name="ce1607" office:value-type="string" calcext:value-type="string">
            <text:p>hajítás</text:p>
          </table:table-cell>
          <table:table-cell table:style-name="ce1651"/>
          <table:table-cell table:number-columns-repeated="16369"/>
        </table:table-row>
        <table:table-row table:style-name="ro25">
          <table:table-cell table:style-name="ce1528"/>
          <table:table-cell table:style-name="ce1549" office:value-type="string" calcext:value-type="string">
            <text:p>Dárda</text:p>
          </table:table-cell>
          <table:table-cell table:style-name="ce1549" office:value-type="string" calcext:value-type="string">
            <text:p>egykezes</text:p>
          </table:table-cell>
          <table:table-cell table:style-name="ce1573" office:value-type="float" office:value="3" calcext:value-type="float">
            <text:p>3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3" calcext:value-type="float">
            <text:p>3</text:p>
          </table:table-cell>
          <table:table-cell table:style-name="ce1586" table:number-columns-repeated="2"/>
          <table:table-cell table:style-name="ce1573" office:value-type="string" calcext:value-type="string">
            <text:p>5m + (Erő x 3)</text:p>
          </table:table-cell>
          <table:table-cell table:style-name="ce1573" office:value-type="float" office:value="5" calcext:value-type="float">
            <text:p>5</text:p>
          </table:table-cell>
          <table:table-cell table:style-name="ce1573" office:value-type="float" office:value="3" calcext:value-type="float">
            <text:p>3</text:p>
          </table:table-cell>
          <table:table-cell table:style-name="ce1553" office:value-type="float" office:value="2" calcext:value-type="float">
            <text:p>2</text:p>
          </table:table-cell>
          <table:table-cell table:style-name="ce1603" office:value-type="float" office:value="7" calcext:value-type="float">
            <text:p>7</text:p>
          </table:table-cell>
          <table:table-cell table:style-name="ce1624" office:value-type="string" calcext:value-type="string">
            <text:p>hajítás</text:p>
          </table:table-cell>
          <table:table-cell table:style-name="ce1652" office:value-type="string" calcext:value-type="string">
            <text:p>Követelmény: Erő +0</text:p>
            <text:p><text:span text:style-name="T65">Maximális hatótávolsága: </text:span><text:span text:style-name="T66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09"/>
          <table:table-cell table:style-name="ce181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6" office:value-type="string" calcext:value-type="string">
            <text:p>Dobóháló</text:p>
          </table:table-cell>
          <table:table-cell table:style-name="ce1553" office:value-type="string" calcext:value-type="string">
            <text:p>egykezes</text:p>
          </table:table-cell>
          <table:table-cell table:number-columns-repeated="2" table:style-name="ce1572" office:value-type="string" calcext:value-type="string">
            <text:p>-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8"/>
          <table:table-cell table:style-name="ce1572" office:value-type="string" calcext:value-type="string">
            <text:p>4m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602" office:value-type="float" office:value="10" calcext:value-type="float">
            <text:p>10</text:p>
          </table:table-cell>
          <table:table-cell table:style-name="ce1607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0" office:value-type="string" calcext:value-type="string">
            <text:p>Hajítóbárd</text:p>
          </table:table-cell>
          <table:table-cell table:style-name="ce1553" office:value-type="string" calcext:value-type="string">
            <text:p>egykezes</text:p>
          </table:table-cell>
          <table:table-cell table:style-name="ce1574" office:value-type="float" office:value="2" calcext:value-type="float">
            <text:p>2</text:p>
          </table:table-cell>
          <table:table-cell table:style-name="ce1574" office:value-type="string" calcext:value-type="string">
            <text:p>Z</text:p>
          </table:table-cell>
          <table:table-cell table:style-name="ce1574" office:value-type="float" office:value="0" calcext:value-type="float">
            <text:p>0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20m</text:p>
          </table:table-cell>
          <table:table-cell table:style-name="ce1574" office:value-type="float" office:value="8" calcext:value-type="float">
            <text:p>8</text:p>
          </table:table-cell>
          <table:table-cell table:style-name="ce1574" office:value-type="float" office:value="4" calcext:value-type="float">
            <text:p>4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523"/>
          <table:table-cell table:style-name="ce1552" office:value-type="string" calcext:value-type="string">
            <text:p>Hajítótőr</text:p>
          </table:table-cell>
          <table:table-cell table:style-name="ce1549" office:value-type="string" calcext:value-type="string">
            <text:p>egykezes</text:p>
          </table:table-cell>
          <table:table-cell table:style-name="ce1552" office:value-type="float" office:value="0" calcext:value-type="float">
            <text:p>0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0" calcext:value-type="float">
            <text:p>0</text:p>
          </table:table-cell>
          <table:table-cell table:style-name="ce1588"/>
          <table:table-cell table:style-name="ce1599"/>
          <table:table-cell table:style-name="ce1580" office:value-type="string" calcext:value-type="string">
            <text:p>15m</text:p>
          </table:table-cell>
          <table:table-cell table:style-name="ce1580" office:value-type="float" office:value="12" calcext:value-type="float">
            <text:p>12</text:p>
          </table:table-cell>
          <table:table-cell table:style-name="ce1580" office:value-type="float" office:value="4" calcext:value-type="float">
            <text:p>4</text:p>
          </table:table-cell>
          <table:table-cell table:style-name="ce1552" office:value-type="float" office:value="2" calcext:value-type="float">
            <text:p>2</text:p>
          </table:table-cell>
          <table:table-cell table:style-name="ce1605" office:value-type="float" office:value="5" calcext:value-type="float">
            <text:p>5</text:p>
          </table:table-cell>
          <table:table-cell table:style-name="ce1629" office:value-type="string" calcext:value-type="string">
            <text:p>hajítás</text:p>
          </table:table-cell>
          <table:table-cell table:style-name="ce1678" office:value-type="string" calcext:value-type="string">
            <text:p><text:span text:style-name="T56">Automatikusan jár rá a</text:span></text:p>
            <text:p><text:span text:style-name="T56">Közeli lövés fortélynál leírt +10CÉ bónusz</text:span></text:p>
            <text:p><text:span text:style-name="T56">Ha a célpont Cellaszáma 1.</text:span></text:p>
            <text:p><text:span text:style-name="T56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50" office:value-type="string" calcext:value-type="string">
            <text:p>kő</text:p>
          </table:table-cell>
          <table:table-cell table:style-name="ce1550" office:value-type="string" calcext:value-type="string">
            <text:p>egykezes</text:p>
          </table:table-cell>
          <table:table-cell table:style-name="ce1574" office:value-type="float" office:value="-10" calcext:value-type="float">
            <text:p>-10</text:p>
          </table:table-cell>
          <table:table-cell table:style-name="ce1574" office:value-type="string" calcext:value-type="string">
            <text:p>Z</text:p>
          </table:table-cell>
          <table:table-cell table:style-name="ce1574" office:value-type="float" office:value="0" calcext:value-type="float">
            <text:p>0</text:p>
          </table:table-cell>
          <table:table-cell table:style-name="ce1588"/>
          <table:table-cell table:style-name="ce1599"/>
          <table:table-cell table:style-name="ce1580" office:value-type="string" calcext:value-type="string">
            <text:p>20m</text:p>
          </table:table-cell>
          <table:table-cell table:style-name="ce1574" office:value-type="float" office:value="6" calcext:value-type="float">
            <text:p>6</text:p>
          </table:table-cell>
          <table:table-cell table:style-name="ce1574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07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8"/>
          <table:table-cell table:style-name="ce1553" office:value-type="string" calcext:value-type="string">
            <text:p>Lasszó</text:p>
          </table:table-cell>
          <table:table-cell table:style-name="ce1553" office:value-type="string" calcext:value-type="string">
            <text:p>egykezes</text:p>
          </table:table-cell>
          <table:table-cell table:number-columns-repeated="2" table:style-name="ce1573" office:value-type="string" calcext:value-type="string">
            <text:p>-</text:p>
          </table:table-cell>
          <table:table-cell table:style-name="ce1573" office:value-type="float" office:value="0" calcext:value-type="float">
            <text:p>0</text:p>
          </table:table-cell>
          <table:table-cell table:style-name="ce1586" table:number-columns-repeated="2"/>
          <table:table-cell table:style-name="ce1573" office:value-type="string" calcext:value-type="string">
            <text:p>10m</text:p>
          </table:table-cell>
          <table:table-cell table:number-columns-repeated="2" table:style-name="ce1573" office:value-type="float" office:value="0" calcext:value-type="float">
            <text:p>0</text:p>
          </table:table-cell>
          <table:table-cell table:style-name="ce1553" office:value-type="float" office:value="1" calcext:value-type="float">
            <text:p>1</text:p>
          </table:table-cell>
          <table:table-cell table:style-name="ce1603" office:value-type="float" office:value="9" calcext:value-type="float">
            <text:p>9</text:p>
          </table:table-cell>
          <table:table-cell table:style-name="ce1624" office:value-type="string" calcext:value-type="string">
            <text:p>hajítás</text:p>
          </table:table-cell>
          <table:table-cell table:style-name="ce1684" office:value-type="string" calcext:value-type="string">
            <text:p>Sebesülés az esés következtében lehet.</text:p>
          </table:table-cell>
          <table:table-cell table:style-name="ce1810" table:number-columns-repeated="241"/>
          <table:table-cell table:number-columns-repeated="16128"/>
        </table:table-row>
        <table:table-row table:style-name="ro27">
          <table:table-cell/>
          <table:table-cell table:style-name="ce1553" office:value-type="string" calcext:value-type="string">
            <text:p>Parittya</text:p>
          </table:table-cell>
          <table:table-cell table:style-name="ce1553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Z</text:p>
          </table:table-cell>
          <table:table-cell table:style-name="ce1573" office:value-type="float" office:value="0" calcext:value-type="float">
            <text:p>0</text:p>
          </table:table-cell>
          <table:table-cell table:style-name="ce1586"/>
          <table:table-cell table:style-name="ce1600"/>
          <table:table-cell table:style-name="ce1573" office:value-type="string" calcext:value-type="string">
            <text:p>70m</text:p>
          </table:table-cell>
          <table:table-cell table:number-columns-repeated="2" table:style-name="ce1573" office:value-type="float" office:value="4" calcext:value-type="float">
            <text:p>4</text:p>
          </table:table-cell>
          <table:table-cell table:style-name="ce1553" office:value-type="float" office:value="2" calcext:value-type="float">
            <text:p>2</text:p>
          </table:table-cell>
          <table:table-cell table:style-name="ce1603" office:value-type="float" office:value="9" calcext:value-type="float">
            <text:p>9</text:p>
          </table:table-cell>
          <table:table-cell table:style-name="ce1624" office:value-type="string" calcext:value-type="string">
            <text:p>hajítás</text:p>
          </table:table-cell>
          <table:table-cell table:style-name="ce168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0" office:value-type="string" calcext:value-type="string">
            <text:p>Ramiera</text:p>
          </table:table-cell>
          <table:table-cell table:style-name="ce1550" office:value-type="string" calcext:value-type="string">
            <text:p>egykezes</text:p>
          </table:table-cell>
          <table:table-cell table:style-name="ce1574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10m</text:p>
          </table:table-cell>
          <table:table-cell table:style-name="ce1574" office:value-type="float" office:value="7" calcext:value-type="float">
            <text:p>7</text:p>
          </table:table-cell>
          <table:table-cell table:style-name="ce1574" office:value-type="float" office:value="1" calcext:value-type="float">
            <text:p>1</text:p>
          </table:table-cell>
          <table:table-cell table:style-name="ce1550" office:value-type="float" office:value="1" calcext:value-type="float">
            <text:p>1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1653"/>
          <table:table-cell table:number-columns-repeated="16369"/>
        </table:table-row>
        <table:table-row table:style-name="ro2">
          <table:table-cell/>
          <table:table-cell table:style-name="ce1550" office:value-type="string" calcext:value-type="string">
            <text:p>Slan csillag</text:p>
          </table:table-cell>
          <table:table-cell table:style-name="ce1550" office:value-type="string" calcext:value-type="string">
            <text:p>egykezes</text:p>
          </table:table-cell>
          <table:table-cell table:style-name="ce1574" office:value-type="float" office:value="-5" calcext:value-type="float">
            <text:p>-5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15m</text:p>
          </table:table-cell>
          <table:table-cell table:style-name="ce1574" office:value-type="float" office:value="12" calcext:value-type="float">
            <text:p>12</text:p>
          </table:table-cell>
          <table:table-cell table:style-name="ce1574" office:value-type="float" office:value="3" calcext:value-type="float">
            <text:p>3</text:p>
          </table:table-cell>
          <table:table-cell table:style-name="ce1550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7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463"/>
          <table:table-cell table:style-name="ce1554" office:value-type="string" calcext:value-type="string">
            <text:p>Tőr</text:p>
          </table:table-cell>
          <table:table-cell table:style-name="ce1554" office:value-type="string" calcext:value-type="string">
            <text:p>egykezes</text:p>
          </table:table-cell>
          <table:table-cell table:style-name="ce1575" office:value-type="float" office:value="0" calcext:value-type="float">
            <text:p>0</text:p>
          </table:table-cell>
          <table:table-cell table:style-name="ce1575" office:value-type="string" calcext:value-type="string">
            <text:p>S</text:p>
          </table:table-cell>
          <table:table-cell table:style-name="ce1575" office:value-type="float" office:value="0" calcext:value-type="float">
            <text:p>0</text:p>
          </table:table-cell>
          <table:table-cell table:style-name="ce1589" table:number-columns-repeated="2"/>
          <table:table-cell table:style-name="ce1575" office:value-type="string" calcext:value-type="string">
            <text:p>10m</text:p>
          </table:table-cell>
          <table:table-cell table:style-name="ce1575" office:value-type="float" office:value="7" calcext:value-type="float">
            <text:p>7</text:p>
          </table:table-cell>
          <table:table-cell table:style-name="ce1575" office:value-type="float" office:value="2" calcext:value-type="float">
            <text:p>2</text:p>
          </table:table-cell>
          <table:table-cell table:style-name="ce1554" office:value-type="float" office:value="2" calcext:value-type="float">
            <text:p>2</text:p>
          </table:table-cell>
          <table:table-cell table:style-name="ce1606" office:value-type="float" office:value="6" calcext:value-type="float">
            <text:p>6</text:p>
          </table:table-cell>
          <table:table-cell table:style-name="ce1609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24" office:value-type="string" calcext:value-type="string">
            <text:p>Íjász lőfegyverek</text:p>
          </table:table-cell>
          <table:table-cell table:style-name="ce1546" office:value-type="string" calcext:value-type="string">
            <text:p>Rövid íj</text:p>
          </table:table-cell>
          <table:table-cell table:style-name="ce1546" office:value-type="string" calcext:value-type="string">
            <text:p>kétkezes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string" calcext:value-type="string">
            <text:p>S</text:p>
          </table:table-cell>
          <table:table-cell table:style-name="ce1584" office:value-type="float" office:value="0" calcext:value-type="float">
            <text:p>0</text:p>
          </table:table-cell>
          <table:table-cell table:style-name="ce1590"/>
          <table:table-cell table:style-name="ce1598"/>
          <table:table-cell table:style-name="ce1572" office:value-type="string" calcext:value-type="string">
            <text:p>60m</text:p>
          </table:table-cell>
          <table:table-cell table:number-columns-repeated="2" table:style-name="ce1572" office:value-type="float" office:value="10" calcext:value-type="float">
            <text:p>10</text:p>
          </table:table-cell>
          <table:table-cell table:style-name="ce1546" office:value-type="float" office:value="3" calcext:value-type="float">
            <text:p>3</text:p>
          </table:table-cell>
          <table:table-cell table:style-name="ce1602" office:value-type="float" office:value="5" calcext:value-type="float">
            <text:p>5</text:p>
          </table:table-cell>
          <table:table-cell table:style-name="ce1607" office:value-type="string" calcext:value-type="string">
            <text:p>íjászat</text:p>
          </table:table-cell>
          <table:table-cell table:style-name="ce1689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50" office:value-type="string" calcext:value-type="string">
            <text:p>Hosszú íj</text:p>
          </table:table-cell>
          <table:table-cell table:style-name="ce1550" office:value-type="string" calcext:value-type="string">
            <text:p>kétkezes</text:p>
          </table:table-cell>
          <table:table-cell table:style-name="ce1574" office:value-type="float" office:value="3" calcext:value-type="float">
            <text:p>3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120m</text:p>
          </table:table-cell>
          <table:table-cell table:style-name="ce1574" office:value-type="float" office:value="6" calcext:value-type="float">
            <text:p>6</text:p>
          </table:table-cell>
          <table:table-cell table:style-name="ce1574" office:value-type="float" office:value="12" calcext:value-type="float">
            <text:p>12</text:p>
          </table:table-cell>
          <table:table-cell table:style-name="ce1550" office:value-type="float" office:value="3" calcext:value-type="float">
            <text:p>3</text:p>
          </table:table-cell>
          <table:table-cell table:style-name="ce1604" office:value-type="float" office:value="7" calcext:value-type="float">
            <text:p>7</text:p>
          </table:table-cell>
          <table:table-cell table:style-name="ce1607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67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50" office:value-type="string" calcext:value-type="string">
            <text:p>Visszacsapó íj</text:p>
          </table:table-cell>
          <table:table-cell table:style-name="ce1550" office:value-type="string" calcext:value-type="string">
            <text:p>kétkezes</text:p>
          </table:table-cell>
          <table:table-cell table:style-name="ce1574" office:value-type="float" office:value="4" calcext:value-type="float">
            <text:p>4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3" calcext:value-type="float">
            <text:p>3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160m</text:p>
          </table:table-cell>
          <table:table-cell table:style-name="ce1574" office:value-type="float" office:value="6" calcext:value-type="float">
            <text:p>6</text:p>
          </table:table-cell>
          <table:table-cell table:style-name="ce1574" office:value-type="float" office:value="10" calcext:value-type="float">
            <text:p>10</text:p>
          </table:table-cell>
          <table:table-cell table:style-name="ce1550" office:value-type="float" office:value="3" calcext:value-type="float">
            <text:p>3</text:p>
          </table:table-cell>
          <table:table-cell table:style-name="ce1604" office:value-type="float" office:value="7" calcext:value-type="float">
            <text:p>7</text:p>
          </table:table-cell>
          <table:table-cell table:style-name="ce1607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67">Erőbónusz max: +4</text:span></text:p>
          </table:table-cell>
          <table:table-cell table:number-columns-repeated="16369"/>
        </table:table-row>
        <table:table-row table:style-name="ro45">
          <table:table-cell/>
          <table:table-cell table:style-name="ce1550" office:value-type="string" calcext:value-type="string">
            <text:p>Elf íj</text:p>
          </table:table-cell>
          <table:table-cell table:style-name="ce1550" office:value-type="string" calcext:value-type="string">
            <text:p>kétkezes</text:p>
          </table:table-cell>
          <table:table-cell table:style-name="ce1574" office:value-type="float" office:value="4" calcext:value-type="float">
            <text:p>4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120m</text:p>
          </table:table-cell>
          <table:table-cell table:style-name="ce1574" office:value-type="float" office:value="8" calcext:value-type="float">
            <text:p>8</text:p>
          </table:table-cell>
          <table:table-cell table:style-name="ce1574" office:value-type="float" office:value="13" calcext:value-type="float">
            <text:p>13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íjászat</text:p>
          </table:table-cell>
          <table:table-cell table:style-name="ce16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53" office:value-type="string" calcext:value-type="string">
            <text:p>Fúvócső, kicsi</text:p>
          </table:table-cell>
          <table:table-cell table:style-name="ce1553" office:value-type="string" calcext:value-type="string">
            <text:p>egykezes</text:p>
          </table:table-cell>
          <table:table-cell table:style-name="ce1573" office:value-type="string" calcext:value-type="string">
            <text:p>spec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6"/>
          <table:table-cell table:style-name="ce1600"/>
          <table:table-cell table:style-name="ce1573" office:value-type="string" calcext:value-type="string">
            <text:p>16m</text:p>
          </table:table-cell>
          <table:table-cell table:style-name="ce1573" office:value-type="float" office:value="10" calcext:value-type="float">
            <text:p>10</text:p>
          </table:table-cell>
          <table:table-cell table:style-name="ce1573" office:value-type="float" office:value="8" calcext:value-type="float">
            <text:p>8</text:p>
          </table:table-cell>
          <table:table-cell table:style-name="ce1553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style-name="ce1624" office:value-type="string" calcext:value-type="string">
            <text:p>íjászat</text:p>
          </table:table-cell>
          <table:table-cell table:style-name="ce168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8"/>
          <table:table-cell table:style-name="ce1553" office:value-type="string" calcext:value-type="string">
            <text:p>Fúvócső, vadász</text:p>
          </table:table-cell>
          <table:table-cell table:style-name="ce1553" office:value-type="string" calcext:value-type="string">
            <text:p>kétkezes</text:p>
          </table:table-cell>
          <table:table-cell table:style-name="ce1573" office:value-type="float" office:value="-10" calcext:value-type="float">
            <text:p>-1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6" table:number-columns-repeated="2"/>
          <table:table-cell table:style-name="ce1573" office:value-type="string" calcext:value-type="string">
            <text:p>30m</text:p>
          </table:table-cell>
          <table:table-cell table:style-name="ce1573" office:value-type="float" office:value="5" calcext:value-type="float">
            <text:p>5</text:p>
          </table:table-cell>
          <table:table-cell table:style-name="ce1573" office:value-type="float" office:value="10" calcext:value-type="float">
            <text:p>10</text:p>
          </table:table-cell>
          <table:table-cell table:style-name="ce1553" office:value-type="float" office:value="1" calcext:value-type="float">
            <text:p>1</text:p>
          </table:table-cell>
          <table:table-cell table:style-name="ce1603" office:value-type="float" office:value="9" calcext:value-type="float">
            <text:p>9</text:p>
          </table:table-cell>
          <table:table-cell table:style-name="ce1624" office:value-type="string" calcext:value-type="string">
            <text:p>íjászat</text:p>
          </table:table-cell>
          <table:table-cell table:style-name="ce1684"/>
          <table:table-cell table:style-name="ce1810" table:number-columns-repeated="241"/>
          <table:table-cell table:number-columns-repeated="16128"/>
        </table:table-row>
        <table:table-row table:style-name="ro2">
          <table:table-cell table:style-name="ce1524" office:value-type="string" calcext:value-type="string">
            <text:p>Lövész lőfegyverek</text:p>
          </table:table-cell>
          <table:table-cell table:style-name="ce1546" office:value-type="string" calcext:value-type="string">
            <text:p>Kézi nyílpusk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98"/>
          <table:table-cell table:style-name="ce1572" office:value-type="string" calcext:value-type="string">
            <text:p>20m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3" calcext:value-type="float">
            <text:p>3</text:p>
          </table:table-cell>
          <table:table-cell table:style-name="ce1602" office:value-type="float" office:value="9" calcext:value-type="float">
            <text:p>9</text:p>
          </table:table-cell>
          <table:table-cell table:style-name="ce1607" office:value-type="string" calcext:value-type="string">
            <text:p>lövészet</text:p>
          </table:table-cell>
          <table:table-cell table:style-name="ce165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50" office:value-type="string" calcext:value-type="string">
            <text:p>Nyílpuska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S</text:p>
          </table:table-cell>
          <table:table-cell table:style-name="ce1574" office:value-type="float" office:value="8" calcext:value-type="float">
            <text:p>8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50m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7" office:value-type="string" calcext:value-type="string">
            <text:p>lövészet</text:p>
          </table:table-cell>
          <table:table-cell table:style-name="ce165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0" office:value-type="string" calcext:value-type="string">
            <text:p>Nehéz nyílpuska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string" calcext:value-type="string">
            <text:p>S</text:p>
          </table:table-cell>
          <table:table-cell table:style-name="ce1574" office:value-type="float" office:value="15" calcext:value-type="float">
            <text:p>15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80m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15" calcext:value-type="float">
            <text:p>15</text:p>
          </table:table-cell>
          <table:table-cell table:style-name="ce1607" office:value-type="string" calcext:value-type="string">
            <text:p>lövészet</text:p>
          </table:table-cell>
          <table:table-cell table:style-name="ce165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50" office:value-type="string" calcext:value-type="string">
            <text:p>Shadoni páncéltörő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20" calcext:value-type="float">
            <text:p>20</text:p>
          </table:table-cell>
          <table:table-cell table:style-name="ce1550" office:value-type="string" calcext:value-type="string">
            <text:p>Z</text:p>
          </table:table-cell>
          <table:table-cell table:style-name="ce1574" office:value-type="float" office:value="20" calcext:value-type="float">
            <text:p>20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120m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string" calcext:value-type="string">
            <text:p>-</text:p>
          </table:table-cell>
          <table:table-cell table:style-name="ce1607" office:value-type="string" calcext:value-type="string">
            <text:p>lövészet</text:p>
          </table:table-cell>
          <table:table-cell table:style-name="ce165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0" office:value-type="string" calcext:value-type="string">
            <text:p>Kharei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0" calcext:value-type="float">
            <text:p>0</text:p>
          </table:table-cell>
          <table:table-cell table:style-name="ce1587"/>
          <table:table-cell table:style-name="ce1598"/>
          <table:table-cell table:style-name="ce1574" office:value-type="string" calcext:value-type="string">
            <text:p>50m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07" office:value-type="string" calcext:value-type="string">
            <text:p>lövészet</text:p>
          </table:table-cell>
          <table:table-cell table:style-name="ce165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63"/>
          <table:table-cell table:style-name="ce1554" office:value-type="string" calcext:value-type="string">
            <text:p>Aquir nyílpusk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string" calcext:value-type="string">
            <text:p>halál / +6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0" calcext:value-type="float">
            <text:p>20</text:p>
          </table:table-cell>
          <table:table-cell table:style-name="ce1589" table:number-columns-repeated="2"/>
          <table:table-cell table:style-name="ce1575" office:value-type="string" calcext:value-type="string">
            <text:p>50m</text:p>
          </table:table-cell>
          <table:table-cell table:style-name="ce1554" office:value-type="float" office:value="8" calcext:value-type="float">
            <text:p>8</text:p>
          </table:table-cell>
          <table:table-cell table:style-name="ce1554" office:value-type="float" office:value="16" calcext:value-type="float">
            <text:p>16</text:p>
          </table:table-cell>
          <table:table-cell table:style-name="ce1554" office:value-type="float" office:value="4" calcext:value-type="float">
            <text:p>4</text:p>
          </table:table-cell>
          <table:table-cell table:style-name="ce1606" office:value-type="float" office:value="6" calcext:value-type="float">
            <text:p>6</text:p>
          </table:table-cell>
          <table:table-cell table:style-name="ce1609" office:value-type="string" calcext:value-type="string">
            <text:p>lövészet</text:p>
          </table:table-cell>
          <table:table-cell table:style-name="ce1692" office:value-type="string" calcext:value-type="string">
            <text:p><text:span text:style-name="T68">* Halálos hatása csak aquir kézben érvényesül</text:span></text:p>
            <text:p><text:span text:style-name="T68">** Páncéltörő</text:span></text:p>
          </table:table-cell>
          <table:table-cell table:style-name="ce1692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23"/>
          <table:table-cell table:number-columns-repeated="12"/>
          <table:table-cell table:style-name="ce702"/>
          <table:table-cell table:number-columns-repeated="16370"/>
        </table:table-row>
        <table:table-row table:style-name="ro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number-columns-repeated="2"/>
          <table:table-cell table:style-name="ce1567"/>
          <table:table-cell table:number-columns-repeated="10"/>
          <table:table-cell table:style-name="ce70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5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8"/>
          <table:covered-table-cell table:style-name="ce1421"/>
          <table:covered-table-cell table:style-name="ce1525"/>
          <table:covered-table-cell table:style-name="ce1421"/>
          <table:table-cell table:style-name="ce70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8"/>
          <table:table-cell table:style-name="ce1413"/>
          <table:table-cell table:style-name="ce1525"/>
          <table:table-cell table:style-name="ce1413"/>
          <table:table-cell table:style-name="ce708"/>
          <table:table-cell table:number-columns-repeated="3"/>
        </table:table-row>
        <table:table-row table:style-name="ro33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33">
          <table:table-cell table:style-name="ce1778" office:value-type="string" calcext:value-type="string">
            <text:p><text:span text:style-name="T69">➖➖ </text:span><text:span text:style-name="T70">Harcmodorok </text:span><text:span text:style-name="T7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33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81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3">
          <table:table-cell table:style-name="ce1778" office:value-type="string" calcext:value-type="string">
            <text:p><text:span text:style-name="T84">➖➖ Kiemelt</text:span><text:span text:style-name="T87"> </text:span><text:span text:style-name="T88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33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89"><text:a xlink:href="https://github.com/kaktusztea/km100/blob/master/md/kepzettsegek/szakma.md" xlink:type="simple">Szakma</text:a></text:span><text:span text:style-name="T89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821" office:value-type="string" calcext:value-type="string">
            <text:p><text:span text:style-name="T89"><text:a xlink:href="https://github.com/kaktusztea/km100/blob/master/md/kepzettsegek/osi_nyelv_ismerete.md" xlink:type="simple">Ősi nyelv ismerete</text:a></text:span><text:span text:style-name="T89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33">
          <table:table-cell table:style-name="ce1778" office:value-type="string" calcext:value-type="string">
            <text:p><text:span text:style-name="T69">➖➖ </text:span><text:span text:style-name="T70">Mágia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33">
          <table:table-cell table:style-name="ce1778" office:value-type="string" calcext:value-type="string">
            <text:p><text:span text:style-name="T69">➖➖ </text:span><text:span text:style-name="T70">Anyag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6"/>
        <table:table-column table:style-name="co71" table:default-cell-style-name="ce1863"/>
        <table:table-column table:style-name="co72" table:default-cell-style-name="ce1856"/>
        <table:table-column table:style-name="co73" table:default-cell-style-name="ce1871"/>
        <table:table-column table:style-name="co14" table:default-cell-style-name="ce1856"/>
        <table:table-column table:style-name="co74" table:default-cell-style-name="ce1856"/>
        <table:table-column table:style-name="co75" table:default-cell-style-name="ce1856"/>
        <table:table-column table:style-name="co76" table:default-cell-style-name="ce1876"/>
        <table:table-column table:style-name="co77" table:default-cell-style-name="ce1856"/>
        <table:table-column table:style-name="co78" table:default-cell-style-name="ce1856"/>
        <table:table-column table:style-name="co79" table:default-cell-style-name="ce1856"/>
        <table:table-column table:style-name="co80" table:default-cell-style-name="ce1856"/>
        <table:table-column table:style-name="co81" table:default-cell-style-name="ce1856"/>
        <table:table-column table:style-name="co82" table:default-cell-style-name="ce1856"/>
        <table:table-column table:style-name="co14" table:default-cell-style-name="ce1856"/>
        <table:table-row table:style-name="ro3">
          <table:table-cell table:style-name="ce1855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2"/>
          <table:covered-table-cell table:style-name="ce1869"/>
          <table:covered-table-cell table:style-name="ce1870"/>
          <table:covered-table-cell table:number-columns-repeated="3" table:style-name="ce1869"/>
          <table:covered-table-cell table:style-name="ce1875"/>
          <table:covered-table-cell table:number-columns-repeated="5" table:style-name="ce186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7" office:value-type="string" calcext:value-type="string">
            <text:p>Általános fortélyok</text:p>
          </table:table-cell>
          <table:table-cell table:style-name="ce1864" office:value-type="string" calcext:value-type="string">
            <text:p>Max fok</text:p>
          </table:table-cell>
          <table:table-cell/>
          <table:table-cell table:style-name="ce1857" office:value-type="string" calcext:value-type="string">
            <text:p>Nyelvek</text:p>
          </table:table-cell>
          <table:table-cell table:style-name="ce1872" office:value-type="string" calcext:value-type="string">
            <text:p>Rövidítés</text:p>
          </table:table-cell>
          <table:table-cell/>
          <table:table-cell table:style-name="ce1872" office:value-type="string" calcext:value-type="string">
            <text:p>Szabad Hátterek</text:p>
          </table:table-cell>
          <table:table-cell table:style-name="ce1877"/>
          <table:table-cell/>
          <table:table-cell table:style-name="ce1872" office:value-type="string" calcext:value-type="string">
            <text:p>Kiemelt Hátterek</text:p>
          </table:table-cell>
          <table:table-cell/>
          <table:table-cell table:style-name="ce1872" office:value-type="string" calcext:value-type="string">
            <text:p>Leíró Hátterek</text:p>
          </table:table-cell>
          <table:table-cell/>
          <table:table-cell table:style-name="ce1872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8"/>
          <table:table-cell table:style-name="ce1864"/>
          <table:table-cell table:number-columns-repeated="4"/>
          <table:table-cell table:style-name="ce1858"/>
          <table:table-cell table:style-name="ce187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9">➖➖➖ </text:span><text:span text:style-name="T104">Godoni nyelvek </text:span><text:span text:style-name="T105">➖➖➖</text:span></text:p>
          </table:table-cell>
          <table:table-cell table:number-columns-repeated="2"/>
          <table:table-cell table:style-name="ce187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9" office:value-type="string" calcext:value-type="string">
            <text:p>Befolyásolás, Emberismeret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4" office:value-type="string" calcext:value-type="string">
            <text:p><text:span text:style-name="T69">➖➖➖ </text:span><text:span text:style-name="T109">Származás </text:span><text:span text:style-name="T11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9" office:value-type="string" calcext:value-type="string">
            <text:p>Tudományok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9" office:value-type="string" calcext:value-type="string">
            <text:p>Befolyásolás, Emberismeret</text:p>
          </table:table-cell>
          <table:table-cell/>
          <table:table-cell table:style-name="ce1873" office:value-type="string" calcext:value-type="string">
            <text:p><text:span text:style-name="T108"><text:a xlink:href="https://github.com/kaktusztea/km100/blob/master/md/hatterek.szabad/nyelvismeret.md" xlink:type="simple">Nyelvismeret</text:a></text:span><text:span text:style-name="T108"> 🔁</text:span></text:p>
          </table:table-cell>
          <table:table-cell/>
          <table:table-cell table:style-name="ce187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9" office:value-type="string" calcext:value-type="string">
            <text:p>Érzékenység Tulajdonságodat segíti ízlelés esetén</text:p>
          </table:table-cell>
          <table:table-cell/>
          <table:table-cell table:style-name="ce1872" office:value-type="string" calcext:value-type="string">
            <text:p>Faj Hátterek</text:p>
          </table:table-cell>
          <table:table-cell/>
          <table:table-cell table:style-name="ce187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9" office:value-type="string" calcext:value-type="string">
            <text:p>Érzékenység Tulajdonságodat segíti tapintás esetén</text:p>
          </table:table-cell>
          <table:table-cell/>
          <table:table-cell table:style-name="ce1858"/>
          <table:table-cell/>
          <table:table-cell table:style-name="ce187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9" office:value-type="string" calcext:value-type="string">
            <text:p>Képzőművészet, Művészetismeret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60" office:value-type="string" calcext:value-type="string">
            <text:p>➖➖➖ Általános ➖➖➖</text:p>
          </table:table-cell>
          <table:table-cell table:style-name="ce186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9" office:value-type="string" calcext:value-type="string">
            <text:p>Befolyásolás, Emberismeret, Nyomozás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4" office:value-type="string" calcext:value-type="string">
            <text:p><text:span text:style-name="T69">➖➖➖ Jellem, fóbiák, hobbik</text:span><text:span text:style-name="T109"> </text:span><text:span text:style-name="T11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9" office:value-type="string" calcext:value-type="string">
            <text:p>Nyomozás, Történelemismeret, Tudományok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5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9" office:value-type="string" calcext:value-type="string">
            <text:p>Előadóművészet, Művészetismeret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4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9" office:value-type="string" calcext:value-type="string">
            <text:p>Nyomozás, Szakma: hivatalnok, Történelemismeret, Tudományok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4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8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9" office:value-type="string" calcext:value-type="string">
            <text:p>Képzőművészet, Művészetismeret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3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9" office:value-type="string" calcext:value-type="string">
            <text:p>Lovaglás, Léglovaglás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3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9" office:value-type="string" calcext:value-type="string">
            <text:p>Hadászat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3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9" office:value-type="string" calcext:value-type="string">
            <text:p>Befolyásolás, Emberismeret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3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9" office:value-type="string" calcext:value-type="string">
            <text:p>Nyomozás, Szakma: hivatalnok, Történelemismeret, Tudományok</text:p>
          </table:table-cell>
          <table:table-cell/>
          <table:table-cell table:style-name="ce187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3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9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3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9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9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Hiszékeny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9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Idealista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9" office:value-type="string" calcext:value-type="string">
            <text:p><text:span text:style-name="T107">Észlelés, </text:span>Természetjárá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Kígyóiszonyos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9" office:value-type="string" calcext:value-type="string">
            <text:p><text:span text:style-name="T107">Észlelés, </text:span>Természetjárá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Megfontolt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9" office:value-type="string" calcext:value-type="string">
            <text:p><text:span text:style-name="T107">Észlelés, </text:span>Természetjárá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Megbízhatatlan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1856" office:value-type="string" calcext:value-type="string">
            <text:p><text:span text:style-name="T69">➖➖➖ </text:span><text:span text:style-name="T104">Faj nyelvek </text:span><text:span text:style-name="T105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Megbízható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Meggondolatlan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Naív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Nagyképű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Nárcisztikus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Pók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93">➖➖➖ Tudományos ➖➖➖</text:span></text:p>
          </table:table-cell>
          <table:table-cell table:style-name="ce186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Szerény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Talpnyaló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3" office:value-type="string" calcext:value-type="string">
            <text:p>Teszetosza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9" office:value-type="string" calcext:value-type="string">
            <text:p>Etikett</text:p>
          </table:table-cell>
          <table:table-cell table:number-columns-repeated="3"/>
          <table:table-cell table:style-name="ce1873" office:value-type="string" calcext:value-type="string">
            <text:p>Tériszonyos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1856" office:value-type="string" calcext:value-type="string">
            <text:p><text:span text:style-name="T69">➖➖➖ Kyr</text:span><text:span text:style-name="T104"> nyelvek </text:span><text:span text:style-name="T105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9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93">➖➖➖ Szociális ➖➖➖</text:span></text:p>
          </table:table-cell>
          <table:table-cell table:style-name="ce1865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9" office:value-type="string" calcext:value-type="string">
            <text:p>Előadóművészet, Művészetismeret</text:p>
          </table:table-cell>
          <table:table-cell table:number-columns-repeated="3"/>
          <table:table-cell table:style-name="ce1884" office:value-type="string" calcext:value-type="string">
            <text:p><text:span text:style-name="T69">➖➖➖ </text:span><text:span text:style-name="T109">Küllem, fizikum </text:span><text:span text:style-name="T110">➖➖➖ </text:span>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9" office:value-type="string" calcext:value-type="string">
            <text:p>Előadóművészet, Művészetismeret</text:p>
          </table:table-cell>
          <table:table-cell table:number-columns-repeated="3"/>
          <table:table-cell table:style-name="ce1873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9" office:value-type="string" calcext:value-type="string">
            <text:p>Előadóművészet</text:p>
          </table:table-cell>
          <table:table-cell table:number-columns-repeated="3"/>
          <table:table-cell table:style-name="ce1873" office:value-type="string" calcext:value-type="string">
            <text:p>Albínó</text:p>
          </table:table-cell>
          <table:table-cell table:number-columns-repeated="3"/>
        </table:table-row>
        <table:table-row table:style-name="ro2">
          <table:table-cell table:style-name="ce18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9" office:value-type="string" calcext:value-type="string">
            <text:p>Előadóművészet, Művészetismeret</text:p>
          </table:table-cell>
          <table:table-cell table:number-columns-repeated="3"/>
          <table:table-cell table:style-name="ce1873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4" table:formula="of:=COUNTA([.G6:.G46])" office:value-type="float" office:value="41" calcext:value-type="float">
            <text:p>41</text:p>
          </table:table-cell>
          <table:table-cell table:style-name="ce1879"/>
          <table:table-cell table:number-columns-repeated="3"/>
          <table:table-cell table:style-name="ce1873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4"/>
          <table:table-cell/>
          <table:table-cell table:style-name="ce1856" office:value-type="string" calcext:value-type="string">
            <text:p><text:span text:style-name="T69">➖➖➖ Speciális</text:span><text:span text:style-name="T104"> nyelvek </text:span><text:span text:style-name="T105">➖➖➖ </text:span></text:p>
          </table:table-cell>
          <table:table-cell table:number-columns-repeated="2"/>
          <table:table-cell table:style-name="Default"/>
          <table:table-cell table:style-name="ce1881"/>
          <table:table-cell table:number-columns-repeated="3"/>
          <table:table-cell table:style-name="ce1873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4"/>
          <table:table-cell/>
          <table:table-cell table:style-name="ce1856" office:value-type="string" calcext:value-type="string">
            <text:p>Harc/klán nyelv</text:p>
          </table:table-cell>
          <table:table-cell table:number-columns-repeated="2"/>
          <table:table-cell table:style-name="ce1872" office:value-type="string" calcext:value-type="string">
            <text:p>Kultúrkör Szabad Háttérek</text:p>
          </table:table-cell>
          <table:table-cell table:style-name="ce1877"/>
          <table:table-cell table:number-columns-repeated="3"/>
          <table:table-cell table:style-name="ce1873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4"/>
          <table:table-cell table:style-name="Default"/>
          <table:table-cell table:style-name="ce1856" office:value-type="string" calcext:value-type="string">
            <text:p>Kendőnyelv</text:p>
          </table:table-cell>
          <table:table-cell table:number-columns-repeated="7"/>
          <table:table-cell table:style-name="ce1873" office:value-type="string" calcext:value-type="string">
            <text:p>Mokány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4"/>
          <table:table-cell table:style-name="Default"/>
          <table:table-cell table:number-columns-repeated="3"/>
          <table:table-cell table:style-name="ce1873" office:value-type="string" calcext:value-type="string">
            <text:p>toroni</text:p>
          </table:table-cell>
          <table:table-cell table:style-name="ce1880"/>
          <table:table-cell table:number-columns-repeated="3"/>
          <table:table-cell table:style-name="ce1873" office:value-type="string" calcext:value-type="string">
            <text:p>Rusnya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Harci fortélyok</text:p>
          </table:table-cell>
          <table:table-cell table:style-name="ce1514"/>
          <table:table-cell/>
          <table:table-cell table:style-name="ce1857" office:value-type="string" calcext:value-type="string">
            <text:p>Misztikus fortélyok</text:p>
          </table:table-cell>
          <table:table-cell table:number-columns-repeated="2"/>
          <table:table-cell table:style-name="ce1873" office:value-type="string" calcext:value-type="string">
            <text:p>pyarroni</text:p>
          </table:table-cell>
          <table:table-cell table:style-name="ce1880"/>
          <table:table-cell table:number-columns-repeated="3"/>
          <table:table-cell table:style-name="ce1873" office:value-type="string" calcext:value-type="string">
            <text:p>Sánta</text:p>
          </table:table-cell>
          <table:table-cell table:number-columns-repeated="3"/>
        </table:table-row>
        <table:table-row table:style-name="ro33">
          <table:table-cell table:style-name="ce1861" office:value-type="string" calcext:value-type="string">
            <text:p><text:span text:style-name="T84">➖➖ Kiemelt</text:span><text:span text:style-name="T87"> </text:span><text:span text:style-name="T88">➖➖</text:span></text:p>
          </table:table-cell>
          <table:table-cell table:number-columns-repeated="2"/>
          <table:table-cell table:style-name="ce1856"/>
          <table:table-cell table:number-columns-repeated="2"/>
          <table:table-cell table:style-name="ce1873" office:value-type="string" calcext:value-type="string">
            <text:p>shadoni</text:p>
          </table:table-cell>
          <table:table-cell table:style-name="ce1880"/>
          <table:table-cell table:number-columns-repeated="3"/>
          <table:table-cell table:style-name="ce1873" office:value-type="string" calcext:value-type="string">
            <text:p>Sebhelyes</text:p>
          </table:table-cell>
          <table:table-cell table:number-columns-repeated="3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<text:span text:style-name="T84">➖➖ Vegyes</text:span><text:span text:style-name="T87"> </text:span><text:span text:style-name="T88">➖➖</text:span></text:p>
          </table:table-cell>
          <table:table-cell table:number-columns-repeated="2"/>
          <table:table-cell table:style-name="ce1873" office:value-type="string" calcext:value-type="string">
            <text:p>kráni</text:p>
          </table:table-cell>
          <table:table-cell table:style-name="ce1880"/>
          <table:table-cell table:number-columns-repeated="3"/>
          <table:table-cell table:style-name="ce1873" office:value-type="string" calcext:value-type="string">
            <text:p>Tömzsi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73" office:value-type="string" calcext:value-type="string">
            <text:p>ibarai</text:p>
          </table:table-cell>
          <table:table-cell table:style-name="ce1880"/>
          <table:table-cell table:number-columns-repeated="3"/>
          <table:table-cell table:style-name="ce1873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73" office:value-type="string" calcext:value-type="string">
            <text:p>törpe</text:p>
          </table:table-cell>
          <table:table-cell table:style-name="ce1880"/>
          <table:table-cell table:number-columns-repeated="3"/>
          <table:table-cell table:style-name="ce1884" office:value-type="string" calcext:value-type="string">
            <text:p><text:span text:style-name="T69">➖➖➖ </text:span><text:span text:style-name="T109">Viszony </text:span><text:span text:style-name="T110">➖➖➖ </text:span>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73" office:value-type="string" calcext:value-type="string">
            <text:p>erv</text:p>
          </table:table-cell>
          <table:table-cell table:style-name="ce188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73" office:value-type="string" calcext:value-type="string">
            <text:p>elf</text:p>
          </table:table-cell>
          <table:table-cell table:style-name="ce1883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97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73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4"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4"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74"/>
          <table:table-cell table:style-name="ce1863"/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32">
          <table:table-cell table:style-name="ce97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<text:span text:style-name="T84">➖➖ Varázslási módszerek</text:span><text:span text:style-name="T87"> </text:span><text:span text:style-name="T88">➖➖</text:span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3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3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5" office:value-type="string" calcext:value-type="string">
            <text:p>Karakter pontok (KP) elosztása </text:p>
          </table:table-cell>
          <table:table-cell table:style-name="ce1885"/>
          <table:table-cell table:number-columns-repeated="16382"/>
        </table:table-row>
        <table:table-row table:style-name="ro24">
          <table:table-cell/>
          <table:table-cell table:style-name="ce1886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86"/>
          <table:table-cell table:number-columns-repeated="16382"/>
        </table:table-row>
        <table:table-row table:style-name="ro29">
          <table:table-cell/>
          <table:table-cell table:style-name="ce1886" office:value-type="string" calcext:value-type="string">
            <text:p>→Egy primer képzettség értéke legfeljebb (Tapasztalati Szint) lehet</text:p>
            <text:p><text:span text:style-name="T11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86"/>
          <table:table-cell table:number-columns-repeated="16382"/>
        </table:table-row>
        <table:table-row table:style-name="ro29">
          <table:table-cell/>
          <table:table-cell table:style-name="ce188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6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86"/>
          <table:table-cell table:number-columns-repeated="16382"/>
        </table:table-row>
        <table:table-row table:style-name="ro29">
          <table:table-cell/>
          <table:table-cell table:style-name="ce1886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6"/>
          <table:table-cell table:number-columns-repeated="16382"/>
        </table:table-row>
        <table:table-row table:style-name="ro24">
          <table:table-cell table:style-name="ce188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4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89"/>
        <table:table-row table:style-name="ro33">
          <table:table-cell table:style-name="ce1887" office:value-type="string" calcext:value-type="string">
            <text:p>V8.6.4</text:p>
          </table:table-cell>
        </table:table-row>
        <table:table-row table:style-name="ro2">
          <table:table-cell table:style-name="ce1888" office:value-type="string" calcext:value-type="string">
            <text:p>* KP Alap megszűnt</text:p>
          </table:table-cell>
        </table:table-row>
        <table:table-row table:style-name="ro2">
          <table:table-cell table:style-name="ce1888" office:value-type="string" calcext:value-type="string">
            <text:p>* KP / Szint: 50 + Intelligencia</text:p>
          </table:table-cell>
        </table:table-row>
        <table:table-row table:style-name="ro2">
          <table:table-cell table:style-name="ce1888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88" office:value-type="string" calcext:value-type="string">
            <text:p>* Új Leíró Hátterek</text:p>
          </table:table-cell>
        </table:table-row>
        <table:table-row table:style-name="ro2">
          <table:table-cell table:style-name="ce18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6.3</text:p>
          </table:table-cell>
        </table:table-row>
        <table:table-row table:style-name="ro2">
          <table:table-cell table:style-name="ce1888" office:value-type="string" calcext:value-type="string">
            <text:p>* Helyismeret db számláló</text:p>
          </table:table-cell>
        </table:table-row>
        <table:table-row table:style-name="ro2">
          <table:table-cell table:style-name="ce1888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88" office:value-type="string" calcext:value-type="string">
            <text:p>* Hadvezetés átnevezve: Hadászat</text:p>
          </table:table-cell>
        </table:table-row>
        <table:table-row table:style-name="ro2">
          <table:table-cell table:style-name="ce1888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88" office:value-type="string" calcext:value-type="string">
            <text:p>* Leíró Hátterek bekerültek</text:p>
          </table:table-cell>
        </table:table-row>
        <table:table-row table:style-name="ro2">
          <table:table-cell table:style-name="ce1888" office:value-type="string" calcext:value-type="string">
            <text:p>* Vadember fortély bekerült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6.2</text:p>
          </table:table-cell>
        </table:table-row>
        <table:table-row table:style-name="ro2">
          <table:table-cell table:style-name="ce1888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88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88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88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6.1</text:p>
          </table:table-cell>
        </table:table-row>
        <table:table-row table:style-name="ro2">
          <table:table-cell table:style-name="ce1888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88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88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88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88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88" office:value-type="string" calcext:value-type="string">
            <text:p>* rengeteg apró javítás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6.0</text:p>
          </table:table-cell>
        </table:table-row>
        <table:table-row table:style-name="ro2">
          <table:table-cell table:style-name="ce18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88" office:value-type="string" calcext:value-type="string">
            <text:p>* Data fül teljes átrendezése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5.1</text:p>
          </table:table-cell>
        </table:table-row>
        <table:table-row table:style-name="ro2">
          <table:table-cell table:style-name="ce1888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88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88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5.0 – 1K</text:p>
          </table:table-cell>
        </table:table-row>
        <table:table-row table:style-name="ro2">
          <table:table-cell table:style-name="ce1888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88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88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88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88" office:value-type="string" calcext:value-type="string">
            <text:p>* SFÉ számítása automatikus</text:p>
          </table:table-cell>
        </table:table-row>
        <table:table-row table:style-name="ro2">
          <table:table-cell table:style-name="ce1888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88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88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88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88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3.2</text:p>
          </table:table-cell>
        </table:table-row>
        <table:table-row table:style-name="ro2">
          <table:table-cell table:style-name="ce1888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88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3.1</text:p>
          </table:table-cell>
        </table:table-row>
        <table:table-row table:style-name="ro2">
          <table:table-cell table:style-name="ce1888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88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88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88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88" office:value-type="string" calcext:value-type="string">
            <text:p>* Hamisítás képzettség bekötve</text:p>
          </table:table-cell>
        </table:table-row>
        <table:table-row table:style-name="ro2">
          <table:table-cell table:style-name="ce1888" office:value-type="string" calcext:value-type="string">
            <text:p>* Szakma lista</text:p>
          </table:table-cell>
        </table:table-row>
        <table:table-row table:style-name="ro2">
          <table:table-cell table:style-name="ce18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3.0</text:p>
          </table:table-cell>
        </table:table-row>
        <table:table-row table:style-name="ro2">
          <table:table-cell table:style-name="ce1888" office:value-type="string" calcext:value-type="string">
            <text:p>* Történelemismeret: Átfogó</text:p>
          </table:table-cell>
        </table:table-row>
        <table:table-row table:style-name="ro2">
          <table:table-cell table:style-name="ce1888" office:value-type="string" calcext:value-type="string">
            <text:p>* Műveltség: Átlagos (új)</text:p>
          </table:table-cell>
        </table:table-row>
        <table:table-row table:style-name="ro2">
          <table:table-cell table:style-name="ce1888" office:value-type="string" calcext:value-type="string">
            <text:p>* Irodalom-ismeret megszűnt</text:p>
          </table:table-cell>
        </table:table-row>
        <table:table-row table:style-name="ro2">
          <table:table-cell table:style-name="ce1888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88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88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88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2.6</text:p>
          </table:table-cell>
        </table:table-row>
        <table:table-row table:style-name="ro2">
          <table:table-cell table:style-name="ce18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88" office:value-type="string" calcext:value-type="string">
            <text:p>* Helyismeret Bónusz háttér lett</text:p>
          </table:table-cell>
        </table:table-row>
        <table:table-row table:style-name="ro2">
          <table:table-cell table:style-name="ce18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2.4</text:p>
          </table:table-cell>
        </table:table-row>
        <table:table-row table:style-name="ro2">
          <table:table-cell table:style-name="ce1888" office:value-type="string" calcext:value-type="string">
            <text:p>* Fülek átnevezése, színezése</text:p>
          </table:table-cell>
        </table:table-row>
        <table:table-row table:style-name="ro2">
          <table:table-cell table:style-name="ce18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2.3</text:p>
          </table:table-cell>
        </table:table-row>
        <table:table-row table:style-name="ro2">
          <table:table-cell table:style-name="ce1888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88" office:value-type="string" calcext:value-type="string">
            <text:p>* Új fül: Fortélyok</text:p>
          </table:table-cell>
        </table:table-row>
        <table:table-row table:style-name="ro2">
          <table:table-cell table:style-name="ce1887"/>
        </table:table-row>
        <table:table-row table:style-name="ro33">
          <table:table-cell table:style-name="ce1887" office:value-type="string" calcext:value-type="string">
            <text:p>V8.2.2</text:p>
          </table:table-cell>
        </table:table-row>
        <table:table-row table:style-name="ro2">
          <table:table-cell table:style-name="ce1888" office:value-type="string" calcext:value-type="string">
            <text:p>* Új betűtípus: Avenir</text:p>
          </table:table-cell>
        </table:table-row>
        <table:table-row table:style-name="ro2">
          <table:table-cell table:style-name="ce18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2.0</text:p>
          </table:table-cell>
        </table:table-row>
        <table:table-row table:style-name="ro2">
          <table:table-cell table:style-name="ce1888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88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88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88" office:value-type="string" calcext:value-type="string">
            <text:p>* Kétkezes harc táblázat</text:p>
          </table:table-cell>
        </table:table-row>
        <table:table-row table:style-name="ro2">
          <table:table-cell table:style-name="ce1888" office:value-type="string" calcext:value-type="string">
            <text:p>* Páncélok, vértek táblázat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1.1</text:p>
          </table:table-cell>
        </table:table-row>
        <table:table-row table:style-name="ro2">
          <table:table-cell table:style-name="ce1888" office:value-type="string" calcext:value-type="string">
            <text:p>* Max szint: 21</text:p>
          </table:table-cell>
        </table:table-row>
        <table:table-row table:style-name="ro2">
          <table:table-cell table:style-name="ce1888" office:value-type="string" calcext:value-type="string">
            <text:p>* KP Alap: 150</text:p>
          </table:table-cell>
        </table:table-row>
        <table:table-row table:style-name="ro2">
          <table:table-cell table:style-name="ce1888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1.0</text:p>
          </table:table-cell>
        </table:table-row>
        <table:table-row table:style-name="ro2">
          <table:table-cell table:style-name="ce18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88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88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88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88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88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88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0.5</text:p>
          </table:table-cell>
        </table:table-row>
        <table:table-row table:style-name="ro2">
          <table:table-cell table:style-name="ce18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88" office:value-type="string" calcext:value-type="string">
            <text:p>* KP maradt warning formázás</text:p>
          </table:table-cell>
        </table:table-row>
        <table:table-row table:style-name="ro2">
          <table:table-cell table:style-name="ce18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0.1</text:p>
          </table:table-cell>
        </table:table-row>
        <table:table-row table:style-name="ro2">
          <table:table-cell table:style-name="ce18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8.0.0</text:p>
          </table:table-cell>
        </table:table-row>
        <table:table-row table:style-name="ro2">
          <table:table-cell table:style-name="ce18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88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888" office:value-type="string" calcext:value-type="string">
            <text:p>* Szekunder képzettségek maximuma: (szint x <text:span text:style-name="T112">6</text:span>)</text:p>
          </table:table-cell>
        </table:table-row>
        <table:table-row table:style-name="ro2">
          <table:table-cell table:style-name="ce18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7.9.3</text:p>
          </table:table-cell>
        </table:table-row>
        <table:table-row table:style-name="ro2">
          <table:table-cell table:style-name="ce1888" office:value-type="string" calcext:value-type="string">
            <text:p>* Új érték: Aura (3.fül)</text:p>
          </table:table-cell>
        </table:table-row>
        <table:table-row table:style-name="ro2">
          <table:table-cell table:style-name="ce18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7.9.2</text:p>
          </table:table-cell>
        </table:table-row>
        <table:table-row table:style-name="ro2">
          <table:table-cell table:style-name="ce18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7.9.1</text:p>
          </table:table-cell>
        </table:table-row>
        <table:table-row table:style-name="ro2">
          <table:table-cell table:style-name="ce1888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8"/>
        </table:table-row>
        <table:table-row table:style-name="ro33">
          <table:table-cell table:style-name="ce1887" office:value-type="string" calcext:value-type="string">
            <text:p>V7.9</text:p>
          </table:table-cell>
        </table:table-row>
        <table:table-row table:style-name="ro2">
          <table:table-cell table:style-name="ce188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9" office:value-type="string" calcext:value-type="string">
            <text:p>* Háttér táblázatok összevon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7.8</text:p>
          </table:table-cell>
        </table:table-row>
        <table:table-row table:style-name="ro2">
          <table:table-cell table:style-name="ce188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9"/>
        </table:table-row>
        <table:table-row table:style-name="ro2">
          <table:table-cell table:style-name="ce1890" office:value-type="string" calcext:value-type="string">
            <text:p>V7.7.1</text:p>
          </table:table-cell>
        </table:table-row>
        <table:table-row table:style-name="ro2">
          <table:table-cell table:style-name="ce189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7.7</text:p>
          </table:table-cell>
        </table:table-row>
        <table:table-row table:style-name="ro2">
          <table:table-cell table:style-name="ce188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9"/>
        </table:table-row>
        <table:table-row table:style-name="ro2">
          <table:table-cell table:style-name="ce1890" office:value-type="string" calcext:value-type="string">
            <text:p>V7.6.1</text:p>
          </table:table-cell>
        </table:table-row>
        <table:table-row table:style-name="ro2">
          <table:table-cell table:style-name="ce189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7.6</text:p>
          </table:table-cell>
        </table:table-row>
        <table:table-row table:style-name="ro2">
          <table:table-cell table:style-name="ce188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7.5</text:p>
          </table:table-cell>
        </table:table-row>
        <table:table-row table:style-name="ro2">
          <table:table-cell table:style-name="ce189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7.4</text:p>
          </table:table-cell>
        </table:table-row>
        <table:table-row table:style-name="ro2">
          <table:table-cell table:style-name="ce189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4"/>
        </table:table-row>
        <table:table-row table:style-name="ro2">
          <table:table-cell table:style-name="ce1890" office:value-type="string" calcext:value-type="string">
            <text:p>V7.3</text:p>
          </table:table-cell>
        </table:table-row>
        <table:table-row table:style-name="ro2">
          <table:table-cell table:style-name="ce188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7.2</text:p>
          </table:table-cell>
        </table:table-row>
        <table:table-row table:style-name="ro2">
          <table:table-cell table:style-name="ce188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9"/>
        </table:table-row>
        <table:table-row table:style-name="ro2">
          <table:table-cell table:style-name="ce1890" office:value-type="string" calcext:value-type="string">
            <text:p>V7.1</text:p>
          </table:table-cell>
        </table:table-row>
        <table:table-row table:style-name="ro2">
          <table:table-cell table:style-name="ce1889" office:value-type="string" calcext:value-type="string">
            <text:p>* Buzogány harcértékek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7.0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33">
          <table:table-cell table:style-name="ce1889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6.9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</text:span><text:span text:style-name="T47"> Kiegészítő KP / Szint: (</text:span><text:span text:style-name="T113">20</text:span><text:span text:style-name="T47">+Emlékezet)</text:span>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6.8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Új]</text:span>: Pajzsok választhatók listából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Új]</text:span>: Erőbónusz beszámít: (Erő/2) <text:span text:style-name="T114">→ </text:span><text:span text:style-name="T115">lefelé</text:span><text:span text:style-name="T114"> kerekítve</text:span>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33">
          <table:table-cell table:style-name="ce1889" office:value-type="string" calcext:value-type="string">
            <text:p>                   <text:span text:style-name="T114">→</text:span> A harci és misztikus képzettségek szintje legfeljebb (szint+3) lehet</text:p>
          </table:table-cell>
        </table:table-row>
        <table:table-row table:style-name="ro33">
          <table:table-cell table:style-name="ce1889" office:value-type="string" calcext:value-type="string">
            <text:p>                   <text:span text:style-name="T114">→</text:span> A többi képzettség értéke pedig legfeljebb (szint+8) lehet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33">
          <table:table-cell table:style-name="ce1889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6.7</text:p>
          </table:table-cell>
        </table:table-row>
        <table:table-row table:style-name="ro2">
          <table:table-cell table:style-name="ce188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6.6</text:p>
          </table:table-cell>
        </table:table-row>
        <table:table-row table:style-name="ro2">
          <table:table-cell table:style-name="ce1889" office:value-type="string" calcext:value-type="string">
            <text:p>* Akrobatika bekerült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6.5</text:p>
          </table:table-cell>
        </table:table-row>
        <table:table-row table:style-name="ro2">
          <table:table-cell table:style-name="ce188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9"/>
        </table:table-row>
        <table:table-row table:style-name="ro2">
          <table:table-cell table:style-name="ce1890" office:value-type="string" calcext:value-type="string">
            <text:p>V6.4</text:p>
          </table:table-cell>
        </table:table-row>
        <table:table-row table:style-name="ro2">
          <table:table-cell table:style-name="ce189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6.3</text:p>
          </table:table-cell>
        </table:table-row>
        <table:table-row table:style-name="ro2">
          <table:table-cell table:style-name="ce188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9"/>
        </table:table-row>
        <table:table-row table:style-name="ro2">
          <table:table-cell table:style-name="ce1890" office:value-type="string" calcext:value-type="string">
            <text:p>V6.2</text:p>
          </table:table-cell>
        </table:table-row>
        <table:table-row table:style-name="ro2">
          <table:table-cell table:style-name="ce188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9" office:value-type="string" calcext:value-type="string">
            <text:p>* Licenc szöveg módosult kicsit</text:p>
          </table:table-cell>
        </table:table-row>
        <table:table-row table:style-name="ro2">
          <table:table-cell table:style-name="ce188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9" office:value-type="string" calcext:value-type="string">
            <text:p>* Mágia tradíciókhoz infobox</text:p>
          </table:table-cell>
        </table:table-row>
        <table:table-row table:style-name="ro2">
          <table:table-cell table:style-name="ce188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6.1</text:p>
          </table:table-cell>
        </table:table-row>
        <table:table-row table:style-name="ro2">
          <table:table-cell table:style-name="ce188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9"/>
        </table:table-row>
        <table:table-row table:style-name="ro2">
          <table:table-cell table:style-name="ce1890" office:value-type="string" calcext:value-type="string">
            <text:p>V6.0</text:p>
          </table:table-cell>
        </table:table-row>
        <table:table-row table:style-name="ro2">
          <table:table-cell table:style-name="ce188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5.9</text:p>
          </table:table-cell>
        </table:table-row>
        <table:table-row table:style-name="ro2">
          <table:table-cell table:style-name="ce1889" office:value-type="string" calcext:value-type="string">
            <text:p>* Kis javítások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5.8</text:p>
          </table:table-cell>
        </table:table-row>
        <table:table-row table:style-name="ro2">
          <table:table-cell table:style-name="ce1889" office:value-type="string" calcext:value-type="string">
            <text:p>* CC licenc bekerült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5.7</text:p>
          </table:table-cell>
        </table:table-row>
        <table:table-row table:style-name="ro2">
          <table:table-cell table:style-name="ce188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5.6</text:p>
          </table:table-cell>
        </table:table-row>
        <table:table-row table:style-name="ro2">
          <table:table-cell table:style-name="ce188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9"/>
        </table:table-row>
        <table:table-row table:style-name="ro2">
          <table:table-cell table:style-name="ce1890" office:value-type="string" calcext:value-type="string">
            <text:p>V5.5</text:p>
          </table:table-cell>
        </table:table-row>
        <table:table-row table:style-name="ro2">
          <table:table-cell table:style-name="ce195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188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3">
          <table:table-cell office:value-type="string" calcext:value-type="string">
            <text:p> <text:span text:style-name="T56"> </text:span><text:span text:style-name="T116">→</text:span><text:span text:style-name="T56"> </text:span>Karakter neve, faja, vallása</text:p>
          </table:table-cell>
        </table:table-row>
        <table:table-row table:style-name="ro33">
          <table:table-cell office:value-type="string" calcext:value-type="string">
            <text:p><text:span text:style-name="T56">  </text:span><text:span text:style-name="T116">→</text:span><text:span text:style-name="T56"> Személyiségjegyei</text:span></text:p>
          </table:table-cell>
        </table:table-row>
        <table:table-row table:style-name="ro33">
          <table:table-cell office:value-type="string" calcext:value-type="string">
            <text:p><text:span text:style-name="T56">  </text:span><text:span text:style-name="T116">→</text:span><text:span text:style-name="T56"> Kommunikáció, szociális érzék</text:span></text:p>
          </table:table-cell>
        </table:table-row>
        <table:table-row table:style-name="ro33">
          <table:table-cell office:value-type="string" calcext:value-type="string">
            <text:p><text:span text:style-name="T56">  </text:span><text:span text:style-name="T116">→</text:span><text:span text:style-name="T56"> Külső</text:span></text:p>
          </table:table-cell>
        </table:table-row>
        <table:table-row table:style-name="ro2">
          <table:table-cell table:style-name="ce1889"/>
        </table:table-row>
        <table:table-row table:style-name="ro2">
          <table:table-cell table:style-name="ce1890" office:value-type="string" calcext:value-type="string">
            <text:p>V5.4</text:p>
          </table:table-cell>
        </table:table-row>
        <table:table-row table:style-name="ro2">
          <table:table-cell table:style-name="ce188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9" office:value-type="string" calcext:value-type="string">
            <text:p>* 1HM=5KP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5.3</text:p>
          </table:table-cell>
        </table:table-row>
        <table:table-row table:style-name="ro2">
          <table:table-cell table:style-name="ce1892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5.2</text:p>
          </table:table-cell>
        </table:table-row>
        <table:table-row table:style-name="ro2">
          <table:table-cell table:style-name="ce188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5.1</text:p>
          </table:table-cell>
        </table:table-row>
        <table:table-row table:style-name="ro2">
          <table:table-cell table:style-name="ce1892" office:value-type="string" calcext:value-type="string">
            <text:p>* Könnyű KP oszlop javítása</text:p>
          </table:table-cell>
        </table:table-row>
        <table:table-row table:style-name="ro2">
          <table:table-cell table:style-name="ce189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5.0</text:p>
          </table:table-cell>
        </table:table-row>
        <table:table-row table:style-name="ro2">
          <table:table-cell table:style-name="ce1892" office:value-type="string" calcext:value-type="string">
            <text:p>*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4.9</text:p>
          </table:table-cell>
        </table:table-row>
        <table:table-row table:style-name="ro32">
          <table:table-cell table:style-name="ce189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2" office:value-type="string" calcext:value-type="string">
            <text:p>* CHM egyszerűbb neve: CM</text:p>
          </table:table-cell>
        </table:table-row>
        <table:table-row table:style-name="ro2">
          <table:table-cell table:style-name="ce189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0" office:value-type="string" calcext:value-type="string">
            <text:p>V4.8</text:p>
          </table:table-cell>
        </table:table-row>
        <table:table-row table:style-name="ro2">
          <table:table-cell table:style-name="ce189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4.7</text:p>
          </table:table-cell>
        </table:table-row>
        <table:table-row table:style-name="ro2">
          <table:table-cell table:style-name="ce1892" office:value-type="string" calcext:value-type="string">
            <text:p>* Mana korlát eltörlése</text:p>
          </table:table-cell>
        </table:table-row>
        <table:table-row table:style-name="ro2">
          <table:table-cell table:style-name="ce1892" office:value-type="string" calcext:value-type="string">
            <text:p>* Mágia tradíciók: 50KP</text:p>
          </table:table-cell>
        </table:table-row>
        <table:table-row table:style-name="ro2">
          <table:table-cell table:style-name="ce1892" office:value-type="string" calcext:value-type="string">
            <text:p>* KÉ-be ismét beszámít a TSZ</text:p>
          </table:table-cell>
        </table:table-row>
        <table:table-row table:style-name="ro2">
          <table:table-cell table:style-name="ce189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2" office:value-type="string" calcext:value-type="string">
            <text:p>* KP/szint: 80KP (eddig 70 volt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4.6</text:p>
          </table:table-cell>
        </table:table-row>
        <table:table-row table:style-name="ro2">
          <table:table-cell table:style-name="ce189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4.5</text:p>
          </table:table-cell>
        </table:table-row>
        <table:table-row table:style-name="ro2">
          <table:table-cell table:style-name="ce189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4.4</text:p>
          </table:table-cell>
        </table:table-row>
        <table:table-row table:style-name="ro2">
          <table:table-cell table:style-name="ce189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4.3</text:p>
          </table:table-cell>
        </table:table-row>
        <table:table-row table:style-name="ro2">
          <table:table-cell table:style-name="ce189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0" office:value-type="string" calcext:value-type="string">
            <text:p>V4.2</text:p>
          </table:table-cell>
        </table:table-row>
        <table:table-row table:style-name="ro2">
          <table:table-cell table:style-name="ce189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4.1</text:p>
          </table:table-cell>
        </table:table-row>
        <table:table-row table:style-name="ro2">
          <table:table-cell table:style-name="ce189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4.0</text:p>
          </table:table-cell>
        </table:table-row>
        <table:table-row table:style-name="ro2">
          <table:table-cell table:style-name="ce189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2" office:value-type="string" calcext:value-type="string">
            <text:p>* Belharc harcmodor törölve</text:p>
          </table:table-cell>
        </table:table-row>
        <table:table-row table:style-name="ro2">
          <table:table-cell table:style-name="ce1892" office:value-type="string" calcext:value-type="string">
            <text:p>* Fortély cellák átalakítása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0" office:value-type="string" calcext:value-type="string">
            <text:p>V3.9</text:p>
          </table:table-cell>
        </table:table-row>
        <table:table-row table:style-name="ro2">
          <table:table-cell table:style-name="ce1892" office:value-type="string" calcext:value-type="string">
            <text:p>* KP/Szint = 70 + Intelligencia</text:p>
          </table:table-cell>
        </table:table-row>
        <table:table-row table:style-name="ro2">
          <table:table-cell table:style-name="ce189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0" office:value-type="string" calcext:value-type="string">
            <text:p>V3.8</text:p>
          </table:table-cell>
        </table:table-row>
        <table:table-row table:style-name="ro2">
          <table:table-cell table:style-name="ce189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0" office:value-type="string" calcext:value-type="string">
            <text:p>V3.7</text:p>
          </table:table-cell>
        </table:table-row>
        <table:table-row table:style-name="ro2">
          <table:table-cell table:style-name="ce1892" office:value-type="string" calcext:value-type="string">
            <text:p>* Max egyfajta HM hiba jav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0" office:value-type="string" calcext:value-type="string">
            <text:p>V3.6</text:p>
          </table:table-cell>
        </table:table-row>
        <table:table-row table:style-name="ro2">
          <table:table-cell table:style-name="ce189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90" office:value-type="string" calcext:value-type="string">
            <text:p>V3.5</text:p>
          </table:table-cell>
        </table:table-row>
        <table:table-row table:style-name="ro2">
          <table:table-cell table:style-name="ce1951" office:value-type="string" calcext:value-type="string">
            <text:p>* 1ψP = 2KP</text:p>
          </table:table-cell>
        </table:table-row>
        <table:table-row table:style-name="ro2">
          <table:table-cell table:style-name="ce1951" office:value-type="string" calcext:value-type="string">
            <text:p>* 1 MP = 3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890" office:value-type="string" calcext:value-type="string">
            <text:p>V3.4</text:p>
          </table:table-cell>
        </table:table-row>
        <table:table-row table:style-name="ro2">
          <table:table-cell table:style-name="ce1892" office:value-type="string" calcext:value-type="string">
            <text:p>* Apró javítások</text:p>
          </table:table-cell>
        </table:table-row>
        <table:table-row table:style-name="ro2">
          <table:table-cell table:style-name="ce189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890" office:value-type="string" calcext:value-type="string">
            <text:p>V3.3</text:p>
          </table:table-cell>
        </table:table-row>
        <table:table-row table:style-name="ro2">
          <table:table-cell table:style-name="ce195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1" office:value-type="string" calcext:value-type="string">
            <text:p>* 1 CHM = 4KP</text:p>
          </table:table-cell>
        </table:table-row>
        <table:table-row table:style-name="ro2">
          <table:table-cell table:style-name="ce1951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1" office:value-type="string" calcext:value-type="string">
            <text:p>* 5HM-&gt;3HM másra</text:p>
          </table:table-cell>
        </table:table-row>
        <table:table-row table:style-name="ro2">
          <table:table-cell table:style-name="ce1951" office:value-type="string" calcext:value-type="string">
            <text:p>* 4HM-&gt;2HM másra</text:p>
          </table:table-cell>
        </table:table-row>
        <table:table-row table:style-name="ro2">
          <table:table-cell table:style-name="ce1951" office:value-type="string" calcext:value-type="string">
            <text:p>* 3HM-&gt;1HM másr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890" office:value-type="string" calcext:value-type="string">
            <text:p>V3.1</text:p>
          </table:table-cell>
        </table:table-row>
        <table:table-row table:style-name="ro2">
          <table:table-cell table:style-name="ce195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890" office:value-type="string" calcext:value-type="string">
            <text:p>V2.8, V2.9</text:p>
          </table:table-cell>
        </table:table-row>
        <table:table-row table:style-name="ro2">
          <table:table-cell table:style-name="ce195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890" office:value-type="string" calcext:value-type="string">
            <text:p>V2.7</text:p>
          </table:table-cell>
        </table:table-row>
        <table:table-row table:style-name="ro2">
          <table:table-cell table:style-name="ce195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1" office:value-type="string" calcext:value-type="string">
            <text:p>* Életerő táblázat bekerült</text:p>
          </table:table-cell>
        </table:table-row>
        <table:table-row table:style-name="ro2">
          <table:table-cell table:style-name="ce1951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890" office:value-type="string" calcext:value-type="string">
            <text:p>V2.6</text:p>
          </table:table-cell>
        </table:table-row>
        <table:table-row table:style-name="ro2">
          <table:table-cell table:style-name="ce189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1" office:value-type="string" calcext:value-type="string">
            <text:p>sehol a nyomtatási képből</text:p>
          </table:table-cell>
        </table:table-row>
        <table:table-row table:style-name="ro2">
          <table:table-cell table:style-name="ce1890" office:value-type="string" calcext:value-type="string">
            <text:p>v2.5</text:p>
          </table:table-cell>
        </table:table-row>
        <table:table-row table:style-name="ro2">
          <table:table-cell table:style-name="ce189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9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90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56"/>
        <table:table-column table:style-name="co112" table:default-cell-style-name="ce1610"/>
        <table:table-column table:style-name="co113" table:default-cell-style-name="ce1856"/>
        <table:table-column table:style-name="co114" table:default-cell-style-name="ce1856"/>
        <table:table-column table:style-name="co113" table:default-cell-style-name="ce1856"/>
        <table:table-column table:style-name="co115" table:default-cell-style-name="ce1856"/>
        <table:table-column table:style-name="co116" table:default-cell-style-name="ce1856"/>
        <table:table-column table:style-name="co117" table:default-cell-style-name="ce1856"/>
        <table:table-column table:style-name="co118" table:default-cell-style-name="ce1856"/>
        <table:table-column table:style-name="co119" table:default-cell-style-name="ce1856"/>
        <table:table-column table:style-name="co120" table:default-cell-style-name="ce1856"/>
        <table:table-column table:style-name="co121" table:default-cell-style-name="ce1856"/>
        <table:table-column table:style-name="co122" table:default-cell-style-name="ce1856"/>
        <table:table-column table:style-name="co123" table:number-columns-repeated="3" table:default-cell-style-name="ce1856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14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5"/>
          <table:covered-table-cell table:style-name="ce2022"/>
          <table:covered-table-cell table:number-columns-repeated="6" table:style-name="ce2015"/>
          <table:covered-table-cell table:number-columns-repeated="3" table:style-name="ce2048"/>
          <table:covered-table-cell table:style-name="ce201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5"/>
          <table:table-cell table:style-name="ce2022"/>
          <table:table-cell table:style-name="ce2015" table:number-columns-repeated="6"/>
          <table:table-cell table:style-name="ce2048" table:number-columns-repeated="3"/>
          <table:table-cell table:style-name="ce201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3" office:value-type="string" calcext:value-type="string">
            <text:p>Szint</text:p>
          </table:table-cell>
          <table:table-cell table:style-name="ce2033" office:value-type="string" calcext:value-type="string" table:number-columns-spanned="2" table:number-rows-spanned="1">
            <text:p>KP</text:p>
          </table:table-cell>
          <table:covered-table-cell table:style-name="ce203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56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33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6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6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2" office:value-type="string" calcext:value-type="string">
            <text:p>Fok</text:p>
          </table:table-cell>
          <table:table-cell table:style-name="ce201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6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6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6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6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6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6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4"/>
          <table:table-cell table:number-columns-repeated="235"/>
        </table:table-row>
        <table:table-row table:style-name="ro5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6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6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56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4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56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2" table:number-columns-repeated="3"/>
          <table:table-cell table:style-name="ce208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932"/>
          <table:table-cell table:style-name="ce208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969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2" table:content-validation-name="val190" office:value-type="string" calcext:value-type="string">
            <text:p>Fok</text:p>
          </table:table-cell>
          <table:table-cell table:style-name="ce2012" table:content-validation-name="val190" office:value-type="string" calcext:value-type="string">
            <text:p>Bónusz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33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5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3" table:number-columns-repeated="3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993" table:content-validation-name="val57"/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5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2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3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2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9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2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3"/>
          <table:table-cell table:style-name="Default" table:number-columns-repeated="6"/>
          <table:table-cell table:style-name="ce19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3"/>
          <table:table-cell table:style-name="Default" table:number-columns-repeated="6"/>
          <table:table-cell table:style-name="ce19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3"/>
          <table:table-cell table:style-name="Default" table:number-columns-repeated="6"/>
          <table:table-cell table:style-name="ce195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3"/>
          <table:table-cell table:style-name="Default" table:number-columns-repeated="6"/>
          <table:table-cell table:style-name="ce195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5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932" table:content-validation-name="val57"/>
          <table:table-cell table:style-name="ce2012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2013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2013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95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2013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3" table:content-validation-name="val57"/>
          <table:table-cell table:style-name="Default" table:number-columns-repeated="6"/>
          <table:table-cell table:style-name="ce195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2013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3" table:content-validation-name="val57"/>
          <table:table-cell table:style-name="Default" table:number-columns-repeated="6"/>
          <table:table-cell table:style-name="ce195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8" table:content-validation-name="val57"/>
          <table:table-cell table:style-name="ce2006" table:content-validation-name="val57" table:number-columns-repeated="2"/>
          <table:table-cell table:style-name="ce1863" table:content-validation-name="val57"/>
          <table:table-cell table:style-name="ce2026" table:content-validation-name="val57"/>
          <table:table-cell table:style-name="ce1863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932" table:content-validation-name="val57"/>
          <table:covered-table-cell table:style-name="ce993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2014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2014" table:content-validation-name="val57"/>
          <table:table-cell table:style-name="ce2014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2014" table:content-validation-name="val57" office:value-type="string" calcext:value-type="string">
            <text:p>Szúró</text:p>
          </table:table-cell>
          <table:table-cell table:style-name="ce2014" table:content-validation-name="val57" office:value-type="string" calcext:value-type="string">
            <text:p>Vágó</text:p>
          </table:table-cell>
          <table:table-cell table:style-name="ce2014" table:content-validation-name="val57" office:value-type="string" calcext:value-type="string">
            <text:p>Zúzó</text:p>
          </table:table-cell>
          <table:table-cell table:style-name="ce2014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2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982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2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982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2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982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2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982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2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982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2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982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2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982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2014" table:content-validation-name="val57" office:value-type="string" calcext:value-type="string">
            <text:p>SFÉ</text:p>
          </table:table-cell>
          <table:table-cell table:style-name="ce2014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2014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56"/>
          <table:table-cell table:style-name="ce1617"/>
          <table:table-cell table:style-name="Default" table:number-columns-repeated="3"/>
          <table:table-cell table:style-name="ce2026"/>
          <table:table-cell table:style-name="ce186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56"/>
          <table:table-cell table:style-name="ce1978"/>
          <table:table-cell table:style-name="ce2006" table:number-columns-repeated="2"/>
          <table:table-cell table:style-name="ce1863"/>
          <table:table-cell table:style-name="ce2026"/>
          <table:table-cell table:style-name="ce1863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56"/>
          <table:table-cell table:style-name="ce1978"/>
          <table:table-cell table:style-name="ce2006" table:number-columns-repeated="2"/>
          <table:table-cell table:style-name="ce1863"/>
          <table:table-cell table:style-name="ce2026"/>
          <table:table-cell table:style-name="ce1863" table:number-columns-repeated="6"/>
          <table:table-cell table:style-name="ce1739"/>
          <table:table-cell table:style-name="ce1803" table:number-columns-repeated="2"/>
          <table:table-cell table:style-name="ce1863"/>
          <table:table-cell table:number-columns-repeated="240"/>
        </table:table-row>
        <table:table-row table:style-name="ro2">
          <table:table-cell table:style-name="ce1956"/>
          <table:table-cell table:style-name="ce1978"/>
          <table:table-cell table:style-name="ce2006" table:number-columns-repeated="2"/>
          <table:table-cell table:style-name="ce1863"/>
          <table:table-cell table:number-columns-repeated="4"/>
          <table:table-cell table:style-name="ce1863" table:number-columns-repeated="3"/>
          <table:table-cell table:style-name="ce1739"/>
          <table:table-cell table:style-name="ce1803" table:number-columns-repeated="2"/>
          <table:table-cell table:style-name="ce1863"/>
          <table:table-cell table:number-columns-repeated="240"/>
        </table:table-row>
        <table:table-row table:style-name="ro2">
          <table:table-cell table:style-name="ce1956"/>
          <table:table-cell table:number-columns-repeated="8"/>
          <table:table-cell table:style-name="ce1863" table:number-columns-repeated="3"/>
          <table:table-cell table:style-name="ce1739"/>
          <table:table-cell table:style-name="ce1803" table:number-columns-repeated="2"/>
          <table:table-cell table:style-name="ce186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3" table:number-columns-repeated="3"/>
          <table:table-cell table:style-name="ce1739"/>
          <table:table-cell table:style-name="ce1803" table:number-columns-repeated="2"/>
          <table:table-cell table:style-name="ce1863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08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Negatív!</number:text>
    </number:number-style>
    <number:number-style style:name="N123">
      <number:text>fok&gt;max!</number:text>
    </number:number-style>
    <number:number-style style:name="N124">
      <number:text>Túllépés</number:text>
    </number:number-style>
    <number:number-style style:name="N125">
      <number:text>Túllépés!</number:text>
    </number:number-style>
    <number:text-style style:name="N126">
      <number:text-content/>
      <number:text> (tradícióból)</number:text>
    </number:text-style>
    <number:number-style style:name="N127">
      <number:text>Mesterfegyver harcmodor szint követelménye nincs meg!</number:text>
    </number:number-style>
    <number:number-style style:name="N128">
      <number:text>Gyors!</number:text>
    </number:number-style>
    <number:number-style style:name="N129">
      <number:text>Túllépted a Primer KP limitet!</number:text>
    </number:number-style>
    <number:number-style style:name="N130">
      <number:text>2 pengénél Erő:+2 kell!</number:text>
    </number:number-style>
    <number:number-style style:name="N131">
      <number:text>fok&gt;max</number:text>
    </number:number-style>
    <number:number-style style:name="N132">
      <number:text>Fok&gt;Max!</number:text>
    </number:number-style>
    <number:number-style style:name="N133">
      <number:text>Túllépted a harci+misztikus KP limitet!</number:text>
    </number:number-style>
    <number:number-style style:name="N134">
      <number:number number:min-integer-digits="1"/>
      <number:text> (Limit túllépés!!)</number:text>
    </number:number-style>
    <number:number-style style:name="N135">
      <number:number number:min-integer-digits="1"/>
      <number:text> KP</number:text>
    </number:number-style>
    <number:text-style style:name="N136">
      <number:text-content/>
      <number:text> KP</number:text>
    </number:text-style>
    <number:number-style style:name="N137"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 number:display-factor="1000"/>
      <number:text>KP</number:text>
    </number:number-style>
    <number:number-style style:name="N139">
      <number:text>+</number:text>
      <number:number number:decimal-places="0" number:min-decimal-places="0" number:min-integer-digits="1"/>
      <number:text>KP</number:text>
    </number:number-style>
    <number:number-style style:name="N140">
      <number:text>Max </number:text>
      <number:number number:min-integer-digits="1"/>
      <number:text> KP</number:text>
    </number:number-style>
    <number:percentage-style style:name="N141">
      <number:number number:decimal-places="0" number:min-decimal-places="0" number:min-integer-digits="1"/>
      <number:text>%-a</number:text>
    </number:percentage-style>
    <number:percentage-style style:name="N142">
      <number:text>Össz KP-nak </number:text>
      <number:number number:decimal-places="0" number:min-decimal-places="0" number:min-integer-digits="1"/>
      <number:text>%-a</number:text>
    </number:percentage-style>
    <number:percentage-style style:name="N143">
      <number:text>Ey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-nak a </number:text>
      <number:number number:decimal-places="0" number:min-decimal-places="0" number:min-integer-digits="1"/>
      <number:text>%-a</number:text>
    </number:percentage-style>
    <number:percentage-style style:name="N145">
      <number:text>Ez az össz KP </number:text>
      <number:number number:decimal-places="0" number:min-decimal-places="0" number:min-integer-digits="1"/>
      <number:text>%-a</number:text>
    </number:percentage-style>
    <number:percentage-style style:name="N146">
      <number:text>(Ez az össz KP </number:text>
      <number:number number:decimal-places="0" number:min-decimal-places="0" number:min-integer-digits="1"/>
      <number:text>%-a)</number:text>
    </number:percentage-style>
    <number:number-style style:name="N147">
      <number:number number:min-integer-digits="1"/>
      <number:text>!</number:text>
    </number:number-style>
    <number:number-style style:name="N148">
      <number:number number:min-integer-digits="1"/>
      <number:text> (Limit túllépés)</number:text>
    </number:number-style>
    <number:number-style style:name="N149">
      <number:text>+</number:text>
      <number:number number:decimal-places="0" number:min-decimal-places="0" number:min-integer-digits="1"/>
    </number:number-style>
    <number:number-style style:name="N150">
      <number:number number:min-integer-digits="1"/>
      <number:text> db</number:text>
    </number:number-style>
    <number:number-style style:name="N151">
      <number:number number:decimal-places="0" number:min-decimal-places="0" number:min-integer-digits="1"/>
      <number:text> db</number:text>
    </number:number-style>
    <number:number-style style:name="N152">
      <number:text>Nincs ennyi fok!</number:text>
    </number:number-style>
    <number:number-style style:name="N153">
      <number:number number:min-integer-digits="1"/>
      <number:text> szint</number:text>
    </number:number-style>
    <number:number-style style:name="N154">
      <number:text>+</number:text>
      <number:number number:decimal-places="0" number:min-decimal-places="0" number:min-integer-digits="1"/>
      <number:text> szint</number:text>
    </number:number-style>
    <number:number-style style:name="N155">
      <number:number number:decimal-places="0" number:min-decimal-places="0" number:min-integer-digits="1"/>
      <number:text> szint</number:text>
    </number:number-style>
    <number:number-style style:name="N156">
      <number:number number:decimal-places="1" number:min-decimal-places="1" number:min-integer-digits="1"/>
    </number:number-style>
    <number:number-style style:name="N157">
      <number:number number:min-integer-digits="1"/>
      <number:text> fok</number:text>
    </number:number-style>
    <number:number-style style:name="N158">
      <number:number number:decimal-places="1" number:min-decimal-places="1" number:min-integer-digits="1"/>
      <number:text> szint</number:text>
    </number:number-style>
    <number:number-style style:name="N159">
      <number:text>Szint +</number:text>
      <number:number number:min-integer-digits="1"/>
      <number:text> fok</number:text>
    </number:number-style>
    <number:number-style style:name="N160">
      <number:text>Szint +</number:text>
      <number:number number:min-integer-digits="1"/>
    </number:number-style>
    <number:number-style style:name="N161">
      <number:number number:min-integer-digits="1"/>
      <number:text> HM</number:text>
    </number:number-style>
    <number:number-style style:name="N162">
      <number:number number:decimal-places="2" number:min-decimal-places="2" number:min-integer-digits="1" number:display-factor="1000"/>
      <number:text> HM/szint</number:text>
    </number:number-style>
    <number:number-style style:name="N163">
      <number:number number:decimal-places="1" number:min-decimal-places="1" number:min-integer-digits="1" number:display-factor="1000"/>
      <number:text> HM/sz</number:text>
    </number:number-style>
    <number:number-style style:name="N164">
      <number:number number:decimal-places="1" number:min-decimal-places="1" number:min-integer-digits="1"/>
      <number:text> HM/sz</number:text>
    </number:number-style>
    <number:number-style style:name="N165">
      <number:text>+</number:text>
      <number:number number:min-integer-digits="1"/>
      <number:text> KP</number:text>
    </number:number-style>
    <number:number-style style:name="N166">
      <number:number number:decimal-places="0" number:min-decimal-places="0" number:min-integer-digits="1"/>
      <number:text> KP</number:text>
    </number:number-style>
    <number:number-style style:name="N167">
      <number:number number:min-integer-digits="1"/>
      <number:text> CÉ</number:text>
    </number:number-style>
    <number:number-style style:name="N168">
      <number:number number:decimal-places="1" number:min-decimal-places="1" number:min-integer-digits="1"/>
      <number:text> HM/szint</number:text>
    </number:number-style>
    <number:number-style style:name="N169">
      <number:number number:min-integer-digits="1"/>
      <number:text> MP</number:text>
    </number:number-style>
    <number:percentage-style style:name="N170">
      <number:text>(Össz KP </number:text>
      <number:number number:decimal-places="0" number:min-decimal-places="0" number:min-integer-digits="1"/>
      <number:text>%-a)</number:text>
    </number:percentage-style>
    <number:number-style style:name="N171">
      <number:number number:min-integer-digits="1"/>
      <number:text> Pp</number:text>
    </number:number-style>
    <number:number-style style:name="N172">
      <number:number number:decimal-places="1" number:min-decimal-places="1" number:min-integer-digits="1"/>
      <number:text> MP/szint</number:text>
    </number:number-style>
    <number:number-style style:name="N173">
      <number:number number:min-integer-digits="1"/>
      <number:text>. fok</number:text>
    </number:number-style>
    <number:number-style style:name="N174">
      <number:number number:min-integer-digits="1"/>
      <number:text> CHM</number:text>
    </number:number-style>
    <number:number-style style:name="N175">
      <number:number number:min-integer-digits="1"/>
      <number:text> Ψp</number:text>
    </number:number-style>
    <number:number-style style:name="N176">
      <number:number number:min-integer-digits="1"/>
      <number:text>,</number:text>
    </number:number-style>
    <number:number-style style:name="N177">
      <number:number number:min-integer-digits="1"/>
      <number:text>+k20</number:text>
    </number:number-style>
    <number:number-style style:name="N178">
      <number:number number:min-integer-digits="1"/>
      <number:text> MFP</number:text>
    </number:number-style>
    <number:number-style style:name="N179">
      <number:text>Táp túllépés!</number:text>
    </number:number-style>
    <number:number-style style:name="N180">
      <number:text>Túllépted a harci és misztikus </number:text>
    </number:number-style>
    <number:number-style style:name="N181">
      <number:text>Túllépted a</number:text>
    </number:number-style>
    <number:number-style style:name="N182">
      <number:text>CÉ: +</number:text>
      <number:number number:min-integer-digits="1"/>
    </number:number-style>
    <number:number-style style:name="N183">
      <number:text>CÉ: </number:text>
      <number:number number:min-integer-digits="1"/>
    </number:number-style>
    <number:number-style style:name="N184">
      <number:number number:min-integer-digits="1"/>
      <number:text> Z</number:text>
    </number:number-style>
    <number:number-style style:name="N185">
      <number:number number:decimal-places="1" number:min-decimal-places="1" number:min-integer-digits="2"/>
    </number:number-style>
    <number:number-style style:name="N186">
      <number:text>Többet költöttél harci+misztikus értékekre, mint a limit!</number:text>
    </number:number-style>
    <number:number-style style:name="N187">
      <number:text>Többet költöttél harci+!</number:text>
    </number:number-style>
    <number:number-style style:name="N188">
      <number:text>Túllépés! Több KP-t tettél harci+misztikus ismeretre, mint a limit!</number:text>
    </number:number-style>
    <number:number-style style:name="N189" number:title="Szöveg">
      <number:text>Írástudó (tradícióból)</number:text>
    </number:number-style>
    <number:text-style style:name="N190">
      <number:text-content/>
      <number:text> tradícióból</number:text>
    </number:text-style>
    <number:number-style style:name="N191">
      <number:number number:min-integer-digits="1"/>
      <number:text>" fok)</number:text>
    </number:number-style>
    <number:number-style style:name="N192">
      <number:number number:min-integer-digits="1"/>
      <number:text>Ψ pont</number:text>
    </number:number-style>
    <number:number-style style:name="N193">
      <number:number number:min-integer-digits="1"/>
      <number:text>.szint a harcmodorban</number:text>
    </number:number-style>
    <number:number-style style:name="N194">
      <number:text>Harcmodor szint kevés a követelményhez!</number:text>
    </number:number-style>
    <number:number-style style:name="N195">
      <number:text>Harcmodor szint kevé</number:text>
    </number:number-style>
    <number:number-style style:name="N196">
      <number:text>Harcmodor</number:text>
    </number:number-style>
    <number:number-style style:name="N197">
      <number:text>jajj</number:text>
    </number:number-style>
    <number:number-style style:name="N198">
      <number:text>+</number:text>
      <number:number number:min-integer-digits="1"/>
      <number:text> SP</number:text>
    </number:number-style>
    <number:number-style style:name="N199">
      <number:text>+</number:text>
      <number:number number:decimal-places="0" number:min-decimal-places="0" number:min-integer-digits="1"/>
      <number:text>"</number:text>
    </number:number-style>
    <number:number-style style:name="N200">
      <number:number number:min-integer-digits="1"/>
      <number:text>.fok</number:text>
    </number:number-style>
    <number:number-style style:name="N201">
      <number:text>Erőbónusz: </number:text>
      <number:number number:min-integer-digits="1"/>
    </number:number-style>
    <number:number-style style:name="N202">
      <number:number number:min-integer-digits="1"/>
      <number:text> </number:text>
    </number:number-style>
    <number:number-style style:name="N203">
      <number:number number:min-integer-digits="1"/>
      <number:text> %</number:text>
    </number:number-style>
    <number:number-style style:name="N204">
      <number:number number:min-integer-digits="1"/>
      <number:text> SzP</number:text>
    </number:number-style>
    <number:number-style style:name="N205">
      <number:number number:min-integer-digits="1"/>
      <number:text> +k10</number:text>
    </number:number-style>
    <number:number-style style:name="N206">
      <number:number number:min-integer-digits="1"/>
      <number:text> →</number:text>
    </number:number-style>
    <number:number-style style:name="N20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2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8:19:05.73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6-20T18:17:28.661000000</dc:date>
    <meta:editing-cycles>689</meta:editing-cycles>
    <meta:editing-duration>P7DT13H35M</meta:editing-duration>
    <meta:document-statistic meta:table-count="11" meta:cell-count="35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